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925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 Simulation K445 (Up to date)</text:p>
          </table:table-cell>
          <table:table-cell table:number-columns-repeated="2"/>
        </table:table-row>
        <table:table-row table:style-name="ro1">
          <table:table-cell office:value-type="string">
            <text:p># 604 data points written for 3 variables.</text:p>
          </table:table-cell>
          <table:table-cell table:number-columns-repeated="2"/>
        </table:table-row>
        <table:table-row table:style-name="ro1">
          <table:table-cell office:value-type="string">
            <text:p># Simulation warnings:</text:p>
          </table:table-cell>
          <table:table-cell table:number-columns-repeated="2"/>
        </table:table-row>
        <table:table-row table:style-name="ro1">
          <table:table-cell office:value-type="string">
            <text:p># <text:s text:c="2"/>Recovery device deployment at high speed (83.3 ft/s).</text:p>
          </table:table-cell>
          <table:table-cell table:number-columns-repeated="2"/>
        </table:table-row>
        <table:table-row table:style-name="ro1"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# Time (s)</text:p>
          </table:table-cell>
          <table:table-cell office:value-type="string">
            <text:p>Altitude (ft)</text:p>
          </table:table-cell>
          <table:table-cell office:value-type="string">
            <text:p>Vertical velocity (ft/s)</text:p>
          </table:table-cell>
        </table:table-row>
        <table:table-row table:style-name="ro1">
          <table:table-cell office:value-type="string">
            <text:p># Event LAUNCH occurred at t=0 seconds</text:p>
          </table:table-cell>
          <table:table-cell table:number-columns-repeated="2"/>
        </table:table-row>
        <table:table-row table:style-name="ro1">
          <table:table-cell office:value-type="string">
            <text:p># Event IGNITION occurred at t=0 seconds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017176">
            <text:p>0.0017176</text:p>
          </table:table-cell>
          <table:table-cell office:value-type="float" office:value="0.34354">
            <text:p>0.3435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09089">
            <text:p>0.009089</text:p>
          </table:table-cell>
          <table:table-cell office:value-type="float" office:value="1.1308">
            <text:p>1.1308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26552">
            <text:p>0.026552</text:p>
          </table:table-cell>
          <table:table-cell office:value-type="float" office:value="2.3619">
            <text:p>2.361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58545">
            <text:p>0.058545</text:p>
          </table:table-cell>
          <table:table-cell office:value-type="float" office:value="4.0369">
            <text:p>4.0369</text:p>
          </table:table-cell>
        </table:table-row>
        <table:table-row table:style-name="ro1">
          <table:table-cell office:value-type="string">
            <text:p># Event LIFTOFF occurred at t=0.06 seconds</text:p>
          </table:table-cell>
          <table:table-cell table:number-columns-repeated="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10829">
            <text:p>0.10829</text:p>
          </table:table-cell>
          <table:table-cell office:value-type="float" office:value="5.9125">
            <text:p>5.9125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17658">
            <text:p>0.17658</text:p>
          </table:table-cell>
          <table:table-cell office:value-type="float" office:value="7.7451">
            <text:p>7.7451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26298">
            <text:p>0.26298</text:p>
          </table:table-cell>
          <table:table-cell office:value-type="float" office:value="9.5347">
            <text:p>9.5347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36706">
            <text:p>0.36706</text:p>
          </table:table-cell>
          <table:table-cell office:value-type="float" office:value="11.281">
            <text:p>11.281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8839">
            <text:p>0.48839</text:p>
          </table:table-cell>
          <table:table-cell office:value-type="float" office:value="12.985">
            <text:p>12.985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62667">
            <text:p>0.62667</text:p>
          </table:table-cell>
          <table:table-cell office:value-type="float" office:value="14.671">
            <text:p>14.67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78185">
            <text:p>0.78185</text:p>
          </table:table-cell>
          <table:table-cell office:value-type="float" office:value="16.367">
            <text:p>16.36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95404">
            <text:p>0.95404</text:p>
          </table:table-cell>
          <table:table-cell office:value-type="float" office:value="18.071">
            <text:p>18.071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.1433">
            <text:p>1.1433</text:p>
          </table:table-cell>
          <table:table-cell office:value-type="float" office:value="19.785">
            <text:p>19.785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.3498">
            <text:p>1.3498</text:p>
          </table:table-cell>
          <table:table-cell office:value-type="float" office:value="21.507">
            <text:p>21.507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1.5735">
            <text:p>1.5735</text:p>
          </table:table-cell>
          <table:table-cell office:value-type="float" office:value="23.239">
            <text:p>23.239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.8146">
            <text:p>1.8146</text:p>
          </table:table-cell>
          <table:table-cell office:value-type="float" office:value="24.979">
            <text:p>24.979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2.0731">
            <text:p>2.0731</text:p>
          </table:table-cell>
          <table:table-cell office:value-type="float" office:value="26.729">
            <text:p>26.729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2.3492">
            <text:p>2.3492</text:p>
          </table:table-cell>
          <table:table-cell office:value-type="float" office:value="28.488">
            <text:p>28.48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.6429">
            <text:p>2.6429</text:p>
          </table:table-cell>
          <table:table-cell office:value-type="float" office:value="30.255">
            <text:p>30.255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.9543">
            <text:p>2.9543</text:p>
          </table:table-cell>
          <table:table-cell office:value-type="float" office:value="32.028">
            <text:p>32.028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3.2835">
            <text:p>3.2835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3.6303">
            <text:p>3.6303</text:p>
          </table:table-cell>
          <table:table-cell office:value-type="float" office:value="35.571">
            <text:p>35.571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3.9949">
            <text:p>3.9949</text:p>
          </table:table-cell>
          <table:table-cell office:value-type="float" office:value="37.343">
            <text:p>37.34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4.3772">
            <text:p>4.3772</text:p>
          </table:table-cell>
          <table:table-cell office:value-type="float" office:value="39.115">
            <text:p>39.115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4.7772">
            <text:p>4.7772</text:p>
          </table:table-cell>
          <table:table-cell office:value-type="float" office:value="40.886">
            <text:p>40.886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5.1949">
            <text:p>5.1949</text:p>
          </table:table-cell>
          <table:table-cell office:value-type="float" office:value="42.657">
            <text:p>42.657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5.6303">
            <text:p>5.6303</text:p>
          </table:table-cell>
          <table:table-cell office:value-type="float" office:value="44.428">
            <text:p>44.428</text:p>
          </table:table-cell>
        </table:table-row>
        <table:table-row table:style-name="ro1">
          <table:table-cell office:value-type="string">
            <text:p># Event LAUNCHROD occurred at t=0.29 seconds</text:p>
          </table:table-cell>
          <table:table-cell table:number-columns-repeated="2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6.0835">
            <text:p>6.0835</text:p>
          </table:table-cell>
          <table:table-cell office:value-type="float" office:value="46.198">
            <text:p>46.198</text:p>
          </table:table-cell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6.7963">
            <text:p>6.7963</text:p>
          </table:table-cell>
          <table:table-cell office:value-type="float" office:value="48.853">
            <text:p>48.853</text:p>
          </table:table-cell>
        </table:table-row>
        <table:table-row table:style-name="ro1">
          <table:table-cell office:value-type="float" office:value="0.3275">
            <text:p>0.3275</text:p>
          </table:table-cell>
          <table:table-cell office:value-type="float" office:value="7.9403">
            <text:p>7.9403</text:p>
          </table:table-cell>
          <table:table-cell office:value-type="float" office:value="52.835">
            <text:p>52.835</text:p>
          </table:table-cell>
        </table:table-row>
        <table:table-row table:style-name="ro1">
          <table:table-cell office:value-type="float" office:value="0.36125">
            <text:p>0.36125</text:p>
          </table:table-cell>
          <table:table-cell office:value-type="float" office:value="9.8243">
            <text:p>9.8243</text:p>
          </table:table-cell>
          <table:table-cell office:value-type="float" office:value="58.806">
            <text:p>58.806</text:p>
          </table:table-cell>
        </table:table-row>
        <table:table-row table:style-name="ro1">
          <table:table-cell office:value-type="float" office:value="0.41125">
            <text:p>0.41125</text:p>
          </table:table-cell>
          <table:table-cell office:value-type="float" office:value="12.985">
            <text:p>12.985</text:p>
          </table:table-cell>
          <table:table-cell office:value-type="float" office:value="67.644">
            <text:p>67.644</text:p>
          </table:table-cell>
        </table:table-row>
        <table:table-row table:style-name="ro1">
          <table:table-cell office:value-type="float" office:value="0.46125">
            <text:p>0.46125</text:p>
          </table:table-cell>
          <table:table-cell office:value-type="float" office:value="16.588">
            <text:p>16.588</text:p>
          </table:table-cell>
          <table:table-cell office:value-type="float" office:value="76.461">
            <text:p>76.461</text:p>
          </table:table-cell>
        </table:table-row>
        <table:table-row table:style-name="ro1">
          <table:table-cell office:value-type="float" office:value="0.51125">
            <text:p>0.51125</text:p>
          </table:table-cell>
          <table:table-cell office:value-type="float" office:value="20.631">
            <text:p>20.631</text:p>
          </table:table-cell>
          <table:table-cell office:value-type="float" office:value="85.25">
            <text:p>85.25</text:p>
          </table:table-cell>
        </table:table-row>
        <table:table-row table:style-name="ro1">
          <table:table-cell office:value-type="float" office:value="0.56125">
            <text:p>0.56125</text:p>
          </table:table-cell>
          <table:table-cell office:value-type="float" office:value="25.112">
            <text:p>25.112</text:p>
          </table:table-cell>
          <table:table-cell office:value-type="float" office:value="93.991">
            <text:p>93.991</text:p>
          </table:table-cell>
        </table:table-row>
        <table:table-row table:style-name="ro1">
          <table:table-cell office:value-type="float" office:value="0.61125">
            <text:p>0.61125</text:p>
          </table:table-cell>
          <table:table-cell office:value-type="float" office:value="30.028">
            <text:p>30.028</text:p>
          </table:table-cell>
          <table:table-cell office:value-type="float" office:value="102.67">
            <text:p>102.67</text:p>
          </table:table-cell>
        </table:table-row>
        <table:table-row table:style-name="ro1">
          <table:table-cell office:value-type="float" office:value="0.66125">
            <text:p>0.66125</text:p>
          </table:table-cell>
          <table:table-cell office:value-type="float" office:value="35.377">
            <text:p>35.377</text:p>
          </table:table-cell>
          <table:table-cell office:value-type="float" office:value="111.29">
            <text:p>111.29</text:p>
          </table:table-cell>
        </table:table-row>
        <table:table-row table:style-name="ro1">
          <table:table-cell office:value-type="float" office:value="0.71125">
            <text:p>0.71125</text:p>
          </table:table-cell>
          <table:table-cell office:value-type="float" office:value="41.156">
            <text:p>41.156</text:p>
          </table:table-cell>
          <table:table-cell office:value-type="float" office:value="119.86">
            <text:p>119.86</text:p>
          </table:table-cell>
        </table:table-row>
        <table:table-row table:style-name="ro1">
          <table:table-cell office:value-type="float" office:value="0.76125">
            <text:p>0.76125</text:p>
          </table:table-cell>
          <table:table-cell office:value-type="float" office:value="47.362">
            <text:p>47.362</text:p>
          </table:table-cell>
          <table:table-cell office:value-type="float" office:value="128.36">
            <text:p>128.36</text:p>
          </table:table-cell>
        </table:table-row>
        <table:table-row table:style-name="ro1">
          <table:table-cell office:value-type="float" office:value="0.81125">
            <text:p>0.81125</text:p>
          </table:table-cell>
          <table:table-cell office:value-type="float" office:value="53.99">
            <text:p>53.99</text:p>
          </table:table-cell>
          <table:table-cell office:value-type="float" office:value="136.79">
            <text:p>136.79</text:p>
          </table:table-cell>
        </table:table-row>
        <table:table-row table:style-name="ro1">
          <table:table-cell office:value-type="float" office:value="0.86125">
            <text:p>0.86125</text:p>
          </table:table-cell>
          <table:table-cell office:value-type="float" office:value="61.039">
            <text:p>61.039</text:p>
          </table:table-cell>
          <table:table-cell office:value-type="float" office:value="145.17">
            <text:p>145.17</text:p>
          </table:table-cell>
        </table:table-row>
        <table:table-row table:style-name="ro1">
          <table:table-cell office:value-type="float" office:value="0.91125">
            <text:p>0.91125</text:p>
          </table:table-cell>
          <table:table-cell office:value-type="float" office:value="68.505">
            <text:p>68.505</text:p>
          </table:table-cell>
          <table:table-cell office:value-type="float" office:value="153.47">
            <text:p>153.47</text:p>
          </table:table-cell>
        </table:table-row>
        <table:table-row table:style-name="ro1">
          <table:table-cell office:value-type="float" office:value="0.96125">
            <text:p>0.96125</text:p>
          </table:table-cell>
          <table:table-cell office:value-type="float" office:value="76.385">
            <text:p>76.385</text:p>
          </table:table-cell>
          <table:table-cell office:value-type="float" office:value="161.72">
            <text:p>161.72</text:p>
          </table:table-cell>
        </table:table-row>
        <table:table-row table:style-name="ro1">
          <table:table-cell office:value-type="float" office:value="1.0113">
            <text:p>1.0113</text:p>
          </table:table-cell>
          <table:table-cell office:value-type="float" office:value="84.675">
            <text:p>84.675</text:p>
          </table:table-cell>
          <table:table-cell office:value-type="float" office:value="169.89">
            <text:p>169.89</text:p>
          </table:table-cell>
        </table:table-row>
        <table:table-row table:style-name="ro1">
          <table:table-cell office:value-type="float" office:value="1.0613">
            <text:p>1.0613</text:p>
          </table:table-cell>
          <table:table-cell office:value-type="float" office:value="93.371">
            <text:p>93.371</text:p>
          </table:table-cell>
          <table:table-cell office:value-type="float" office:value="177.96">
            <text:p>177.96</text:p>
          </table:table-cell>
        </table:table-row>
        <table:table-row table:style-name="ro1">
          <table:table-cell office:value-type="float" office:value="1.1113">
            <text:p>1.1113</text:p>
          </table:table-cell>
          <table:table-cell office:value-type="float" office:value="102.47">
            <text:p>102.47</text:p>
          </table:table-cell>
          <table:table-cell office:value-type="float" office:value="185.94">
            <text:p>185.94</text:p>
          </table:table-cell>
        </table:table-row>
        <table:table-row table:style-name="ro1">
          <table:table-cell office:value-type="float" office:value="1.1613">
            <text:p>1.1613</text:p>
          </table:table-cell>
          <table:table-cell office:value-type="float" office:value="111.96">
            <text:p>111.96</text:p>
          </table:table-cell>
          <table:table-cell office:value-type="float" office:value="193.8">
            <text:p>193.8</text:p>
          </table:table-cell>
        </table:table-row>
        <table:table-row table:style-name="ro1">
          <table:table-cell office:value-type="float" office:value="1.2113">
            <text:p>1.2113</text:p>
          </table:table-cell>
          <table:table-cell office:value-type="float" office:value="121.85">
            <text:p>121.85</text:p>
          </table:table-cell>
          <table:table-cell office:value-type="float" office:value="201.56">
            <text:p>201.56</text:p>
          </table:table-cell>
        </table:table-row>
        <table:table-row table:style-name="ro1">
          <table:table-cell office:value-type="float" office:value="1.2613">
            <text:p>1.2613</text:p>
          </table:table-cell>
          <table:table-cell office:value-type="float" office:value="132.12">
            <text:p>132.12</text:p>
          </table:table-cell>
          <table:table-cell office:value-type="float" office:value="209.21">
            <text:p>209.21</text:p>
          </table:table-cell>
        </table:table-row>
        <table:table-row table:style-name="ro1">
          <table:table-cell office:value-type="float" office:value="1.3113">
            <text:p>1.3113</text:p>
          </table:table-cell>
          <table:table-cell office:value-type="float" office:value="142.76">
            <text:p>142.76</text:p>
          </table:table-cell>
          <table:table-cell office:value-type="float" office:value="216.75">
            <text:p>216.75</text:p>
          </table:table-cell>
        </table:table-row>
        <table:table-row table:style-name="ro1">
          <table:table-cell office:value-type="float" office:value="1.3613">
            <text:p>1.3613</text:p>
          </table:table-cell>
          <table:table-cell office:value-type="float" office:value="153.79">
            <text:p>153.79</text:p>
          </table:table-cell>
          <table:table-cell office:value-type="float" office:value="224.19">
            <text:p>224.19</text:p>
          </table:table-cell>
        </table:table-row>
        <table:table-row table:style-name="ro1">
          <table:table-cell office:value-type="float" office:value="1.4113">
            <text:p>1.4113</text:p>
          </table:table-cell>
          <table:table-cell office:value-type="float" office:value="165.18">
            <text:p>165.18</text:p>
          </table:table-cell>
          <table:table-cell office:value-type="float" office:value="231.52">
            <text:p>231.52</text:p>
          </table:table-cell>
        </table:table-row>
        <table:table-row table:style-name="ro1">
          <table:table-cell office:value-type="float" office:value="1.4613">
            <text:p>1.4613</text:p>
          </table:table-cell>
          <table:table-cell office:value-type="float" office:value="176.94">
            <text:p>176.94</text:p>
          </table:table-cell>
          <table:table-cell office:value-type="float" office:value="238.76">
            <text:p>238.76</text:p>
          </table:table-cell>
        </table:table-row>
        <table:table-row table:style-name="ro1">
          <table:table-cell office:value-type="float" office:value="1.5113">
            <text:p>1.5113</text:p>
          </table:table-cell>
          <table:table-cell office:value-type="float" office:value="189.05">
            <text:p>189.05</text:p>
          </table:table-cell>
          <table:table-cell office:value-type="float" office:value="245.88">
            <text:p>245.88</text:p>
          </table:table-cell>
        </table:table-row>
        <table:table-row table:style-name="ro1">
          <table:table-cell office:value-type="float" office:value="1.5613">
            <text:p>1.5613</text:p>
          </table:table-cell>
          <table:table-cell office:value-type="float" office:value="201.52">
            <text:p>201.52</text:p>
          </table:table-cell>
          <table:table-cell office:value-type="float" office:value="252.9">
            <text:p>252.9</text:p>
          </table:table-cell>
        </table:table-row>
        <table:table-row table:style-name="ro1">
          <table:table-cell office:value-type="float" office:value="1.6113">
            <text:p>1.6113</text:p>
          </table:table-cell>
          <table:table-cell office:value-type="float" office:value="214.34">
            <text:p>214.34</text:p>
          </table:table-cell>
          <table:table-cell office:value-type="float" office:value="259.8">
            <text:p>259.8</text:p>
          </table:table-cell>
        </table:table-row>
        <table:table-row table:style-name="ro1">
          <table:table-cell office:value-type="float" office:value="1.6613">
            <text:p>1.6613</text:p>
          </table:table-cell>
          <table:table-cell office:value-type="float" office:value="227.5">
            <text:p>227.5</text:p>
          </table:table-cell>
          <table:table-cell office:value-type="float" office:value="266.59">
            <text:p>266.59</text:p>
          </table:table-cell>
        </table:table-row>
        <table:table-row table:style-name="ro1">
          <table:table-cell office:value-type="float" office:value="1.7113">
            <text:p>1.7113</text:p>
          </table:table-cell>
          <table:table-cell office:value-type="float" office:value="241">
            <text:p>241</text:p>
          </table:table-cell>
          <table:table-cell office:value-type="float" office:value="273.26">
            <text:p>273.26</text:p>
          </table:table-cell>
        </table:table-row>
        <table:table-row table:style-name="ro1">
          <table:table-cell office:value-type="float" office:value="1.7613">
            <text:p>1.7613</text:p>
          </table:table-cell>
          <table:table-cell office:value-type="float" office:value="254.82">
            <text:p>254.82</text:p>
          </table:table-cell>
          <table:table-cell office:value-type="float" office:value="279.81">
            <text:p>279.81</text:p>
          </table:table-cell>
        </table:table-row>
        <table:table-row table:style-name="ro1">
          <table:table-cell office:value-type="float" office:value="1.8113">
            <text:p>1.8113</text:p>
          </table:table-cell>
          <table:table-cell office:value-type="float" office:value="268.97">
            <text:p>268.97</text:p>
          </table:table-cell>
          <table:table-cell office:value-type="float" office:value="286.24">
            <text:p>286.24</text:p>
          </table:table-cell>
        </table:table-row>
        <table:table-row table:style-name="ro1">
          <table:table-cell office:value-type="float" office:value="1.8613">
            <text:p>1.8613</text:p>
          </table:table-cell>
          <table:table-cell office:value-type="float" office:value="283.44">
            <text:p>283.44</text:p>
          </table:table-cell>
          <table:table-cell office:value-type="float" office:value="292.55">
            <text:p>292.55</text:p>
          </table:table-cell>
        </table:table-row>
        <table:table-row table:style-name="ro1">
          <table:table-cell office:value-type="float" office:value="1.9113">
            <text:p>1.9113</text:p>
          </table:table-cell>
          <table:table-cell office:value-type="float" office:value="298.23">
            <text:p>298.23</text:p>
          </table:table-cell>
          <table:table-cell office:value-type="float" office:value="298.74">
            <text:p>298.74</text:p>
          </table:table-cell>
        </table:table-row>
        <table:table-row table:style-name="ro1">
          <table:table-cell office:value-type="float" office:value="1.9613">
            <text:p>1.9613</text:p>
          </table:table-cell>
          <table:table-cell office:value-type="float" office:value="313.31">
            <text:p>313.31</text:p>
          </table:table-cell>
          <table:table-cell office:value-type="float" office:value="304.8">
            <text:p>304.8</text:p>
          </table:table-cell>
        </table:table-row>
        <table:table-row table:style-name="ro1">
          <table:table-cell office:value-type="float" office:value="2.0113">
            <text:p>2.0113</text:p>
          </table:table-cell>
          <table:table-cell office:value-type="float" office:value="328.7">
            <text:p>328.7</text:p>
          </table:table-cell>
          <table:table-cell office:value-type="float" office:value="310.74">
            <text:p>310.74</text:p>
          </table:table-cell>
        </table:table-row>
        <table:table-row table:style-name="ro1">
          <table:table-cell office:value-type="float" office:value="2.0613">
            <text:p>2.0613</text:p>
          </table:table-cell>
          <table:table-cell office:value-type="float" office:value="344.39">
            <text:p>344.39</text:p>
          </table:table-cell>
          <table:table-cell office:value-type="float" office:value="316.56">
            <text:p>316.56</text:p>
          </table:table-cell>
        </table:table-row>
        <table:table-row table:style-name="ro1">
          <table:table-cell office:value-type="float" office:value="2.1113">
            <text:p>2.1113</text:p>
          </table:table-cell>
          <table:table-cell office:value-type="float" office:value="360.36">
            <text:p>360.36</text:p>
          </table:table-cell>
          <table:table-cell office:value-type="float" office:value="322.28">
            <text:p>322.28</text:p>
          </table:table-cell>
        </table:table-row>
        <table:table-row table:style-name="ro1">
          <table:table-cell office:value-type="float" office:value="2.1613">
            <text:p>2.1613</text:p>
          </table:table-cell>
          <table:table-cell office:value-type="float" office:value="376.61">
            <text:p>376.61</text:p>
          </table:table-cell>
          <table:table-cell office:value-type="float" office:value="327.9">
            <text:p>327.9</text:p>
          </table:table-cell>
        </table:table-row>
        <table:table-row table:style-name="ro1">
          <table:table-cell office:value-type="float" office:value="2.2113">
            <text:p>2.2113</text:p>
          </table:table-cell>
          <table:table-cell office:value-type="float" office:value="393.14">
            <text:p>393.14</text:p>
          </table:table-cell>
          <table:table-cell office:value-type="float" office:value="333.4">
            <text:p>333.4</text:p>
          </table:table-cell>
        </table:table-row>
        <table:table-row table:style-name="ro1">
          <table:table-cell office:value-type="float" office:value="2.2613">
            <text:p>2.2613</text:p>
          </table:table-cell>
          <table:table-cell office:value-type="float" office:value="409.95">
            <text:p>409.95</text:p>
          </table:table-cell>
          <table:table-cell office:value-type="float" office:value="338.8">
            <text:p>338.8</text:p>
          </table:table-cell>
        </table:table-row>
        <table:table-row table:style-name="ro1">
          <table:table-cell office:value-type="float" office:value="2.3113">
            <text:p>2.3113</text:p>
          </table:table-cell>
          <table:table-cell office:value-type="float" office:value="427.02">
            <text:p>427.02</text:p>
          </table:table-cell>
          <table:table-cell office:value-type="float" office:value="344.1">
            <text:p>344.1</text:p>
          </table:table-cell>
        </table:table-row>
        <table:table-row table:style-name="ro1">
          <table:table-cell office:value-type="float" office:value="2.3612">
            <text:p>2.3612</text:p>
          </table:table-cell>
          <table:table-cell office:value-type="float" office:value="444.36">
            <text:p>444.36</text:p>
          </table:table-cell>
          <table:table-cell office:value-type="float" office:value="349.3">
            <text:p>349.3</text:p>
          </table:table-cell>
        </table:table-row>
        <table:table-row table:style-name="ro1">
          <table:table-cell office:value-type="float" office:value="2.4112">
            <text:p>2.4112</text:p>
          </table:table-cell>
          <table:table-cell office:value-type="float" office:value="461.95">
            <text:p>461.95</text:p>
          </table:table-cell>
          <table:table-cell office:value-type="float" office:value="354.4">
            <text:p>354.4</text:p>
          </table:table-cell>
        </table:table-row>
        <table:table-row table:style-name="ro1">
          <table:table-cell office:value-type="float" office:value="2.4612">
            <text:p>2.4612</text:p>
          </table:table-cell>
          <table:table-cell office:value-type="float" office:value="479.79">
            <text:p>479.79</text:p>
          </table:table-cell>
          <table:table-cell office:value-type="float" office:value="359.4">
            <text:p>359.4</text:p>
          </table:table-cell>
        </table:table-row>
        <table:table-row table:style-name="ro1">
          <table:table-cell office:value-type="float" office:value="2.5112">
            <text:p>2.5112</text:p>
          </table:table-cell>
          <table:table-cell office:value-type="float" office:value="497.89">
            <text:p>497.89</text:p>
          </table:table-cell>
          <table:table-cell office:value-type="float" office:value="364.31">
            <text:p>364.31</text:p>
          </table:table-cell>
        </table:table-row>
        <table:table-row table:style-name="ro1">
          <table:table-cell office:value-type="float" office:value="2.5612">
            <text:p>2.5612</text:p>
          </table:table-cell>
          <table:table-cell office:value-type="float" office:value="516.22">
            <text:p>516.22</text:p>
          </table:table-cell>
          <table:table-cell office:value-type="float" office:value="369.12">
            <text:p>369.12</text:p>
          </table:table-cell>
        </table:table-row>
        <table:table-row table:style-name="ro1">
          <table:table-cell office:value-type="float" office:value="2.6112">
            <text:p>2.6112</text:p>
          </table:table-cell>
          <table:table-cell office:value-type="float" office:value="534.8">
            <text:p>534.8</text:p>
          </table:table-cell>
          <table:table-cell office:value-type="float" office:value="373.86">
            <text:p>373.86</text:p>
          </table:table-cell>
        </table:table-row>
        <table:table-row table:style-name="ro1">
          <table:table-cell office:value-type="float" office:value="2.6612">
            <text:p>2.6612</text:p>
          </table:table-cell>
          <table:table-cell office:value-type="float" office:value="553.61">
            <text:p>553.61</text:p>
          </table:table-cell>
          <table:table-cell office:value-type="float" office:value="378.51">
            <text:p>378.51</text:p>
          </table:table-cell>
        </table:table-row>
        <table:table-row table:style-name="ro1">
          <table:table-cell office:value-type="float" office:value="2.7112">
            <text:p>2.7112</text:p>
          </table:table-cell>
          <table:table-cell office:value-type="float" office:value="572.65">
            <text:p>572.65</text:p>
          </table:table-cell>
          <table:table-cell office:value-type="float" office:value="383.08">
            <text:p>383.08</text:p>
          </table:table-cell>
        </table:table-row>
        <table:table-row table:style-name="ro1">
          <table:table-cell office:value-type="float" office:value="2.7612">
            <text:p>2.7612</text:p>
          </table:table-cell>
          <table:table-cell office:value-type="float" office:value="591.91">
            <text:p>591.91</text:p>
          </table:table-cell>
          <table:table-cell office:value-type="float" office:value="387.57">
            <text:p>387.57</text:p>
          </table:table-cell>
        </table:table-row>
        <table:table-row table:style-name="ro1">
          <table:table-cell office:value-type="float" office:value="2.8112">
            <text:p>2.8112</text:p>
          </table:table-cell>
          <table:table-cell office:value-type="float" office:value="611.4">
            <text:p>611.4</text:p>
          </table:table-cell>
          <table:table-cell office:value-type="float" office:value="391.96">
            <text:p>391.96</text:p>
          </table:table-cell>
        </table:table-row>
        <table:table-row table:style-name="ro1">
          <table:table-cell office:value-type="float" office:value="2.8612">
            <text:p>2.8612</text:p>
          </table:table-cell>
          <table:table-cell office:value-type="float" office:value="631.11">
            <text:p>631.11</text:p>
          </table:table-cell>
          <table:table-cell office:value-type="float" office:value="396.27">
            <text:p>396.27</text:p>
          </table:table-cell>
        </table:table-row>
        <table:table-row table:style-name="ro1">
          <table:table-cell office:value-type="float" office:value="2.9112">
            <text:p>2.9112</text:p>
          </table:table-cell>
          <table:table-cell office:value-type="float" office:value="651.03">
            <text:p>651.03</text:p>
          </table:table-cell>
          <table:table-cell office:value-type="float" office:value="400.5">
            <text:p>400.5</text:p>
          </table:table-cell>
        </table:table-row>
        <table:table-row table:style-name="ro1">
          <table:table-cell office:value-type="float" office:value="2.9612">
            <text:p>2.9612</text:p>
          </table:table-cell>
          <table:table-cell office:value-type="float" office:value="671.16">
            <text:p>671.16</text:p>
          </table:table-cell>
          <table:table-cell office:value-type="float" office:value="404.63">
            <text:p>404.63</text:p>
          </table:table-cell>
        </table:table-row>
        <table:table-row table:style-name="ro1">
          <table:table-cell office:value-type="float" office:value="3.0112">
            <text:p>3.0112</text:p>
          </table:table-cell>
          <table:table-cell office:value-type="float" office:value="691.49">
            <text:p>691.49</text:p>
          </table:table-cell>
          <table:table-cell office:value-type="float" office:value="408.67">
            <text:p>408.67</text:p>
          </table:table-cell>
        </table:table-row>
        <table:table-row table:style-name="ro1">
          <table:table-cell office:value-type="float" office:value="3.0612">
            <text:p>3.0612</text:p>
          </table:table-cell>
          <table:table-cell office:value-type="float" office:value="712.02">
            <text:p>712.02</text:p>
          </table:table-cell>
          <table:table-cell office:value-type="float" office:value="412.6">
            <text:p>412.6</text:p>
          </table:table-cell>
        </table:table-row>
        <table:table-row table:style-name="ro1">
          <table:table-cell office:value-type="float" office:value="3.1112">
            <text:p>3.1112</text:p>
          </table:table-cell>
          <table:table-cell office:value-type="float" office:value="732.74">
            <text:p>732.74</text:p>
          </table:table-cell>
          <table:table-cell office:value-type="float" office:value="416.41">
            <text:p>416.41</text:p>
          </table:table-cell>
        </table:table-row>
        <table:table-row table:style-name="ro1">
          <table:table-cell office:value-type="float" office:value="3.1612">
            <text:p>3.1612</text:p>
          </table:table-cell>
          <table:table-cell office:value-type="float" office:value="753.66">
            <text:p>753.66</text:p>
          </table:table-cell>
          <table:table-cell office:value-type="float" office:value="420.18">
            <text:p>420.18</text:p>
          </table:table-cell>
        </table:table-row>
        <table:table-row table:style-name="ro1">
          <table:table-cell office:value-type="float" office:value="3.2112">
            <text:p>3.2112</text:p>
          </table:table-cell>
          <table:table-cell office:value-type="float" office:value="774.75">
            <text:p>774.75</text:p>
          </table:table-cell>
          <table:table-cell office:value-type="float" office:value="423.33">
            <text:p>423.33</text:p>
          </table:table-cell>
        </table:table-row>
        <table:table-row table:style-name="ro1">
          <table:table-cell office:value-type="float" office:value="3.2612">
            <text:p>3.2612</text:p>
          </table:table-cell>
          <table:table-cell office:value-type="float" office:value="795.97">
            <text:p>795.97</text:p>
          </table:table-cell>
          <table:table-cell office:value-type="float" office:value="425.58">
            <text:p>425.58</text:p>
          </table:table-cell>
        </table:table-row>
        <table:table-row table:style-name="ro1">
          <table:table-cell office:value-type="float" office:value="3.3112">
            <text:p>3.3112</text:p>
          </table:table-cell>
          <table:table-cell office:value-type="float" office:value="817.28">
            <text:p>817.28</text:p>
          </table:table-cell>
          <table:table-cell office:value-type="float" office:value="426.9">
            <text:p>426.9</text:p>
          </table:table-cell>
        </table:table-row>
        <table:table-row table:style-name="ro1">
          <table:table-cell office:value-type="float" office:value="3.3612">
            <text:p>3.3612</text:p>
          </table:table-cell>
          <table:table-cell office:value-type="float" office:value="838.64">
            <text:p>838.64</text:p>
          </table:table-cell>
          <table:table-cell office:value-type="float" office:value="427.46">
            <text:p>427.46</text:p>
          </table:table-cell>
        </table:table-row>
        <table:table-row table:style-name="ro1">
          <table:table-cell office:value-type="float" office:value="3.4112">
            <text:p>3.4112</text:p>
          </table:table-cell>
          <table:table-cell office:value-type="float" office:value="860.01">
            <text:p>860.01</text:p>
          </table:table-cell>
          <table:table-cell office:value-type="float" office:value="427.33">
            <text:p>427.33</text:p>
          </table:table-cell>
        </table:table-row>
        <table:table-row table:style-name="ro1">
          <table:table-cell office:value-type="float" office:value="3.4612">
            <text:p>3.4612</text:p>
          </table:table-cell>
          <table:table-cell office:value-type="float" office:value="881.36">
            <text:p>881.36</text:p>
          </table:table-cell>
          <table:table-cell office:value-type="float" office:value="426.54">
            <text:p>426.54</text:p>
          </table:table-cell>
        </table:table-row>
        <table:table-row table:style-name="ro1">
          <table:table-cell office:value-type="float" office:value="3.5112">
            <text:p>3.5112</text:p>
          </table:table-cell>
          <table:table-cell office:value-type="float" office:value="902.66">
            <text:p>902.66</text:p>
          </table:table-cell>
          <table:table-cell office:value-type="float" office:value="425.42">
            <text:p>425.42</text:p>
          </table:table-cell>
        </table:table-row>
        <table:table-row table:style-name="ro1">
          <table:table-cell office:value-type="float" office:value="3.5612">
            <text:p>3.5612</text:p>
          </table:table-cell>
          <table:table-cell office:value-type="float" office:value="923.9">
            <text:p>923.9</text:p>
          </table:table-cell>
          <table:table-cell office:value-type="float" office:value="424.15">
            <text:p>424.15</text:p>
          </table:table-cell>
        </table:table-row>
        <table:table-row table:style-name="ro1">
          <table:table-cell office:value-type="float" office:value="3.6112">
            <text:p>3.6112</text:p>
          </table:table-cell>
          <table:table-cell office:value-type="float" office:value="945.07">
            <text:p>945.07</text:p>
          </table:table-cell>
          <table:table-cell office:value-type="float" office:value="422.72">
            <text:p>422.72</text:p>
          </table:table-cell>
        </table:table-row>
        <table:table-row table:style-name="ro1">
          <table:table-cell office:value-type="float" office:value="3.6612">
            <text:p>3.6612</text:p>
          </table:table-cell>
          <table:table-cell office:value-type="float" office:value="966.16">
            <text:p>966.16</text:p>
          </table:table-cell>
          <table:table-cell office:value-type="float" office:value="421.09">
            <text:p>421.09</text:p>
          </table:table-cell>
        </table:table-row>
        <table:table-row table:style-name="ro1">
          <table:table-cell office:value-type="float" office:value="3.7112">
            <text:p>3.7112</text:p>
          </table:table-cell>
          <table:table-cell office:value-type="float" office:value="987.17">
            <text:p>987.17</text:p>
          </table:table-cell>
          <table:table-cell office:value-type="float" office:value="419.24">
            <text:p>419.24</text:p>
          </table:table-cell>
        </table:table-row>
        <table:table-row table:style-name="ro1">
          <table:table-cell office:value-type="float" office:value="3.7612">
            <text:p>3.7612</text:p>
          </table:table-cell>
          <table:table-cell office:value-type="float" office:value="1008.1">
            <text:p>1008.1</text:p>
          </table:table-cell>
          <table:table-cell office:value-type="float" office:value="417.24">
            <text:p>417.24</text:p>
          </table:table-cell>
        </table:table-row>
        <table:table-row table:style-name="ro1">
          <table:table-cell office:value-type="float" office:value="3.8112">
            <text:p>3.8112</text:p>
          </table:table-cell>
          <table:table-cell office:value-type="float" office:value="1028.9">
            <text:p>1028.9</text:p>
          </table:table-cell>
          <table:table-cell office:value-type="float" office:value="415.1">
            <text:p>415.1</text:p>
          </table:table-cell>
        </table:table-row>
        <table:table-row table:style-name="ro1">
          <table:table-cell office:value-type="float" office:value="3.8612">
            <text:p>3.8612</text:p>
          </table:table-cell>
          <table:table-cell office:value-type="float" office:value="1049.6">
            <text:p>1049.6</text:p>
          </table:table-cell>
          <table:table-cell office:value-type="float" office:value="412.89">
            <text:p>412.89</text:p>
          </table:table-cell>
        </table:table-row>
        <table:table-row table:style-name="ro1">
          <table:table-cell office:value-type="float" office:value="3.9112">
            <text:p>3.9112</text:p>
          </table:table-cell>
          <table:table-cell office:value-type="float" office:value="1070.2">
            <text:p>1070.2</text:p>
          </table:table-cell>
          <table:table-cell office:value-type="float" office:value="410.67">
            <text:p>410.67</text:p>
          </table:table-cell>
        </table:table-row>
        <table:table-row table:style-name="ro1">
          <table:table-cell office:value-type="float" office:value="3.9612">
            <text:p>3.9612</text:p>
          </table:table-cell>
          <table:table-cell office:value-type="float" office:value="1090.7">
            <text:p>1090.7</text:p>
          </table:table-cell>
          <table:table-cell office:value-type="float" office:value="408.41">
            <text:p>408.41</text:p>
          </table:table-cell>
        </table:table-row>
        <table:table-row table:style-name="ro1">
          <table:table-cell office:value-type="float" office:value="4.0112">
            <text:p>4.0112</text:p>
          </table:table-cell>
          <table:table-cell office:value-type="float" office:value="1111">
            <text:p>1111</text:p>
          </table:table-cell>
          <table:table-cell office:value-type="float" office:value="406.13">
            <text:p>406.13</text:p>
          </table:table-cell>
        </table:table-row>
        <table:table-row table:style-name="ro1">
          <table:table-cell office:value-type="string">
            <text:p># Event BURNOUT occurred at t=4.0612 seconds</text:p>
          </table:table-cell>
          <table:table-cell table:number-columns-repeated="2"/>
        </table:table-row>
        <table:table-row table:style-name="ro1">
          <table:table-cell office:value-type="float" office:value="4.0612">
            <text:p>4.0612</text:p>
          </table:table-cell>
          <table:table-cell office:value-type="float" office:value="1131.3">
            <text:p>1131.3</text:p>
          </table:table-cell>
          <table:table-cell office:value-type="float" office:value="403.81">
            <text:p>403.81</text:p>
          </table:table-cell>
        </table:table-row>
        <table:table-row table:style-name="ro1">
          <table:table-cell office:value-type="float" office:value="4.1112">
            <text:p>4.1112</text:p>
          </table:table-cell>
          <table:table-cell office:value-type="float" office:value="1151.4">
            <text:p>1151.4</text:p>
          </table:table-cell>
          <table:table-cell office:value-type="float" office:value="401.5">
            <text:p>401.5</text:p>
          </table:table-cell>
        </table:table-row>
        <table:table-row table:style-name="ro1">
          <table:table-cell office:value-type="float" office:value="4.1612">
            <text:p>4.1612</text:p>
          </table:table-cell>
          <table:table-cell office:value-type="float" office:value="1171.4">
            <text:p>1171.4</text:p>
          </table:table-cell>
          <table:table-cell office:value-type="float" office:value="399.18">
            <text:p>399.18</text:p>
          </table:table-cell>
        </table:table-row>
        <table:table-row table:style-name="ro1">
          <table:table-cell office:value-type="float" office:value="4.2112">
            <text:p>4.2112</text:p>
          </table:table-cell>
          <table:table-cell office:value-type="float" office:value="1191.3">
            <text:p>1191.3</text:p>
          </table:table-cell>
          <table:table-cell office:value-type="float" office:value="396.88">
            <text:p>396.88</text:p>
          </table:table-cell>
        </table:table-row>
        <table:table-row table:style-name="ro1">
          <table:table-cell office:value-type="float" office:value="4.2612">
            <text:p>4.2612</text:p>
          </table:table-cell>
          <table:table-cell office:value-type="float" office:value="1211.1">
            <text:p>1211.1</text:p>
          </table:table-cell>
          <table:table-cell office:value-type="float" office:value="394.57">
            <text:p>394.57</text:p>
          </table:table-cell>
        </table:table-row>
        <table:table-row table:style-name="ro1">
          <table:table-cell office:value-type="float" office:value="4.3112">
            <text:p>4.3112</text:p>
          </table:table-cell>
          <table:table-cell office:value-type="float" office:value="1230.8">
            <text:p>1230.8</text:p>
          </table:table-cell>
          <table:table-cell office:value-type="float" office:value="392.28">
            <text:p>392.28</text:p>
          </table:table-cell>
        </table:table-row>
        <table:table-row table:style-name="ro1">
          <table:table-cell office:value-type="float" office:value="4.3612">
            <text:p>4.3612</text:p>
          </table:table-cell>
          <table:table-cell office:value-type="float" office:value="1250.3">
            <text:p>1250.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.4112">
            <text:p>4.4112</text:p>
          </table:table-cell>
          <table:table-cell office:value-type="float" office:value="1269.8">
            <text:p>1269.8</text:p>
          </table:table-cell>
          <table:table-cell office:value-type="float" office:value="387.73">
            <text:p>387.73</text:p>
          </table:table-cell>
        </table:table-row>
        <table:table-row table:style-name="ro1">
          <table:table-cell office:value-type="float" office:value="4.4612">
            <text:p>4.4612</text:p>
          </table:table-cell>
          <table:table-cell office:value-type="float" office:value="1289.1">
            <text:p>1289.1</text:p>
          </table:table-cell>
          <table:table-cell office:value-type="float" office:value="385.47">
            <text:p>385.47</text:p>
          </table:table-cell>
        </table:table-row>
        <table:table-row table:style-name="ro1">
          <table:table-cell office:value-type="float" office:value="4.5112">
            <text:p>4.5112</text:p>
          </table:table-cell>
          <table:table-cell office:value-type="float" office:value="1308.3">
            <text:p>1308.3</text:p>
          </table:table-cell>
          <table:table-cell office:value-type="float" office:value="383.22">
            <text:p>383.22</text:p>
          </table:table-cell>
        </table:table-row>
        <table:table-row table:style-name="ro1">
          <table:table-cell office:value-type="float" office:value="4.5612">
            <text:p>4.5612</text:p>
          </table:table-cell>
          <table:table-cell office:value-type="float" office:value="1327.4">
            <text:p>1327.4</text:p>
          </table:table-cell>
          <table:table-cell office:value-type="float" office:value="380.98">
            <text:p>380.98</text:p>
          </table:table-cell>
        </table:table-row>
        <table:table-row table:style-name="ro1">
          <table:table-cell office:value-type="float" office:value="4.6112">
            <text:p>4.6112</text:p>
          </table:table-cell>
          <table:table-cell office:value-type="float" office:value="1346.4">
            <text:p>1346.4</text:p>
          </table:table-cell>
          <table:table-cell office:value-type="float" office:value="378.75">
            <text:p>378.75</text:p>
          </table:table-cell>
        </table:table-row>
        <table:table-row table:style-name="ro1">
          <table:table-cell office:value-type="float" office:value="4.6612">
            <text:p>4.6612</text:p>
          </table:table-cell>
          <table:table-cell office:value-type="float" office:value="1365.3">
            <text:p>1365.3</text:p>
          </table:table-cell>
          <table:table-cell office:value-type="float" office:value="376.52">
            <text:p>376.52</text:p>
          </table:table-cell>
        </table:table-row>
        <table:table-row table:style-name="ro1">
          <table:table-cell office:value-type="float" office:value="4.7112">
            <text:p>4.7112</text:p>
          </table:table-cell>
          <table:table-cell office:value-type="float" office:value="1384.1">
            <text:p>1384.1</text:p>
          </table:table-cell>
          <table:table-cell office:value-type="float" office:value="374.3">
            <text:p>374.3</text:p>
          </table:table-cell>
        </table:table-row>
        <table:table-row table:style-name="ro1">
          <table:table-cell office:value-type="float" office:value="4.7612">
            <text:p>4.7612</text:p>
          </table:table-cell>
          <table:table-cell office:value-type="float" office:value="1402.7">
            <text:p>1402.7</text:p>
          </table:table-cell>
          <table:table-cell office:value-type="float" office:value="372.09">
            <text:p>372.09</text:p>
          </table:table-cell>
        </table:table-row>
        <table:table-row table:style-name="ro1">
          <table:table-cell office:value-type="float" office:value="4.8112">
            <text:p>4.8112</text:p>
          </table:table-cell>
          <table:table-cell office:value-type="float" office:value="1421.3">
            <text:p>1421.3</text:p>
          </table:table-cell>
          <table:table-cell office:value-type="float" office:value="369.88">
            <text:p>369.88</text:p>
          </table:table-cell>
        </table:table-row>
        <table:table-row table:style-name="ro1">
          <table:table-cell office:value-type="float" office:value="4.8612">
            <text:p>4.8612</text:p>
          </table:table-cell>
          <table:table-cell office:value-type="float" office:value="1439.7">
            <text:p>1439.7</text:p>
          </table:table-cell>
          <table:table-cell office:value-type="float" office:value="367.67">
            <text:p>367.67</text:p>
          </table:table-cell>
        </table:table-row>
        <table:table-row table:style-name="ro1">
          <table:table-cell office:value-type="float" office:value="4.9112">
            <text:p>4.9112</text:p>
          </table:table-cell>
          <table:table-cell office:value-type="float" office:value="1458.1">
            <text:p>1458.1</text:p>
          </table:table-cell>
          <table:table-cell office:value-type="float" office:value="365.47">
            <text:p>365.47</text:p>
          </table:table-cell>
        </table:table-row>
        <table:table-row table:style-name="ro1">
          <table:table-cell office:value-type="float" office:value="4.9612">
            <text:p>4.9612</text:p>
          </table:table-cell>
          <table:table-cell office:value-type="float" office:value="1476.3">
            <text:p>1476.3</text:p>
          </table:table-cell>
          <table:table-cell office:value-type="float" office:value="363.29">
            <text:p>363.29</text:p>
          </table:table-cell>
        </table:table-row>
        <table:table-row table:style-name="ro1">
          <table:table-cell office:value-type="float" office:value="5.0112">
            <text:p>5.0112</text:p>
          </table:table-cell>
          <table:table-cell office:value-type="float" office:value="1494.4">
            <text:p>1494.4</text:p>
          </table:table-cell>
          <table:table-cell office:value-type="float" office:value="361.1">
            <text:p>361.1</text:p>
          </table:table-cell>
        </table:table-row>
        <table:table-row table:style-name="ro1">
          <table:table-cell office:value-type="float" office:value="5.0612">
            <text:p>5.0612</text:p>
          </table:table-cell>
          <table:table-cell office:value-type="float" office:value="1512.4">
            <text:p>1512.4</text:p>
          </table:table-cell>
          <table:table-cell office:value-type="float" office:value="358.93">
            <text:p>358.93</text:p>
          </table:table-cell>
        </table:table-row>
        <table:table-row table:style-name="ro1">
          <table:table-cell office:value-type="float" office:value="5.1112">
            <text:p>5.1112</text:p>
          </table:table-cell>
          <table:table-cell office:value-type="float" office:value="1530.3">
            <text:p>1530.3</text:p>
          </table:table-cell>
          <table:table-cell office:value-type="float" office:value="356.76">
            <text:p>356.76</text:p>
          </table:table-cell>
        </table:table-row>
        <table:table-row table:style-name="ro1">
          <table:table-cell office:value-type="float" office:value="5.1612">
            <text:p>5.1612</text:p>
          </table:table-cell>
          <table:table-cell office:value-type="float" office:value="1548.1">
            <text:p>1548.1</text:p>
          </table:table-cell>
          <table:table-cell office:value-type="float" office:value="354.61">
            <text:p>354.61</text:p>
          </table:table-cell>
        </table:table-row>
        <table:table-row table:style-name="ro1">
          <table:table-cell office:value-type="float" office:value="5.2112">
            <text:p>5.2112</text:p>
          </table:table-cell>
          <table:table-cell office:value-type="float" office:value="1565.7">
            <text:p>1565.7</text:p>
          </table:table-cell>
          <table:table-cell office:value-type="float" office:value="352.46">
            <text:p>352.46</text:p>
          </table:table-cell>
        </table:table-row>
        <table:table-row table:style-name="ro1">
          <table:table-cell office:value-type="float" office:value="5.2612">
            <text:p>5.2612</text:p>
          </table:table-cell>
          <table:table-cell office:value-type="float" office:value="1583.3">
            <text:p>1583.3</text:p>
          </table:table-cell>
          <table:table-cell office:value-type="float" office:value="350.31">
            <text:p>350.31</text:p>
          </table:table-cell>
        </table:table-row>
        <table:table-row table:style-name="ro1">
          <table:table-cell office:value-type="float" office:value="5.3112">
            <text:p>5.3112</text:p>
          </table:table-cell>
          <table:table-cell office:value-type="float" office:value="1600.8">
            <text:p>1600.8</text:p>
          </table:table-cell>
          <table:table-cell office:value-type="float" office:value="348.18">
            <text:p>348.18</text:p>
          </table:table-cell>
        </table:table-row>
        <table:table-row table:style-name="ro1">
          <table:table-cell office:value-type="float" office:value="5.3612">
            <text:p>5.3612</text:p>
          </table:table-cell>
          <table:table-cell office:value-type="float" office:value="1618.1">
            <text:p>1618.1</text:p>
          </table:table-cell>
          <table:table-cell office:value-type="float" office:value="346.05">
            <text:p>346.05</text:p>
          </table:table-cell>
        </table:table-row>
        <table:table-row table:style-name="ro1">
          <table:table-cell office:value-type="float" office:value="5.4112">
            <text:p>5.4112</text:p>
          </table:table-cell>
          <table:table-cell office:value-type="float" office:value="1635.4">
            <text:p>1635.4</text:p>
          </table:table-cell>
          <table:table-cell office:value-type="float" office:value="343.93">
            <text:p>343.93</text:p>
          </table:table-cell>
        </table:table-row>
        <table:table-row table:style-name="ro1">
          <table:table-cell office:value-type="float" office:value="5.4612">
            <text:p>5.4612</text:p>
          </table:table-cell>
          <table:table-cell office:value-type="float" office:value="1652.5">
            <text:p>1652.5</text:p>
          </table:table-cell>
          <table:table-cell office:value-type="float" office:value="341.82">
            <text:p>341.82</text:p>
          </table:table-cell>
        </table:table-row>
        <table:table-row table:style-name="ro1">
          <table:table-cell office:value-type="float" office:value="5.5112">
            <text:p>5.5112</text:p>
          </table:table-cell>
          <table:table-cell office:value-type="float" office:value="1669.6">
            <text:p>1669.6</text:p>
          </table:table-cell>
          <table:table-cell office:value-type="float" office:value="339.71">
            <text:p>339.71</text:p>
          </table:table-cell>
        </table:table-row>
        <table:table-row table:style-name="ro1">
          <table:table-cell office:value-type="float" office:value="5.5612">
            <text:p>5.5612</text:p>
          </table:table-cell>
          <table:table-cell office:value-type="float" office:value="1686.5">
            <text:p>1686.5</text:p>
          </table:table-cell>
          <table:table-cell office:value-type="float" office:value="337.6">
            <text:p>337.6</text:p>
          </table:table-cell>
        </table:table-row>
        <table:table-row table:style-name="ro1">
          <table:table-cell office:value-type="float" office:value="5.6112">
            <text:p>5.6112</text:p>
          </table:table-cell>
          <table:table-cell office:value-type="float" office:value="1703.3">
            <text:p>1703.3</text:p>
          </table:table-cell>
          <table:table-cell office:value-type="float" office:value="335.5">
            <text:p>335.5</text:p>
          </table:table-cell>
        </table:table-row>
        <table:table-row table:style-name="ro1">
          <table:table-cell office:value-type="float" office:value="5.6612">
            <text:p>5.6612</text:p>
          </table:table-cell>
          <table:table-cell office:value-type="float" office:value="1720">
            <text:p>1720</text:p>
          </table:table-cell>
          <table:table-cell office:value-type="float" office:value="333.41">
            <text:p>333.41</text:p>
          </table:table-cell>
        </table:table-row>
        <table:table-row table:style-name="ro1">
          <table:table-cell office:value-type="float" office:value="5.7112">
            <text:p>5.7112</text:p>
          </table:table-cell>
          <table:table-cell office:value-type="float" office:value="1736.7">
            <text:p>1736.7</text:p>
          </table:table-cell>
          <table:table-cell office:value-type="float" office:value="331.32">
            <text:p>331.32</text:p>
          </table:table-cell>
        </table:table-row>
        <table:table-row table:style-name="ro1">
          <table:table-cell office:value-type="float" office:value="5.7612">
            <text:p>5.7612</text:p>
          </table:table-cell>
          <table:table-cell office:value-type="float" office:value="1753.2">
            <text:p>1753.2</text:p>
          </table:table-cell>
          <table:table-cell office:value-type="float" office:value="329.23">
            <text:p>329.23</text:p>
          </table:table-cell>
        </table:table-row>
        <table:table-row table:style-name="ro1">
          <table:table-cell office:value-type="float" office:value="5.8112">
            <text:p>5.8112</text:p>
          </table:table-cell>
          <table:table-cell office:value-type="float" office:value="1769.6">
            <text:p>1769.6</text:p>
          </table:table-cell>
          <table:table-cell office:value-type="float" office:value="327.15">
            <text:p>327.15</text:p>
          </table:table-cell>
        </table:table-row>
        <table:table-row table:style-name="ro1">
          <table:table-cell office:value-type="float" office:value="5.8612">
            <text:p>5.8612</text:p>
          </table:table-cell>
          <table:table-cell office:value-type="float" office:value="1785.9">
            <text:p>1785.9</text:p>
          </table:table-cell>
          <table:table-cell office:value-type="float" office:value="325.08">
            <text:p>325.08</text:p>
          </table:table-cell>
        </table:table-row>
        <table:table-row table:style-name="ro1">
          <table:table-cell office:value-type="float" office:value="5.9112">
            <text:p>5.9112</text:p>
          </table:table-cell>
          <table:table-cell office:value-type="float" office:value="1802.1">
            <text:p>1802.1</text:p>
          </table:table-cell>
          <table:table-cell office:value-type="float" office:value="323.02">
            <text:p>323.02</text:p>
          </table:table-cell>
        </table:table-row>
        <table:table-row table:style-name="ro1">
          <table:table-cell office:value-type="float" office:value="5.9612">
            <text:p>5.9612</text:p>
          </table:table-cell>
          <table:table-cell office:value-type="float" office:value="1818.2">
            <text:p>1818.2</text:p>
          </table:table-cell>
          <table:table-cell office:value-type="float" office:value="320.96">
            <text:p>320.96</text:p>
          </table:table-cell>
        </table:table-row>
        <table:table-row table:style-name="ro1">
          <table:table-cell office:value-type="float" office:value="6.0112">
            <text:p>6.0112</text:p>
          </table:table-cell>
          <table:table-cell office:value-type="float" office:value="1834.2">
            <text:p>1834.2</text:p>
          </table:table-cell>
          <table:table-cell office:value-type="float" office:value="318.92">
            <text:p>318.92</text:p>
          </table:table-cell>
        </table:table-row>
        <table:table-row table:style-name="ro1">
          <table:table-cell office:value-type="float" office:value="6.0612">
            <text:p>6.0612</text:p>
          </table:table-cell>
          <table:table-cell office:value-type="float" office:value="1850.1">
            <text:p>1850.1</text:p>
          </table:table-cell>
          <table:table-cell office:value-type="float" office:value="316.87">
            <text:p>316.87</text:p>
          </table:table-cell>
        </table:table-row>
        <table:table-row table:style-name="ro1">
          <table:table-cell office:value-type="float" office:value="6.1112">
            <text:p>6.1112</text:p>
          </table:table-cell>
          <table:table-cell office:value-type="float" office:value="1865.9">
            <text:p>1865.9</text:p>
          </table:table-cell>
          <table:table-cell office:value-type="float" office:value="314.84">
            <text:p>314.84</text:p>
          </table:table-cell>
        </table:table-row>
        <table:table-row table:style-name="ro1">
          <table:table-cell office:value-type="float" office:value="6.1612">
            <text:p>6.1612</text:p>
          </table:table-cell>
          <table:table-cell office:value-type="float" office:value="1881.6">
            <text:p>1881.6</text:p>
          </table:table-cell>
          <table:table-cell office:value-type="float" office:value="312.8">
            <text:p>312.8</text:p>
          </table:table-cell>
        </table:table-row>
        <table:table-row table:style-name="ro1">
          <table:table-cell office:value-type="float" office:value="6.2112">
            <text:p>6.2112</text:p>
          </table:table-cell>
          <table:table-cell office:value-type="float" office:value="1897.1">
            <text:p>1897.1</text:p>
          </table:table-cell>
          <table:table-cell office:value-type="float" office:value="310.78">
            <text:p>310.78</text:p>
          </table:table-cell>
        </table:table-row>
        <table:table-row table:style-name="ro1">
          <table:table-cell office:value-type="float" office:value="6.2612">
            <text:p>6.2612</text:p>
          </table:table-cell>
          <table:table-cell office:value-type="float" office:value="1912.6">
            <text:p>1912.6</text:p>
          </table:table-cell>
          <table:table-cell office:value-type="float" office:value="308.76">
            <text:p>308.76</text:p>
          </table:table-cell>
        </table:table-row>
        <table:table-row table:style-name="ro1">
          <table:table-cell office:value-type="float" office:value="6.3112">
            <text:p>6.3112</text:p>
          </table:table-cell>
          <table:table-cell office:value-type="float" office:value="1928">
            <text:p>1928</text:p>
          </table:table-cell>
          <table:table-cell office:value-type="float" office:value="306.74">
            <text:p>306.74</text:p>
          </table:table-cell>
        </table:table-row>
        <table:table-row table:style-name="ro1">
          <table:table-cell office:value-type="float" office:value="6.3612">
            <text:p>6.3612</text:p>
          </table:table-cell>
          <table:table-cell office:value-type="float" office:value="1943.3">
            <text:p>1943.3</text:p>
          </table:table-cell>
          <table:table-cell office:value-type="float" office:value="304.73">
            <text:p>304.73</text:p>
          </table:table-cell>
        </table:table-row>
        <table:table-row table:style-name="ro1">
          <table:table-cell office:value-type="float" office:value="6.4112">
            <text:p>6.4112</text:p>
          </table:table-cell>
          <table:table-cell office:value-type="float" office:value="1958.5">
            <text:p>1958.5</text:p>
          </table:table-cell>
          <table:table-cell office:value-type="float" office:value="302.72">
            <text:p>302.72</text:p>
          </table:table-cell>
        </table:table-row>
        <table:table-row table:style-name="ro1">
          <table:table-cell office:value-type="float" office:value="6.4612">
            <text:p>6.4612</text:p>
          </table:table-cell>
          <table:table-cell office:value-type="float" office:value="1973.6">
            <text:p>1973.6</text:p>
          </table:table-cell>
          <table:table-cell office:value-type="float" office:value="300.71">
            <text:p>300.71</text:p>
          </table:table-cell>
        </table:table-row>
        <table:table-row table:style-name="ro1">
          <table:table-cell office:value-type="float" office:value="6.5112">
            <text:p>6.5112</text:p>
          </table:table-cell>
          <table:table-cell office:value-type="float" office:value="1988.6">
            <text:p>1988.6</text:p>
          </table:table-cell>
          <table:table-cell office:value-type="float" office:value="298.71">
            <text:p>298.71</text:p>
          </table:table-cell>
        </table:table-row>
        <table:table-row table:style-name="ro1">
          <table:table-cell office:value-type="float" office:value="6.5612">
            <text:p>6.5612</text:p>
          </table:table-cell>
          <table:table-cell office:value-type="float" office:value="2003.5">
            <text:p>2003.5</text:p>
          </table:table-cell>
          <table:table-cell office:value-type="float" office:value="296.72">
            <text:p>296.72</text:p>
          </table:table-cell>
        </table:table-row>
        <table:table-row table:style-name="ro1">
          <table:table-cell office:value-type="float" office:value="6.6112">
            <text:p>6.6112</text:p>
          </table:table-cell>
          <table:table-cell office:value-type="float" office:value="2018.2">
            <text:p>2018.2</text:p>
          </table:table-cell>
          <table:table-cell office:value-type="float" office:value="294.73">
            <text:p>294.73</text:p>
          </table:table-cell>
        </table:table-row>
        <table:table-row table:style-name="ro1">
          <table:table-cell office:value-type="float" office:value="6.6612">
            <text:p>6.6612</text:p>
          </table:table-cell>
          <table:table-cell office:value-type="float" office:value="2032.9">
            <text:p>2032.9</text:p>
          </table:table-cell>
          <table:table-cell office:value-type="float" office:value="292.75">
            <text:p>292.75</text:p>
          </table:table-cell>
        </table:table-row>
        <table:table-row table:style-name="ro1">
          <table:table-cell office:value-type="float" office:value="6.7112">
            <text:p>6.7112</text:p>
          </table:table-cell>
          <table:table-cell office:value-type="float" office:value="2047.5">
            <text:p>2047.5</text:p>
          </table:table-cell>
          <table:table-cell office:value-type="float" office:value="290.77">
            <text:p>290.77</text:p>
          </table:table-cell>
        </table:table-row>
        <table:table-row table:style-name="ro1">
          <table:table-cell office:value-type="float" office:value="6.7612">
            <text:p>6.7612</text:p>
          </table:table-cell>
          <table:table-cell office:value-type="float" office:value="2062">
            <text:p>2062</text:p>
          </table:table-cell>
          <table:table-cell office:value-type="float" office:value="288.8">
            <text:p>288.8</text:p>
          </table:table-cell>
        </table:table-row>
        <table:table-row table:style-name="ro1">
          <table:table-cell office:value-type="float" office:value="6.8112">
            <text:p>6.8112</text:p>
          </table:table-cell>
          <table:table-cell office:value-type="float" office:value="2076.4">
            <text:p>2076.4</text:p>
          </table:table-cell>
          <table:table-cell office:value-type="float" office:value="286.84">
            <text:p>286.84</text:p>
          </table:table-cell>
        </table:table-row>
        <table:table-row table:style-name="ro1">
          <table:table-cell office:value-type="float" office:value="6.8612">
            <text:p>6.8612</text:p>
          </table:table-cell>
          <table:table-cell office:value-type="float" office:value="2090.7">
            <text:p>2090.7</text:p>
          </table:table-cell>
          <table:table-cell office:value-type="float" office:value="284.88">
            <text:p>284.88</text:p>
          </table:table-cell>
        </table:table-row>
        <table:table-row table:style-name="ro1">
          <table:table-cell office:value-type="float" office:value="6.9112">
            <text:p>6.9112</text:p>
          </table:table-cell>
          <table:table-cell office:value-type="float" office:value="2104.9">
            <text:p>2104.9</text:p>
          </table:table-cell>
          <table:table-cell office:value-type="float" office:value="282.93">
            <text:p>282.93</text:p>
          </table:table-cell>
        </table:table-row>
        <table:table-row table:style-name="ro1">
          <table:table-cell office:value-type="float" office:value="6.9612">
            <text:p>6.9612</text:p>
          </table:table-cell>
          <table:table-cell office:value-type="float" office:value="2119">
            <text:p>2119</text:p>
          </table:table-cell>
          <table:table-cell office:value-type="float" office:value="280.98">
            <text:p>280.98</text:p>
          </table:table-cell>
        </table:table-row>
        <table:table-row table:style-name="ro1">
          <table:table-cell office:value-type="float" office:value="7.0112">
            <text:p>7.0112</text:p>
          </table:table-cell>
          <table:table-cell office:value-type="float" office:value="2133">
            <text:p>2133</text:p>
          </table:table-cell>
          <table:table-cell office:value-type="float" office:value="279.04">
            <text:p>279.04</text:p>
          </table:table-cell>
        </table:table-row>
        <table:table-row table:style-name="ro1">
          <table:table-cell office:value-type="float" office:value="7.0612">
            <text:p>7.0612</text:p>
          </table:table-cell>
          <table:table-cell office:value-type="float" office:value="2146.9">
            <text:p>2146.9</text:p>
          </table:table-cell>
          <table:table-cell office:value-type="float" office:value="277.1">
            <text:p>277.1</text:p>
          </table:table-cell>
        </table:table-row>
        <table:table-row table:style-name="ro1">
          <table:table-cell office:value-type="float" office:value="7.1112">
            <text:p>7.1112</text:p>
          </table:table-cell>
          <table:table-cell office:value-type="float" office:value="2160.7">
            <text:p>2160.7</text:p>
          </table:table-cell>
          <table:table-cell office:value-type="float" office:value="275.16">
            <text:p>275.16</text:p>
          </table:table-cell>
        </table:table-row>
        <table:table-row table:style-name="ro1">
          <table:table-cell office:value-type="float" office:value="7.1612">
            <text:p>7.1612</text:p>
          </table:table-cell>
          <table:table-cell office:value-type="float" office:value="2174.4">
            <text:p>2174.4</text:p>
          </table:table-cell>
          <table:table-cell office:value-type="float" office:value="273.23">
            <text:p>273.23</text:p>
          </table:table-cell>
        </table:table-row>
        <table:table-row table:style-name="ro1">
          <table:table-cell office:value-type="float" office:value="7.2112">
            <text:p>7.2112</text:p>
          </table:table-cell>
          <table:table-cell office:value-type="float" office:value="2188">
            <text:p>2188</text:p>
          </table:table-cell>
          <table:table-cell office:value-type="float" office:value="271.3">
            <text:p>271.3</text:p>
          </table:table-cell>
        </table:table-row>
        <table:table-row table:style-name="ro1">
          <table:table-cell office:value-type="float" office:value="7.2612">
            <text:p>7.2612</text:p>
          </table:table-cell>
          <table:table-cell office:value-type="float" office:value="2201.5">
            <text:p>2201.5</text:p>
          </table:table-cell>
          <table:table-cell office:value-type="float" office:value="269.37">
            <text:p>269.37</text:p>
          </table:table-cell>
        </table:table-row>
        <table:table-row table:style-name="ro1">
          <table:table-cell office:value-type="float" office:value="7.3112">
            <text:p>7.3112</text:p>
          </table:table-cell>
          <table:table-cell office:value-type="float" office:value="2215">
            <text:p>2215</text:p>
          </table:table-cell>
          <table:table-cell office:value-type="float" office:value="267.45">
            <text:p>267.45</text:p>
          </table:table-cell>
        </table:table-row>
        <table:table-row table:style-name="ro1">
          <table:table-cell office:value-type="float" office:value="7.3612">
            <text:p>7.3612</text:p>
          </table:table-cell>
          <table:table-cell office:value-type="float" office:value="2228.3">
            <text:p>2228.3</text:p>
          </table:table-cell>
          <table:table-cell office:value-type="float" office:value="265.54">
            <text:p>265.54</text:p>
          </table:table-cell>
        </table:table-row>
        <table:table-row table:style-name="ro1">
          <table:table-cell office:value-type="float" office:value="7.4112">
            <text:p>7.4112</text:p>
          </table:table-cell>
          <table:table-cell office:value-type="float" office:value="2241.5">
            <text:p>2241.5</text:p>
          </table:table-cell>
          <table:table-cell office:value-type="float" office:value="263.62">
            <text:p>263.62</text:p>
          </table:table-cell>
        </table:table-row>
        <table:table-row table:style-name="ro1">
          <table:table-cell office:value-type="float" office:value="7.4612">
            <text:p>7.4612</text:p>
          </table:table-cell>
          <table:table-cell office:value-type="float" office:value="2254.6">
            <text:p>2254.6</text:p>
          </table:table-cell>
          <table:table-cell office:value-type="float" office:value="261.71">
            <text:p>261.71</text:p>
          </table:table-cell>
        </table:table-row>
        <table:table-row table:style-name="ro1">
          <table:table-cell office:value-type="float" office:value="7.5112">
            <text:p>7.5112</text:p>
          </table:table-cell>
          <table:table-cell office:value-type="float" office:value="2267.7">
            <text:p>2267.7</text:p>
          </table:table-cell>
          <table:table-cell office:value-type="float" office:value="259.81">
            <text:p>259.81</text:p>
          </table:table-cell>
        </table:table-row>
        <table:table-row table:style-name="ro1">
          <table:table-cell office:value-type="float" office:value="7.5612">
            <text:p>7.5612</text:p>
          </table:table-cell>
          <table:table-cell office:value-type="float" office:value="2280.6">
            <text:p>2280.6</text:p>
          </table:table-cell>
          <table:table-cell office:value-type="float" office:value="257.91">
            <text:p>257.91</text:p>
          </table:table-cell>
        </table:table-row>
        <table:table-row table:style-name="ro1">
          <table:table-cell office:value-type="float" office:value="7.6112">
            <text:p>7.6112</text:p>
          </table:table-cell>
          <table:table-cell office:value-type="float" office:value="2293.5">
            <text:p>2293.5</text:p>
          </table:table-cell>
          <table:table-cell office:value-type="float" office:value="256.01">
            <text:p>256.01</text:p>
          </table:table-cell>
        </table:table-row>
        <table:table-row table:style-name="ro1">
          <table:table-cell office:value-type="float" office:value="7.6612">
            <text:p>7.6612</text:p>
          </table:table-cell>
          <table:table-cell office:value-type="float" office:value="2306.2">
            <text:p>2306.2</text:p>
          </table:table-cell>
          <table:table-cell office:value-type="float" office:value="254.12">
            <text:p>254.12</text:p>
          </table:table-cell>
        </table:table-row>
        <table:table-row table:style-name="ro1">
          <table:table-cell office:value-type="float" office:value="7.7112">
            <text:p>7.7112</text:p>
          </table:table-cell>
          <table:table-cell office:value-type="float" office:value="2318.9">
            <text:p>2318.9</text:p>
          </table:table-cell>
          <table:table-cell office:value-type="float" office:value="252.23">
            <text:p>252.23</text:p>
          </table:table-cell>
        </table:table-row>
        <table:table-row table:style-name="ro1">
          <table:table-cell office:value-type="float" office:value="7.7612">
            <text:p>7.7612</text:p>
          </table:table-cell>
          <table:table-cell office:value-type="float" office:value="2331.4">
            <text:p>2331.4</text:p>
          </table:table-cell>
          <table:table-cell office:value-type="float" office:value="250.35">
            <text:p>250.35</text:p>
          </table:table-cell>
        </table:table-row>
        <table:table-row table:style-name="ro1">
          <table:table-cell office:value-type="float" office:value="7.8112">
            <text:p>7.8112</text:p>
          </table:table-cell>
          <table:table-cell office:value-type="float" office:value="2343.9">
            <text:p>2343.9</text:p>
          </table:table-cell>
          <table:table-cell office:value-type="float" office:value="248.48">
            <text:p>248.48</text:p>
          </table:table-cell>
        </table:table-row>
        <table:table-row table:style-name="ro1">
          <table:table-cell office:value-type="float" office:value="7.8612">
            <text:p>7.8612</text:p>
          </table:table-cell>
          <table:table-cell office:value-type="float" office:value="2356.3">
            <text:p>2356.3</text:p>
          </table:table-cell>
          <table:table-cell office:value-type="float" office:value="246.61">
            <text:p>246.61</text:p>
          </table:table-cell>
        </table:table-row>
        <table:table-row table:style-name="ro1">
          <table:table-cell office:value-type="float" office:value="7.9112">
            <text:p>7.9112</text:p>
          </table:table-cell>
          <table:table-cell office:value-type="float" office:value="2368.6">
            <text:p>2368.6</text:p>
          </table:table-cell>
          <table:table-cell office:value-type="float" office:value="244.74">
            <text:p>244.74</text:p>
          </table:table-cell>
        </table:table-row>
        <table:table-row table:style-name="ro1">
          <table:table-cell office:value-type="float" office:value="7.9612">
            <text:p>7.9612</text:p>
          </table:table-cell>
          <table:table-cell office:value-type="float" office:value="2380.8">
            <text:p>2380.8</text:p>
          </table:table-cell>
          <table:table-cell office:value-type="float" office:value="242.88">
            <text:p>242.88</text:p>
          </table:table-cell>
        </table:table-row>
        <table:table-row table:style-name="ro1">
          <table:table-cell office:value-type="float" office:value="8.0112">
            <text:p>8.0112</text:p>
          </table:table-cell>
          <table:table-cell office:value-type="float" office:value="2392.9">
            <text:p>2392.9</text:p>
          </table:table-cell>
          <table:table-cell office:value-type="float" office:value="241.02">
            <text:p>241.02</text:p>
          </table:table-cell>
        </table:table-row>
        <table:table-row table:style-name="ro1">
          <table:table-cell office:value-type="float" office:value="8.0612">
            <text:p>8.0612</text:p>
          </table:table-cell>
          <table:table-cell office:value-type="float" office:value="2404.9">
            <text:p>2404.9</text:p>
          </table:table-cell>
          <table:table-cell office:value-type="float" office:value="239.17">
            <text:p>239.17</text:p>
          </table:table-cell>
        </table:table-row>
        <table:table-row table:style-name="ro1">
          <table:table-cell office:value-type="float" office:value="8.1112">
            <text:p>8.1112</text:p>
          </table:table-cell>
          <table:table-cell office:value-type="float" office:value="2416.8">
            <text:p>2416.8</text:p>
          </table:table-cell>
          <table:table-cell office:value-type="float" office:value="237.32">
            <text:p>237.32</text:p>
          </table:table-cell>
        </table:table-row>
        <table:table-row table:style-name="ro1">
          <table:table-cell office:value-type="float" office:value="8.1612">
            <text:p>8.1612</text:p>
          </table:table-cell>
          <table:table-cell office:value-type="float" office:value="2428.6">
            <text:p>2428.6</text:p>
          </table:table-cell>
          <table:table-cell office:value-type="float" office:value="235.48">
            <text:p>235.48</text:p>
          </table:table-cell>
        </table:table-row>
        <table:table-row table:style-name="ro1">
          <table:table-cell office:value-type="float" office:value="8.2112">
            <text:p>8.2112</text:p>
          </table:table-cell>
          <table:table-cell office:value-type="float" office:value="2440.3">
            <text:p>2440.3</text:p>
          </table:table-cell>
          <table:table-cell office:value-type="float" office:value="233.64">
            <text:p>233.64</text:p>
          </table:table-cell>
        </table:table-row>
        <table:table-row table:style-name="ro1">
          <table:table-cell office:value-type="float" office:value="8.2612">
            <text:p>8.2612</text:p>
          </table:table-cell>
          <table:table-cell office:value-type="float" office:value="2452">
            <text:p>2452</text:p>
          </table:table-cell>
          <table:table-cell office:value-type="float" office:value="231.8">
            <text:p>231.8</text:p>
          </table:table-cell>
        </table:table-row>
        <table:table-row table:style-name="ro1">
          <table:table-cell office:value-type="float" office:value="8.3112">
            <text:p>8.3112</text:p>
          </table:table-cell>
          <table:table-cell office:value-type="float" office:value="2463.5">
            <text:p>2463.5</text:p>
          </table:table-cell>
          <table:table-cell office:value-type="float" office:value="229.96">
            <text:p>229.96</text:p>
          </table:table-cell>
        </table:table-row>
        <table:table-row table:style-name="ro1">
          <table:table-cell office:value-type="float" office:value="8.3612">
            <text:p>8.3612</text:p>
          </table:table-cell>
          <table:table-cell office:value-type="float" office:value="2475">
            <text:p>2475</text:p>
          </table:table-cell>
          <table:table-cell office:value-type="float" office:value="228.12">
            <text:p>228.12</text:p>
          </table:table-cell>
        </table:table-row>
        <table:table-row table:style-name="ro1">
          <table:table-cell office:value-type="float" office:value="8.4112">
            <text:p>8.4112</text:p>
          </table:table-cell>
          <table:table-cell office:value-type="float" office:value="2486.3">
            <text:p>2486.3</text:p>
          </table:table-cell>
          <table:table-cell office:value-type="float" office:value="226.28">
            <text:p>226.28</text:p>
          </table:table-cell>
        </table:table-row>
        <table:table-row table:style-name="ro1">
          <table:table-cell office:value-type="float" office:value="8.4612">
            <text:p>8.4612</text:p>
          </table:table-cell>
          <table:table-cell office:value-type="float" office:value="2497.6">
            <text:p>2497.6</text:p>
          </table:table-cell>
          <table:table-cell office:value-type="float" office:value="224.45">
            <text:p>224.45</text:p>
          </table:table-cell>
        </table:table-row>
        <table:table-row table:style-name="ro1">
          <table:table-cell office:value-type="float" office:value="8.5112">
            <text:p>8.5112</text:p>
          </table:table-cell>
          <table:table-cell office:value-type="float" office:value="2508.8">
            <text:p>2508.8</text:p>
          </table:table-cell>
          <table:table-cell office:value-type="float" office:value="222.62">
            <text:p>222.62</text:p>
          </table:table-cell>
        </table:table-row>
        <table:table-row table:style-name="ro1">
          <table:table-cell office:value-type="float" office:value="8.5612">
            <text:p>8.5612</text:p>
          </table:table-cell>
          <table:table-cell office:value-type="float" office:value="2519.9">
            <text:p>2519.9</text:p>
          </table:table-cell>
          <table:table-cell office:value-type="float" office:value="220.79">
            <text:p>220.79</text:p>
          </table:table-cell>
        </table:table-row>
        <table:table-row table:style-name="ro1">
          <table:table-cell office:value-type="float" office:value="8.6112">
            <text:p>8.6112</text:p>
          </table:table-cell>
          <table:table-cell office:value-type="float" office:value="2530.8">
            <text:p>2530.8</text:p>
          </table:table-cell>
          <table:table-cell office:value-type="float" office:value="218.96">
            <text:p>218.96</text:p>
          </table:table-cell>
        </table:table-row>
        <table:table-row table:style-name="ro1">
          <table:table-cell office:value-type="float" office:value="8.6612">
            <text:p>8.6612</text:p>
          </table:table-cell>
          <table:table-cell office:value-type="float" office:value="2541.7">
            <text:p>2541.7</text:p>
          </table:table-cell>
          <table:table-cell office:value-type="float" office:value="217.14">
            <text:p>217.14</text:p>
          </table:table-cell>
        </table:table-row>
        <table:table-row table:style-name="ro1">
          <table:table-cell office:value-type="float" office:value="8.7112">
            <text:p>8.7112</text:p>
          </table:table-cell>
          <table:table-cell office:value-type="float" office:value="2552.6">
            <text:p>2552.6</text:p>
          </table:table-cell>
          <table:table-cell office:value-type="float" office:value="215.32">
            <text:p>215.32</text:p>
          </table:table-cell>
        </table:table-row>
        <table:table-row table:style-name="ro1">
          <table:table-cell office:value-type="float" office:value="8.7612">
            <text:p>8.7612</text:p>
          </table:table-cell>
          <table:table-cell office:value-type="float" office:value="2563.3">
            <text:p>2563.3</text:p>
          </table:table-cell>
          <table:table-cell office:value-type="float" office:value="213.51">
            <text:p>213.51</text:p>
          </table:table-cell>
        </table:table-row>
        <table:table-row table:style-name="ro1">
          <table:table-cell office:value-type="float" office:value="8.8112">
            <text:p>8.8112</text:p>
          </table:table-cell>
          <table:table-cell office:value-type="float" office:value="2573.9">
            <text:p>2573.9</text:p>
          </table:table-cell>
          <table:table-cell office:value-type="float" office:value="211.7">
            <text:p>211.7</text:p>
          </table:table-cell>
        </table:table-row>
        <table:table-row table:style-name="ro1">
          <table:table-cell office:value-type="float" office:value="8.8612">
            <text:p>8.8612</text:p>
          </table:table-cell>
          <table:table-cell office:value-type="float" office:value="2584.5">
            <text:p>2584.5</text:p>
          </table:table-cell>
          <table:table-cell office:value-type="float" office:value="209.9">
            <text:p>209.9</text:p>
          </table:table-cell>
        </table:table-row>
        <table:table-row table:style-name="ro1">
          <table:table-cell office:value-type="float" office:value="8.9112">
            <text:p>8.9112</text:p>
          </table:table-cell>
          <table:table-cell office:value-type="float" office:value="2594.9">
            <text:p>2594.9</text:p>
          </table:table-cell>
          <table:table-cell office:value-type="float" office:value="208.1">
            <text:p>208.1</text:p>
          </table:table-cell>
        </table:table-row>
        <table:table-row table:style-name="ro1">
          <table:table-cell office:value-type="float" office:value="8.9612">
            <text:p>8.9612</text:p>
          </table:table-cell>
          <table:table-cell office:value-type="float" office:value="2605.3">
            <text:p>2605.3</text:p>
          </table:table-cell>
          <table:table-cell office:value-type="float" office:value="206.31">
            <text:p>206.31</text:p>
          </table:table-cell>
        </table:table-row>
        <table:table-row table:style-name="ro1">
          <table:table-cell office:value-type="float" office:value="9.0112">
            <text:p>9.0112</text:p>
          </table:table-cell>
          <table:table-cell office:value-type="float" office:value="2615.5">
            <text:p>2615.5</text:p>
          </table:table-cell>
          <table:table-cell office:value-type="float" office:value="204.52">
            <text:p>204.52</text:p>
          </table:table-cell>
        </table:table-row>
        <table:table-row table:style-name="ro1">
          <table:table-cell office:value-type="float" office:value="9.0612">
            <text:p>9.0612</text:p>
          </table:table-cell>
          <table:table-cell office:value-type="float" office:value="2625.7">
            <text:p>2625.7</text:p>
          </table:table-cell>
          <table:table-cell office:value-type="float" office:value="202.74">
            <text:p>202.74</text:p>
          </table:table-cell>
        </table:table-row>
        <table:table-row table:style-name="ro1">
          <table:table-cell office:value-type="float" office:value="9.1112">
            <text:p>9.1112</text:p>
          </table:table-cell>
          <table:table-cell office:value-type="float" office:value="2635.8">
            <text:p>2635.8</text:p>
          </table:table-cell>
          <table:table-cell office:value-type="float" office:value="200.96">
            <text:p>200.96</text:p>
          </table:table-cell>
        </table:table-row>
        <table:table-row table:style-name="ro1">
          <table:table-cell office:value-type="float" office:value="9.1612">
            <text:p>9.1612</text:p>
          </table:table-cell>
          <table:table-cell office:value-type="float" office:value="2645.8">
            <text:p>2645.8</text:p>
          </table:table-cell>
          <table:table-cell office:value-type="float" office:value="199.19">
            <text:p>199.19</text:p>
          </table:table-cell>
        </table:table-row>
        <table:table-row table:style-name="ro1">
          <table:table-cell office:value-type="float" office:value="9.2112">
            <text:p>9.2112</text:p>
          </table:table-cell>
          <table:table-cell office:value-type="float" office:value="2655.7">
            <text:p>2655.7</text:p>
          </table:table-cell>
          <table:table-cell office:value-type="float" office:value="197.41">
            <text:p>197.41</text:p>
          </table:table-cell>
        </table:table-row>
        <table:table-row table:style-name="ro1">
          <table:table-cell office:value-type="float" office:value="9.2612">
            <text:p>9.2612</text:p>
          </table:table-cell>
          <table:table-cell office:value-type="float" office:value="2665.6">
            <text:p>2665.6</text:p>
          </table:table-cell>
          <table:table-cell office:value-type="float" office:value="195.64">
            <text:p>195.64</text:p>
          </table:table-cell>
        </table:table-row>
        <table:table-row table:style-name="ro1">
          <table:table-cell office:value-type="float" office:value="9.3112">
            <text:p>9.3112</text:p>
          </table:table-cell>
          <table:table-cell office:value-type="float" office:value="2675.3">
            <text:p>2675.3</text:p>
          </table:table-cell>
          <table:table-cell office:value-type="float" office:value="193.88">
            <text:p>193.88</text:p>
          </table:table-cell>
        </table:table-row>
        <table:table-row table:style-name="ro1">
          <table:table-cell office:value-type="float" office:value="9.3612">
            <text:p>9.3612</text:p>
          </table:table-cell>
          <table:table-cell office:value-type="float" office:value="2684.9">
            <text:p>2684.9</text:p>
          </table:table-cell>
          <table:table-cell office:value-type="float" office:value="192.11">
            <text:p>192.11</text:p>
          </table:table-cell>
        </table:table-row>
        <table:table-row table:style-name="ro1">
          <table:table-cell office:value-type="float" office:value="9.4113">
            <text:p>9.4113</text:p>
          </table:table-cell>
          <table:table-cell office:value-type="float" office:value="2694.5">
            <text:p>2694.5</text:p>
          </table:table-cell>
          <table:table-cell office:value-type="float" office:value="190.34">
            <text:p>190.34</text:p>
          </table:table-cell>
        </table:table-row>
        <table:table-row table:style-name="ro1">
          <table:table-cell office:value-type="float" office:value="9.4613">
            <text:p>9.4613</text:p>
          </table:table-cell>
          <table:table-cell office:value-type="float" office:value="2704">
            <text:p>2704</text:p>
          </table:table-cell>
          <table:table-cell office:value-type="float" office:value="188.58">
            <text:p>188.58</text:p>
          </table:table-cell>
        </table:table-row>
        <table:table-row table:style-name="ro1">
          <table:table-cell office:value-type="float" office:value="9.5113">
            <text:p>9.5113</text:p>
          </table:table-cell>
          <table:table-cell office:value-type="float" office:value="2713.4">
            <text:p>2713.4</text:p>
          </table:table-cell>
          <table:table-cell office:value-type="float" office:value="186.81">
            <text:p>186.81</text:p>
          </table:table-cell>
        </table:table-row>
        <table:table-row table:style-name="ro1">
          <table:table-cell office:value-type="float" office:value="9.5613">
            <text:p>9.5613</text:p>
          </table:table-cell>
          <table:table-cell office:value-type="float" office:value="2722.7">
            <text:p>2722.7</text:p>
          </table:table-cell>
          <table:table-cell office:value-type="float" office:value="185.05">
            <text:p>185.05</text:p>
          </table:table-cell>
        </table:table-row>
        <table:table-row table:style-name="ro1">
          <table:table-cell office:value-type="float" office:value="9.6113">
            <text:p>9.6113</text:p>
          </table:table-cell>
          <table:table-cell office:value-type="float" office:value="2731.9">
            <text:p>2731.9</text:p>
          </table:table-cell>
          <table:table-cell office:value-type="float" office:value="183.29">
            <text:p>183.29</text:p>
          </table:table-cell>
        </table:table-row>
        <table:table-row table:style-name="ro1">
          <table:table-cell office:value-type="float" office:value="9.6613">
            <text:p>9.6613</text:p>
          </table:table-cell>
          <table:table-cell office:value-type="float" office:value="2741">
            <text:p>2741</text:p>
          </table:table-cell>
          <table:table-cell office:value-type="float" office:value="181.53">
            <text:p>181.53</text:p>
          </table:table-cell>
        </table:table-row>
        <table:table-row table:style-name="ro1">
          <table:table-cell office:value-type="float" office:value="9.7113">
            <text:p>9.7113</text:p>
          </table:table-cell>
          <table:table-cell office:value-type="float" office:value="2750">
            <text:p>2750</text:p>
          </table:table-cell>
          <table:table-cell office:value-type="float" office:value="179.77">
            <text:p>179.77</text:p>
          </table:table-cell>
        </table:table-row>
        <table:table-row table:style-name="ro1">
          <table:table-cell office:value-type="float" office:value="9.7613">
            <text:p>9.7613</text:p>
          </table:table-cell>
          <table:table-cell office:value-type="float" office:value="2759">
            <text:p>2759</text:p>
          </table:table-cell>
          <table:table-cell office:value-type="float" office:value="178.01">
            <text:p>178.01</text:p>
          </table:table-cell>
        </table:table-row>
        <table:table-row table:style-name="ro1">
          <table:table-cell office:value-type="float" office:value="9.8113">
            <text:p>9.8113</text:p>
          </table:table-cell>
          <table:table-cell office:value-type="float" office:value="2767.8">
            <text:p>2767.8</text:p>
          </table:table-cell>
          <table:table-cell office:value-type="float" office:value="176.26">
            <text:p>176.26</text:p>
          </table:table-cell>
        </table:table-row>
        <table:table-row table:style-name="ro1">
          <table:table-cell office:value-type="float" office:value="9.8613">
            <text:p>9.8613</text:p>
          </table:table-cell>
          <table:table-cell office:value-type="float" office:value="2776.6">
            <text:p>2776.6</text:p>
          </table:table-cell>
          <table:table-cell office:value-type="float" office:value="174.51">
            <text:p>174.51</text:p>
          </table:table-cell>
        </table:table-row>
        <table:table-row table:style-name="ro1">
          <table:table-cell office:value-type="float" office:value="9.9113">
            <text:p>9.9113</text:p>
          </table:table-cell>
          <table:table-cell office:value-type="float" office:value="2785.3">
            <text:p>2785.3</text:p>
          </table:table-cell>
          <table:table-cell office:value-type="float" office:value="172.77">
            <text:p>172.77</text:p>
          </table:table-cell>
        </table:table-row>
        <table:table-row table:style-name="ro1">
          <table:table-cell office:value-type="float" office:value="9.9613">
            <text:p>9.9613</text:p>
          </table:table-cell>
          <table:table-cell office:value-type="float" office:value="2793.9">
            <text:p>2793.9</text:p>
          </table:table-cell>
          <table:table-cell office:value-type="float" office:value="171.02">
            <text:p>171.02</text:p>
          </table:table-cell>
        </table:table-row>
        <table:table-row table:style-name="ro1">
          <table:table-cell office:value-type="float" office:value="10.011">
            <text:p>10.011</text:p>
          </table:table-cell>
          <table:table-cell office:value-type="float" office:value="2802.4">
            <text:p>2802.4</text:p>
          </table:table-cell>
          <table:table-cell office:value-type="float" office:value="169.29">
            <text:p>169.29</text:p>
          </table:table-cell>
        </table:table-row>
        <table:table-row table:style-name="ro1">
          <table:table-cell office:value-type="float" office:value="10.061">
            <text:p>10.061</text:p>
          </table:table-cell>
          <table:table-cell office:value-type="float" office:value="2810.8">
            <text:p>2810.8</text:p>
          </table:table-cell>
          <table:table-cell office:value-type="float" office:value="167.55">
            <text:p>167.55</text:p>
          </table:table-cell>
        </table:table-row>
        <table:table-row table:style-name="ro1">
          <table:table-cell office:value-type="float" office:value="10.111">
            <text:p>10.111</text:p>
          </table:table-cell>
          <table:table-cell office:value-type="float" office:value="2819.1">
            <text:p>2819.1</text:p>
          </table:table-cell>
          <table:table-cell office:value-type="float" office:value="165.82">
            <text:p>165.82</text:p>
          </table:table-cell>
        </table:table-row>
        <table:table-row table:style-name="ro1">
          <table:table-cell office:value-type="float" office:value="10.161">
            <text:p>10.161</text:p>
          </table:table-cell>
          <table:table-cell office:value-type="float" office:value="2827.4">
            <text:p>2827.4</text:p>
          </table:table-cell>
          <table:table-cell office:value-type="float" office:value="164.1">
            <text:p>164.1</text:p>
          </table:table-cell>
        </table:table-row>
        <table:table-row table:style-name="ro1">
          <table:table-cell office:value-type="float" office:value="10.211">
            <text:p>10.211</text:p>
          </table:table-cell>
          <table:table-cell office:value-type="float" office:value="2835.5">
            <text:p>2835.5</text:p>
          </table:table-cell>
          <table:table-cell office:value-type="float" office:value="162.37">
            <text:p>162.37</text:p>
          </table:table-cell>
        </table:table-row>
        <table:table-row table:style-name="ro1">
          <table:table-cell office:value-type="float" office:value="10.261">
            <text:p>10.261</text:p>
          </table:table-cell>
          <table:table-cell office:value-type="float" office:value="2843.6">
            <text:p>2843.6</text:p>
          </table:table-cell>
          <table:table-cell office:value-type="float" office:value="160.65">
            <text:p>160.65</text:p>
          </table:table-cell>
        </table:table-row>
        <table:table-row table:style-name="ro1">
          <table:table-cell office:value-type="float" office:value="10.311">
            <text:p>10.311</text:p>
          </table:table-cell>
          <table:table-cell office:value-type="float" office:value="2851.6">
            <text:p>2851.6</text:p>
          </table:table-cell>
          <table:table-cell office:value-type="float" office:value="158.94">
            <text:p>158.94</text:p>
          </table:table-cell>
        </table:table-row>
        <table:table-row table:style-name="ro1">
          <table:table-cell office:value-type="float" office:value="10.361">
            <text:p>10.361</text:p>
          </table:table-cell>
          <table:table-cell office:value-type="float" office:value="2859.5">
            <text:p>2859.5</text:p>
          </table:table-cell>
          <table:table-cell office:value-type="float" office:value="157.22">
            <text:p>157.22</text:p>
          </table:table-cell>
        </table:table-row>
        <table:table-row table:style-name="ro1">
          <table:table-cell office:value-type="float" office:value="10.411">
            <text:p>10.411</text:p>
          </table:table-cell>
          <table:table-cell office:value-type="float" office:value="2867.3">
            <text:p>2867.3</text:p>
          </table:table-cell>
          <table:table-cell office:value-type="float" office:value="155.51">
            <text:p>155.51</text:p>
          </table:table-cell>
        </table:table-row>
        <table:table-row table:style-name="ro1">
          <table:table-cell office:value-type="float" office:value="10.461">
            <text:p>10.461</text:p>
          </table:table-cell>
          <table:table-cell office:value-type="float" office:value="2875.1">
            <text:p>2875.1</text:p>
          </table:table-cell>
          <table:table-cell office:value-type="float" office:value="153.8">
            <text:p>153.8</text:p>
          </table:table-cell>
        </table:table-row>
        <table:table-row table:style-name="ro1">
          <table:table-cell office:value-type="float" office:value="10.511">
            <text:p>10.511</text:p>
          </table:table-cell>
          <table:table-cell office:value-type="float" office:value="2882.7">
            <text:p>2882.7</text:p>
          </table:table-cell>
          <table:table-cell office:value-type="float" office:value="152.09">
            <text:p>152.09</text:p>
          </table:table-cell>
        </table:table-row>
        <table:table-row table:style-name="ro1">
          <table:table-cell office:value-type="float" office:value="10.561">
            <text:p>10.561</text:p>
          </table:table-cell>
          <table:table-cell office:value-type="float" office:value="2890.3">
            <text:p>2890.3</text:p>
          </table:table-cell>
          <table:table-cell office:value-type="float" office:value="150.39">
            <text:p>150.39</text:p>
          </table:table-cell>
        </table:table-row>
        <table:table-row table:style-name="ro1">
          <table:table-cell office:value-type="float" office:value="10.611">
            <text:p>10.611</text:p>
          </table:table-cell>
          <table:table-cell office:value-type="float" office:value="2897.7">
            <text:p>2897.7</text:p>
          </table:table-cell>
          <table:table-cell office:value-type="float" office:value="148.68">
            <text:p>148.68</text:p>
          </table:table-cell>
        </table:table-row>
        <table:table-row table:style-name="ro1">
          <table:table-cell office:value-type="float" office:value="10.661">
            <text:p>10.661</text:p>
          </table:table-cell>
          <table:table-cell office:value-type="float" office:value="2905.1">
            <text:p>2905.1</text:p>
          </table:table-cell>
          <table:table-cell office:value-type="float" office:value="146.98">
            <text:p>146.98</text:p>
          </table:table-cell>
        </table:table-row>
        <table:table-row table:style-name="ro1">
          <table:table-cell office:value-type="float" office:value="10.711">
            <text:p>10.711</text:p>
          </table:table-cell>
          <table:table-cell office:value-type="float" office:value="2912.4">
            <text:p>2912.4</text:p>
          </table:table-cell>
          <table:table-cell office:value-type="float" office:value="145.28">
            <text:p>145.28</text:p>
          </table:table-cell>
        </table:table-row>
        <table:table-row table:style-name="ro1">
          <table:table-cell office:value-type="float" office:value="10.761">
            <text:p>10.761</text:p>
          </table:table-cell>
          <table:table-cell office:value-type="float" office:value="2919.7">
            <text:p>2919.7</text:p>
          </table:table-cell>
          <table:table-cell office:value-type="float" office:value="143.58">
            <text:p>143.58</text:p>
          </table:table-cell>
        </table:table-row>
        <table:table-row table:style-name="ro1">
          <table:table-cell office:value-type="float" office:value="10.811">
            <text:p>10.811</text:p>
          </table:table-cell>
          <table:table-cell office:value-type="float" office:value="2926.8">
            <text:p>2926.8</text:p>
          </table:table-cell>
          <table:table-cell office:value-type="float" office:value="141.89">
            <text:p>141.89</text:p>
          </table:table-cell>
        </table:table-row>
        <table:table-row table:style-name="ro1">
          <table:table-cell office:value-type="float" office:value="10.861">
            <text:p>10.861</text:p>
          </table:table-cell>
          <table:table-cell office:value-type="float" office:value="2933.9">
            <text:p>2933.9</text:p>
          </table:table-cell>
          <table:table-cell office:value-type="float" office:value="140.2">
            <text:p>140.2</text:p>
          </table:table-cell>
        </table:table-row>
        <table:table-row table:style-name="ro1">
          <table:table-cell office:value-type="float" office:value="10.911">
            <text:p>10.911</text:p>
          </table:table-cell>
          <table:table-cell office:value-type="float" office:value="2940.8">
            <text:p>2940.8</text:p>
          </table:table-cell>
          <table:table-cell office:value-type="float" office:value="138.5">
            <text:p>138.5</text:p>
          </table:table-cell>
        </table:table-row>
        <table:table-row table:style-name="ro1">
          <table:table-cell office:value-type="float" office:value="10.961">
            <text:p>10.961</text:p>
          </table:table-cell>
          <table:table-cell office:value-type="float" office:value="2947.7">
            <text:p>2947.7</text:p>
          </table:table-cell>
          <table:table-cell office:value-type="float" office:value="136.81">
            <text:p>136.81</text:p>
          </table:table-cell>
        </table:table-row>
        <table:table-row table:style-name="ro1">
          <table:table-cell office:value-type="float" office:value="11.011">
            <text:p>11.011</text:p>
          </table:table-cell>
          <table:table-cell office:value-type="float" office:value="2954.5">
            <text:p>2954.5</text:p>
          </table:table-cell>
          <table:table-cell office:value-type="float" office:value="135.12">
            <text:p>135.12</text:p>
          </table:table-cell>
        </table:table-row>
        <table:table-row table:style-name="ro1">
          <table:table-cell office:value-type="float" office:value="11.061">
            <text:p>11.061</text:p>
          </table:table-cell>
          <table:table-cell office:value-type="float" office:value="2961.2">
            <text:p>2961.2</text:p>
          </table:table-cell>
          <table:table-cell office:value-type="float" office:value="133.43">
            <text:p>133.43</text:p>
          </table:table-cell>
        </table:table-row>
        <table:table-row table:style-name="ro1">
          <table:table-cell office:value-type="float" office:value="11.111">
            <text:p>11.111</text:p>
          </table:table-cell>
          <table:table-cell office:value-type="float" office:value="2967.8">
            <text:p>2967.8</text:p>
          </table:table-cell>
          <table:table-cell office:value-type="float" office:value="131.74">
            <text:p>131.74</text:p>
          </table:table-cell>
        </table:table-row>
        <table:table-row table:style-name="ro1">
          <table:table-cell office:value-type="float" office:value="11.161">
            <text:p>11.161</text:p>
          </table:table-cell>
          <table:table-cell office:value-type="float" office:value="2974.4">
            <text:p>2974.4</text:p>
          </table:table-cell>
          <table:table-cell office:value-type="float" office:value="130.05">
            <text:p>130.05</text:p>
          </table:table-cell>
        </table:table-row>
        <table:table-row table:style-name="ro1">
          <table:table-cell office:value-type="float" office:value="11.211">
            <text:p>11.211</text:p>
          </table:table-cell>
          <table:table-cell office:value-type="float" office:value="2980.8">
            <text:p>2980.8</text:p>
          </table:table-cell>
          <table:table-cell office:value-type="float" office:value="128.37">
            <text:p>128.37</text:p>
          </table:table-cell>
        </table:table-row>
        <table:table-row table:style-name="ro1">
          <table:table-cell office:value-type="float" office:value="11.261">
            <text:p>11.261</text:p>
          </table:table-cell>
          <table:table-cell office:value-type="float" office:value="2987.2">
            <text:p>2987.2</text:p>
          </table:table-cell>
          <table:table-cell office:value-type="float" office:value="126.68">
            <text:p>126.68</text:p>
          </table:table-cell>
        </table:table-row>
        <table:table-row table:style-name="ro1">
          <table:table-cell office:value-type="float" office:value="11.311">
            <text:p>11.311</text:p>
          </table:table-cell>
          <table:table-cell office:value-type="float" office:value="2993.5">
            <text:p>2993.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1.361">
            <text:p>11.361</text:p>
          </table:table-cell>
          <table:table-cell office:value-type="float" office:value="2999.7">
            <text:p>2999.7</text:p>
          </table:table-cell>
          <table:table-cell office:value-type="float" office:value="123.31">
            <text:p>123.31</text:p>
          </table:table-cell>
        </table:table-row>
        <table:table-row table:style-name="ro1">
          <table:table-cell office:value-type="float" office:value="11.411">
            <text:p>11.411</text:p>
          </table:table-cell>
          <table:table-cell office:value-type="float" office:value="3005.8">
            <text:p>3005.8</text:p>
          </table:table-cell>
          <table:table-cell office:value-type="float" office:value="121.63">
            <text:p>121.63</text:p>
          </table:table-cell>
        </table:table-row>
        <table:table-row table:style-name="ro1">
          <table:table-cell office:value-type="float" office:value="11.461">
            <text:p>11.461</text:p>
          </table:table-cell>
          <table:table-cell office:value-type="float" office:value="3011.9">
            <text:p>3011.9</text:p>
          </table:table-cell>
          <table:table-cell office:value-type="float" office:value="119.95">
            <text:p>119.95</text:p>
          </table:table-cell>
        </table:table-row>
        <table:table-row table:style-name="ro1">
          <table:table-cell office:value-type="float" office:value="11.511">
            <text:p>11.511</text:p>
          </table:table-cell>
          <table:table-cell office:value-type="float" office:value="3017.8">
            <text:p>3017.8</text:p>
          </table:table-cell>
          <table:table-cell office:value-type="float" office:value="118.27">
            <text:p>118.27</text:p>
          </table:table-cell>
        </table:table-row>
        <table:table-row table:style-name="ro1">
          <table:table-cell office:value-type="float" office:value="11.561">
            <text:p>11.561</text:p>
          </table:table-cell>
          <table:table-cell office:value-type="float" office:value="3023.7">
            <text:p>3023.7</text:p>
          </table:table-cell>
          <table:table-cell office:value-type="float" office:value="116.6">
            <text:p>116.6</text:p>
          </table:table-cell>
        </table:table-row>
        <table:table-row table:style-name="ro1">
          <table:table-cell office:value-type="float" office:value="11.611">
            <text:p>11.611</text:p>
          </table:table-cell>
          <table:table-cell office:value-type="float" office:value="3029.5">
            <text:p>3029.5</text:p>
          </table:table-cell>
          <table:table-cell office:value-type="float" office:value="114.93">
            <text:p>114.93</text:p>
          </table:table-cell>
        </table:table-row>
        <table:table-row table:style-name="ro1">
          <table:table-cell office:value-type="float" office:value="11.661">
            <text:p>11.661</text:p>
          </table:table-cell>
          <table:table-cell office:value-type="float" office:value="3035.2">
            <text:p>3035.2</text:p>
          </table:table-cell>
          <table:table-cell office:value-type="float" office:value="113.26">
            <text:p>113.26</text:p>
          </table:table-cell>
        </table:table-row>
        <table:table-row table:style-name="ro1">
          <table:table-cell office:value-type="float" office:value="11.711">
            <text:p>11.711</text:p>
          </table:table-cell>
          <table:table-cell office:value-type="float" office:value="3040.8">
            <text:p>3040.8</text:p>
          </table:table-cell>
          <table:table-cell office:value-type="float" office:value="111.59">
            <text:p>111.59</text:p>
          </table:table-cell>
        </table:table-row>
        <table:table-row table:style-name="ro1">
          <table:table-cell office:value-type="float" office:value="11.761">
            <text:p>11.761</text:p>
          </table:table-cell>
          <table:table-cell office:value-type="float" office:value="3046.4">
            <text:p>3046.4</text:p>
          </table:table-cell>
          <table:table-cell office:value-type="float" office:value="109.92">
            <text:p>109.92</text:p>
          </table:table-cell>
        </table:table-row>
        <table:table-row table:style-name="ro1">
          <table:table-cell office:value-type="float" office:value="11.811">
            <text:p>11.811</text:p>
          </table:table-cell>
          <table:table-cell office:value-type="float" office:value="3051.8">
            <text:p>3051.8</text:p>
          </table:table-cell>
          <table:table-cell office:value-type="float" office:value="108.26">
            <text:p>108.26</text:p>
          </table:table-cell>
        </table:table-row>
        <table:table-row table:style-name="ro1">
          <table:table-cell office:value-type="float" office:value="11.861">
            <text:p>11.861</text:p>
          </table:table-cell>
          <table:table-cell office:value-type="float" office:value="3057.2">
            <text:p>3057.2</text:p>
          </table:table-cell>
          <table:table-cell office:value-type="float" office:value="106.6">
            <text:p>106.6</text:p>
          </table:table-cell>
        </table:table-row>
        <table:table-row table:style-name="ro1">
          <table:table-cell office:value-type="float" office:value="11.911">
            <text:p>11.911</text:p>
          </table:table-cell>
          <table:table-cell office:value-type="float" office:value="3062.5">
            <text:p>3062.5</text:p>
          </table:table-cell>
          <table:table-cell office:value-type="float" office:value="104.94">
            <text:p>104.94</text:p>
          </table:table-cell>
        </table:table-row>
        <table:table-row table:style-name="ro1">
          <table:table-cell office:value-type="float" office:value="11.961">
            <text:p>11.961</text:p>
          </table:table-cell>
          <table:table-cell office:value-type="float" office:value="3067.7">
            <text:p>3067.7</text:p>
          </table:table-cell>
          <table:table-cell office:value-type="float" office:value="103.29">
            <text:p>103.29</text:p>
          </table:table-cell>
        </table:table-row>
        <table:table-row table:style-name="ro1">
          <table:table-cell office:value-type="float" office:value="12.011">
            <text:p>12.011</text:p>
          </table:table-cell>
          <table:table-cell office:value-type="float" office:value="3072.8">
            <text:p>3072.8</text:p>
          </table:table-cell>
          <table:table-cell office:value-type="float" office:value="101.63">
            <text:p>101.63</text:p>
          </table:table-cell>
        </table:table-row>
        <table:table-row table:style-name="ro1">
          <table:table-cell office:value-type="float" office:value="12.061">
            <text:p>12.061</text:p>
          </table:table-cell>
          <table:table-cell office:value-type="float" office:value="3077.8">
            <text:p>3077.8</text:p>
          </table:table-cell>
          <table:table-cell office:value-type="float" office:value="99.98">
            <text:p>99.98</text:p>
          </table:table-cell>
        </table:table-row>
        <table:table-row table:style-name="ro1">
          <table:table-cell office:value-type="float" office:value="12.111">
            <text:p>12.111</text:p>
          </table:table-cell>
          <table:table-cell office:value-type="float" office:value="3082.8">
            <text:p>3082.8</text:p>
          </table:table-cell>
          <table:table-cell office:value-type="float" office:value="98.33">
            <text:p>98.33</text:p>
          </table:table-cell>
        </table:table-row>
        <table:table-row table:style-name="ro1">
          <table:table-cell office:value-type="float" office:value="12.161">
            <text:p>12.161</text:p>
          </table:table-cell>
          <table:table-cell office:value-type="float" office:value="3087.7">
            <text:p>3087.7</text:p>
          </table:table-cell>
          <table:table-cell office:value-type="float" office:value="96.682">
            <text:p>96.682</text:p>
          </table:table-cell>
        </table:table-row>
        <table:table-row table:style-name="ro1">
          <table:table-cell office:value-type="float" office:value="12.211">
            <text:p>12.211</text:p>
          </table:table-cell>
          <table:table-cell office:value-type="float" office:value="3092.5">
            <text:p>3092.5</text:p>
          </table:table-cell>
          <table:table-cell office:value-type="float" office:value="95.036">
            <text:p>95.036</text:p>
          </table:table-cell>
        </table:table-row>
        <table:table-row table:style-name="ro1">
          <table:table-cell office:value-type="float" office:value="12.261">
            <text:p>12.261</text:p>
          </table:table-cell>
          <table:table-cell office:value-type="float" office:value="3097.2">
            <text:p>3097.2</text:p>
          </table:table-cell>
          <table:table-cell office:value-type="float" office:value="93.392">
            <text:p>93.392</text:p>
          </table:table-cell>
        </table:table-row>
        <table:table-row table:style-name="ro1">
          <table:table-cell office:value-type="float" office:value="12.311">
            <text:p>12.311</text:p>
          </table:table-cell>
          <table:table-cell office:value-type="float" office:value="3101.8">
            <text:p>3101.8</text:p>
          </table:table-cell>
          <table:table-cell office:value-type="float" office:value="91.75">
            <text:p>91.75</text:p>
          </table:table-cell>
        </table:table-row>
        <table:table-row table:style-name="ro1">
          <table:table-cell office:value-type="float" office:value="12.361">
            <text:p>12.361</text:p>
          </table:table-cell>
          <table:table-cell office:value-type="float" office:value="3106.4">
            <text:p>3106.4</text:p>
          </table:table-cell>
          <table:table-cell office:value-type="float" office:value="90.109">
            <text:p>90.109</text:p>
          </table:table-cell>
        </table:table-row>
        <table:table-row table:style-name="ro1">
          <table:table-cell office:value-type="float" office:value="12.411">
            <text:p>12.411</text:p>
          </table:table-cell>
          <table:table-cell office:value-type="float" office:value="3110.8">
            <text:p>3110.8</text:p>
          </table:table-cell>
          <table:table-cell office:value-type="float" office:value="88.47">
            <text:p>88.47</text:p>
          </table:table-cell>
        </table:table-row>
        <table:table-row table:style-name="ro1">
          <table:table-cell office:value-type="float" office:value="12.461">
            <text:p>12.461</text:p>
          </table:table-cell>
          <table:table-cell office:value-type="float" office:value="3115.2">
            <text:p>3115.2</text:p>
          </table:table-cell>
          <table:table-cell office:value-type="float" office:value="86.832">
            <text:p>86.832</text:p>
          </table:table-cell>
        </table:table-row>
        <table:table-row table:style-name="ro1">
          <table:table-cell office:value-type="float" office:value="12.511">
            <text:p>12.511</text:p>
          </table:table-cell>
          <table:table-cell office:value-type="float" office:value="3119.5">
            <text:p>3119.5</text:p>
          </table:table-cell>
          <table:table-cell office:value-type="float" office:value="85.196">
            <text:p>85.196</text:p>
          </table:table-cell>
        </table:table-row>
        <table:table-row table:style-name="ro1">
          <table:table-cell office:value-type="float" office:value="12.561">
            <text:p>12.561</text:p>
          </table:table-cell>
          <table:table-cell office:value-type="float" office:value="3123.7">
            <text:p>3123.7</text:p>
          </table:table-cell>
          <table:table-cell office:value-type="float" office:value="83.562">
            <text:p>83.562</text:p>
          </table:table-cell>
        </table:table-row>
        <table:table-row table:style-name="ro1">
          <table:table-cell office:value-type="float" office:value="12.611">
            <text:p>12.611</text:p>
          </table:table-cell>
          <table:table-cell office:value-type="float" office:value="3127.9">
            <text:p>3127.9</text:p>
          </table:table-cell>
          <table:table-cell office:value-type="float" office:value="81.93">
            <text:p>81.93</text:p>
          </table:table-cell>
        </table:table-row>
        <table:table-row table:style-name="ro1">
          <table:table-cell office:value-type="float" office:value="12.661">
            <text:p>12.661</text:p>
          </table:table-cell>
          <table:table-cell office:value-type="float" office:value="3131.9">
            <text:p>3131.9</text:p>
          </table:table-cell>
          <table:table-cell office:value-type="float" office:value="80.3">
            <text:p>80.3</text:p>
          </table:table-cell>
        </table:table-row>
        <table:table-row table:style-name="ro1">
          <table:table-cell office:value-type="float" office:value="12.711">
            <text:p>12.711</text:p>
          </table:table-cell>
          <table:table-cell office:value-type="float" office:value="3135.9">
            <text:p>3135.9</text:p>
          </table:table-cell>
          <table:table-cell office:value-type="float" office:value="78.669">
            <text:p>78.669</text:p>
          </table:table-cell>
        </table:table-row>
        <table:table-row table:style-name="ro1">
          <table:table-cell office:value-type="float" office:value="12.761">
            <text:p>12.761</text:p>
          </table:table-cell>
          <table:table-cell office:value-type="float" office:value="3139.8">
            <text:p>3139.8</text:p>
          </table:table-cell>
          <table:table-cell office:value-type="float" office:value="77.04">
            <text:p>77.04</text:p>
          </table:table-cell>
        </table:table-row>
        <table:table-row table:style-name="ro1">
          <table:table-cell office:value-type="float" office:value="12.811">
            <text:p>12.811</text:p>
          </table:table-cell>
          <table:table-cell office:value-type="float" office:value="3143.6">
            <text:p>3143.6</text:p>
          </table:table-cell>
          <table:table-cell office:value-type="float" office:value="75.411">
            <text:p>75.411</text:p>
          </table:table-cell>
        </table:table-row>
        <table:table-row table:style-name="ro1">
          <table:table-cell office:value-type="float" office:value="12.861">
            <text:p>12.861</text:p>
          </table:table-cell>
          <table:table-cell office:value-type="float" office:value="3147.3">
            <text:p>3147.3</text:p>
          </table:table-cell>
          <table:table-cell office:value-type="float" office:value="73.784">
            <text:p>73.784</text:p>
          </table:table-cell>
        </table:table-row>
        <table:table-row table:style-name="ro1">
          <table:table-cell office:value-type="float" office:value="12.911">
            <text:p>12.911</text:p>
          </table:table-cell>
          <table:table-cell office:value-type="float" office:value="3151">
            <text:p>3151</text:p>
          </table:table-cell>
          <table:table-cell office:value-type="float" office:value="72.158">
            <text:p>72.158</text:p>
          </table:table-cell>
        </table:table-row>
        <table:table-row table:style-name="ro1">
          <table:table-cell office:value-type="float" office:value="12.961">
            <text:p>12.961</text:p>
          </table:table-cell>
          <table:table-cell office:value-type="float" office:value="3154.5">
            <text:p>3154.5</text:p>
          </table:table-cell>
          <table:table-cell office:value-type="float" office:value="70.532">
            <text:p>70.532</text:p>
          </table:table-cell>
        </table:table-row>
        <table:table-row table:style-name="ro1">
          <table:table-cell office:value-type="float" office:value="13.011">
            <text:p>13.011</text:p>
          </table:table-cell>
          <table:table-cell office:value-type="float" office:value="3158">
            <text:p>3158</text:p>
          </table:table-cell>
          <table:table-cell office:value-type="float" office:value="68.906">
            <text:p>68.906</text:p>
          </table:table-cell>
        </table:table-row>
        <table:table-row table:style-name="ro1">
          <table:table-cell office:value-type="float" office:value="13.061">
            <text:p>13.061</text:p>
          </table:table-cell>
          <table:table-cell office:value-type="float" office:value="3161.4">
            <text:p>3161.4</text:p>
          </table:table-cell>
          <table:table-cell office:value-type="float" office:value="67.282">
            <text:p>67.282</text:p>
          </table:table-cell>
        </table:table-row>
        <table:table-row table:style-name="ro1">
          <table:table-cell office:value-type="float" office:value="13.111">
            <text:p>13.111</text:p>
          </table:table-cell>
          <table:table-cell office:value-type="float" office:value="3164.8">
            <text:p>3164.8</text:p>
          </table:table-cell>
          <table:table-cell office:value-type="float" office:value="65.658">
            <text:p>65.658</text:p>
          </table:table-cell>
        </table:table-row>
        <table:table-row table:style-name="ro1">
          <table:table-cell office:value-type="float" office:value="13.161">
            <text:p>13.161</text:p>
          </table:table-cell>
          <table:table-cell office:value-type="float" office:value="3168">
            <text:p>3168</text:p>
          </table:table-cell>
          <table:table-cell office:value-type="float" office:value="64.035">
            <text:p>64.035</text:p>
          </table:table-cell>
        </table:table-row>
        <table:table-row table:style-name="ro1">
          <table:table-cell office:value-type="float" office:value="13.211">
            <text:p>13.211</text:p>
          </table:table-cell>
          <table:table-cell office:value-type="float" office:value="3171.2">
            <text:p>3171.2</text:p>
          </table:table-cell>
          <table:table-cell office:value-type="float" office:value="62.413">
            <text:p>62.413</text:p>
          </table:table-cell>
        </table:table-row>
        <table:table-row table:style-name="ro1">
          <table:table-cell office:value-type="float" office:value="13.261">
            <text:p>13.261</text:p>
          </table:table-cell>
          <table:table-cell office:value-type="float" office:value="3174.2">
            <text:p>3174.2</text:p>
          </table:table-cell>
          <table:table-cell office:value-type="float" office:value="60.791">
            <text:p>60.791</text:p>
          </table:table-cell>
        </table:table-row>
        <table:table-row table:style-name="ro1">
          <table:table-cell office:value-type="float" office:value="13.311">
            <text:p>13.311</text:p>
          </table:table-cell>
          <table:table-cell office:value-type="float" office:value="3177.2">
            <text:p>3177.2</text:p>
          </table:table-cell>
          <table:table-cell office:value-type="float" office:value="59.171">
            <text:p>59.171</text:p>
          </table:table-cell>
        </table:table-row>
        <table:table-row table:style-name="ro1">
          <table:table-cell office:value-type="float" office:value="13.361">
            <text:p>13.361</text:p>
          </table:table-cell>
          <table:table-cell office:value-type="float" office:value="3180.2">
            <text:p>3180.2</text:p>
          </table:table-cell>
          <table:table-cell office:value-type="float" office:value="57.552">
            <text:p>57.552</text:p>
          </table:table-cell>
        </table:table-row>
        <table:table-row table:style-name="ro1">
          <table:table-cell office:value-type="float" office:value="13.411">
            <text:p>13.411</text:p>
          </table:table-cell>
          <table:table-cell office:value-type="float" office:value="3183">
            <text:p>3183</text:p>
          </table:table-cell>
          <table:table-cell office:value-type="float" office:value="55.932">
            <text:p>55.932</text:p>
          </table:table-cell>
        </table:table-row>
        <table:table-row table:style-name="ro1">
          <table:table-cell office:value-type="float" office:value="13.461">
            <text:p>13.461</text:p>
          </table:table-cell>
          <table:table-cell office:value-type="float" office:value="3185.8">
            <text:p>3185.8</text:p>
          </table:table-cell>
          <table:table-cell office:value-type="float" office:value="54.312">
            <text:p>54.312</text:p>
          </table:table-cell>
        </table:table-row>
        <table:table-row table:style-name="ro1">
          <table:table-cell office:value-type="float" office:value="13.511">
            <text:p>13.511</text:p>
          </table:table-cell>
          <table:table-cell office:value-type="float" office:value="3188.4">
            <text:p>3188.4</text:p>
          </table:table-cell>
          <table:table-cell office:value-type="float" office:value="52.694">
            <text:p>52.694</text:p>
          </table:table-cell>
        </table:table-row>
        <table:table-row table:style-name="ro1">
          <table:table-cell office:value-type="float" office:value="13.561">
            <text:p>13.561</text:p>
          </table:table-cell>
          <table:table-cell office:value-type="float" office:value="3191">
            <text:p>3191</text:p>
          </table:table-cell>
          <table:table-cell office:value-type="float" office:value="51.077">
            <text:p>51.077</text:p>
          </table:table-cell>
        </table:table-row>
        <table:table-row table:style-name="ro1">
          <table:table-cell office:value-type="float" office:value="13.611">
            <text:p>13.611</text:p>
          </table:table-cell>
          <table:table-cell office:value-type="float" office:value="3193.5">
            <text:p>3193.5</text:p>
          </table:table-cell>
          <table:table-cell office:value-type="float" office:value="49.459">
            <text:p>49.459</text:p>
          </table:table-cell>
        </table:table-row>
        <table:table-row table:style-name="ro1">
          <table:table-cell office:value-type="float" office:value="13.661">
            <text:p>13.661</text:p>
          </table:table-cell>
          <table:table-cell office:value-type="float" office:value="3196">
            <text:p>3196</text:p>
          </table:table-cell>
          <table:table-cell office:value-type="float" office:value="47.842">
            <text:p>47.842</text:p>
          </table:table-cell>
        </table:table-row>
        <table:table-row table:style-name="ro1">
          <table:table-cell office:value-type="float" office:value="13.711">
            <text:p>13.711</text:p>
          </table:table-cell>
          <table:table-cell office:value-type="float" office:value="3198.3">
            <text:p>3198.3</text:p>
          </table:table-cell>
          <table:table-cell office:value-type="float" office:value="46.225">
            <text:p>46.225</text:p>
          </table:table-cell>
        </table:table-row>
        <table:table-row table:style-name="ro1">
          <table:table-cell office:value-type="float" office:value="13.761">
            <text:p>13.761</text:p>
          </table:table-cell>
          <table:table-cell office:value-type="float" office:value="3200.6">
            <text:p>3200.6</text:p>
          </table:table-cell>
          <table:table-cell office:value-type="float" office:value="44.61">
            <text:p>44.61</text:p>
          </table:table-cell>
        </table:table-row>
        <table:table-row table:style-name="ro1">
          <table:table-cell office:value-type="float" office:value="13.811">
            <text:p>13.811</text:p>
          </table:table-cell>
          <table:table-cell office:value-type="float" office:value="3202.8">
            <text:p>3202.8</text:p>
          </table:table-cell>
          <table:table-cell office:value-type="float" office:value="42.996">
            <text:p>42.996</text:p>
          </table:table-cell>
        </table:table-row>
        <table:table-row table:style-name="ro1">
          <table:table-cell office:value-type="float" office:value="13.861">
            <text:p>13.861</text:p>
          </table:table-cell>
          <table:table-cell office:value-type="float" office:value="3204.9">
            <text:p>3204.9</text:p>
          </table:table-cell>
          <table:table-cell office:value-type="float" office:value="41.382">
            <text:p>41.382</text:p>
          </table:table-cell>
        </table:table-row>
        <table:table-row table:style-name="ro1">
          <table:table-cell office:value-type="float" office:value="13.911">
            <text:p>13.911</text:p>
          </table:table-cell>
          <table:table-cell office:value-type="float" office:value="3206.9">
            <text:p>3206.9</text:p>
          </table:table-cell>
          <table:table-cell office:value-type="float" office:value="39.77">
            <text:p>39.77</text:p>
          </table:table-cell>
        </table:table-row>
        <table:table-row table:style-name="ro1">
          <table:table-cell office:value-type="float" office:value="13.961">
            <text:p>13.961</text:p>
          </table:table-cell>
          <table:table-cell office:value-type="float" office:value="3208.9">
            <text:p>3208.9</text:p>
          </table:table-cell>
          <table:table-cell office:value-type="float" office:value="38.16">
            <text:p>38.16</text:p>
          </table:table-cell>
        </table:table-row>
        <table:table-row table:style-name="ro1">
          <table:table-cell office:value-type="float" office:value="14.011">
            <text:p>14.011</text:p>
          </table:table-cell>
          <table:table-cell office:value-type="float" office:value="3210.7">
            <text:p>3210.7</text:p>
          </table:table-cell>
          <table:table-cell office:value-type="float" office:value="36.551">
            <text:p>36.551</text:p>
          </table:table-cell>
        </table:table-row>
        <table:table-row table:style-name="ro1">
          <table:table-cell office:value-type="float" office:value="14.061">
            <text:p>14.061</text:p>
          </table:table-cell>
          <table:table-cell office:value-type="float" office:value="3212.5">
            <text:p>3212.5</text:p>
          </table:table-cell>
          <table:table-cell office:value-type="float" office:value="34.946">
            <text:p>34.946</text:p>
          </table:table-cell>
        </table:table-row>
        <table:table-row table:style-name="ro1">
          <table:table-cell office:value-type="float" office:value="14.111">
            <text:p>14.111</text:p>
          </table:table-cell>
          <table:table-cell office:value-type="float" office:value="3214.2">
            <text:p>3214.2</text:p>
          </table:table-cell>
          <table:table-cell office:value-type="float" office:value="33.343">
            <text:p>33.343</text:p>
          </table:table-cell>
        </table:table-row>
        <table:table-row table:style-name="ro1">
          <table:table-cell office:value-type="float" office:value="14.161">
            <text:p>14.161</text:p>
          </table:table-cell>
          <table:table-cell office:value-type="float" office:value="3215.9">
            <text:p>3215.9</text:p>
          </table:table-cell>
          <table:table-cell office:value-type="float" office:value="31.742">
            <text:p>31.742</text:p>
          </table:table-cell>
        </table:table-row>
        <table:table-row table:style-name="ro1">
          <table:table-cell office:value-type="float" office:value="14.211">
            <text:p>14.211</text:p>
          </table:table-cell>
          <table:table-cell office:value-type="float" office:value="3217.4">
            <text:p>3217.4</text:p>
          </table:table-cell>
          <table:table-cell office:value-type="float" office:value="30.142">
            <text:p>30.142</text:p>
          </table:table-cell>
        </table:table-row>
        <table:table-row table:style-name="ro1">
          <table:table-cell office:value-type="float" office:value="14.261">
            <text:p>14.261</text:p>
          </table:table-cell>
          <table:table-cell office:value-type="float" office:value="3218.9">
            <text:p>3218.9</text:p>
          </table:table-cell>
          <table:table-cell office:value-type="float" office:value="28.544">
            <text:p>28.544</text:p>
          </table:table-cell>
        </table:table-row>
        <table:table-row table:style-name="ro1">
          <table:table-cell office:value-type="float" office:value="14.311">
            <text:p>14.311</text:p>
          </table:table-cell>
          <table:table-cell office:value-type="float" office:value="3220.3">
            <text:p>3220.3</text:p>
          </table:table-cell>
          <table:table-cell office:value-type="float" office:value="26.947">
            <text:p>26.947</text:p>
          </table:table-cell>
        </table:table-row>
        <table:table-row table:style-name="ro1">
          <table:table-cell office:value-type="float" office:value="14.361">
            <text:p>14.361</text:p>
          </table:table-cell>
          <table:table-cell office:value-type="float" office:value="3221.6">
            <text:p>3221.6</text:p>
          </table:table-cell>
          <table:table-cell office:value-type="float" office:value="25.354">
            <text:p>25.354</text:p>
          </table:table-cell>
        </table:table-row>
        <table:table-row table:style-name="ro1">
          <table:table-cell office:value-type="float" office:value="14.411">
            <text:p>14.411</text:p>
          </table:table-cell>
          <table:table-cell office:value-type="float" office:value="3222.8">
            <text:p>3222.8</text:p>
          </table:table-cell>
          <table:table-cell office:value-type="float" office:value="23.761">
            <text:p>23.761</text:p>
          </table:table-cell>
        </table:table-row>
        <table:table-row table:style-name="ro1">
          <table:table-cell office:value-type="float" office:value="14.461">
            <text:p>14.461</text:p>
          </table:table-cell>
          <table:table-cell office:value-type="float" office:value="3223.9">
            <text:p>3223.9</text:p>
          </table:table-cell>
          <table:table-cell office:value-type="float" office:value="22.171">
            <text:p>22.171</text:p>
          </table:table-cell>
        </table:table-row>
        <table:table-row table:style-name="ro1">
          <table:table-cell office:value-type="float" office:value="14.511">
            <text:p>14.511</text:p>
          </table:table-cell>
          <table:table-cell office:value-type="float" office:value="3225">
            <text:p>3225</text:p>
          </table:table-cell>
          <table:table-cell office:value-type="float" office:value="20.583">
            <text:p>20.583</text:p>
          </table:table-cell>
        </table:table-row>
        <table:table-row table:style-name="ro1">
          <table:table-cell office:value-type="float" office:value="14.561">
            <text:p>14.561</text:p>
          </table:table-cell>
          <table:table-cell office:value-type="float" office:value="3226">
            <text:p>3226</text:p>
          </table:table-cell>
          <table:table-cell office:value-type="float" office:value="18.998">
            <text:p>18.998</text:p>
          </table:table-cell>
        </table:table-row>
        <table:table-row table:style-name="ro1">
          <table:table-cell office:value-type="float" office:value="14.611">
            <text:p>14.611</text:p>
          </table:table-cell>
          <table:table-cell office:value-type="float" office:value="3226.9">
            <text:p>3226.9</text:p>
          </table:table-cell>
          <table:table-cell office:value-type="float" office:value="17.416">
            <text:p>17.416</text:p>
          </table:table-cell>
        </table:table-row>
        <table:table-row table:style-name="ro1">
          <table:table-cell office:value-type="float" office:value="14.661">
            <text:p>14.661</text:p>
          </table:table-cell>
          <table:table-cell office:value-type="float" office:value="3227.7">
            <text:p>3227.7</text:p>
          </table:table-cell>
          <table:table-cell office:value-type="float" office:value="15.839">
            <text:p>15.839</text:p>
          </table:table-cell>
        </table:table-row>
        <table:table-row table:style-name="ro1">
          <table:table-cell office:value-type="float" office:value="14.711">
            <text:p>14.711</text:p>
          </table:table-cell>
          <table:table-cell office:value-type="float" office:value="3228.5">
            <text:p>3228.5</text:p>
          </table:table-cell>
          <table:table-cell office:value-type="float" office:value="14.266">
            <text:p>14.266</text:p>
          </table:table-cell>
        </table:table-row>
        <table:table-row table:style-name="ro1">
          <table:table-cell office:value-type="float" office:value="14.761">
            <text:p>14.761</text:p>
          </table:table-cell>
          <table:table-cell office:value-type="float" office:value="3229.2">
            <text:p>3229.2</text:p>
          </table:table-cell>
          <table:table-cell office:value-type="float" office:value="12.696">
            <text:p>12.696</text:p>
          </table:table-cell>
        </table:table-row>
        <table:table-row table:style-name="ro1">
          <table:table-cell office:value-type="float" office:value="14.811">
            <text:p>14.811</text:p>
          </table:table-cell>
          <table:table-cell office:value-type="float" office:value="3229.8">
            <text:p>3229.8</text:p>
          </table:table-cell>
          <table:table-cell office:value-type="float" office:value="11.127">
            <text:p>11.127</text:p>
          </table:table-cell>
        </table:table-row>
        <table:table-row table:style-name="ro1">
          <table:table-cell office:value-type="float" office:value="14.861">
            <text:p>14.861</text:p>
          </table:table-cell>
          <table:table-cell office:value-type="float" office:value="3230.3">
            <text:p>3230.3</text:p>
          </table:table-cell>
          <table:table-cell office:value-type="float" office:value="9.5611">
            <text:p>9.5611</text:p>
          </table:table-cell>
        </table:table-row>
        <table:table-row table:style-name="ro1">
          <table:table-cell office:value-type="float" office:value="14.911">
            <text:p>14.911</text:p>
          </table:table-cell>
          <table:table-cell office:value-type="float" office:value="3230.7">
            <text:p>3230.7</text:p>
          </table:table-cell>
          <table:table-cell office:value-type="float" office:value="7.9964">
            <text:p>7.9964</text:p>
          </table:table-cell>
        </table:table-row>
        <table:table-row table:style-name="ro1">
          <table:table-cell office:value-type="float" office:value="14.961">
            <text:p>14.961</text:p>
          </table:table-cell>
          <table:table-cell office:value-type="float" office:value="3231.1">
            <text:p>3231.1</text:p>
          </table:table-cell>
          <table:table-cell office:value-type="float" office:value="6.4343">
            <text:p>6.4343</text:p>
          </table:table-cell>
        </table:table-row>
        <table:table-row table:style-name="ro1">
          <table:table-cell office:value-type="float" office:value="15.011">
            <text:p>15.011</text:p>
          </table:table-cell>
          <table:table-cell office:value-type="float" office:value="3231.4">
            <text:p>3231.4</text:p>
          </table:table-cell>
          <table:table-cell office:value-type="float" office:value="4.8765">
            <text:p>4.8765</text:p>
          </table:table-cell>
        </table:table-row>
        <table:table-row table:style-name="ro1">
          <table:table-cell office:value-type="float" office:value="15.061">
            <text:p>15.061</text:p>
          </table:table-cell>
          <table:table-cell office:value-type="float" office:value="3231.6">
            <text:p>3231.6</text:p>
          </table:table-cell>
          <table:table-cell office:value-type="float" office:value="3.3229">
            <text:p>3.3229</text:p>
          </table:table-cell>
        </table:table-row>
        <table:table-row table:style-name="ro1">
          <table:table-cell office:value-type="float" office:value="15.111">
            <text:p>15.111</text:p>
          </table:table-cell>
          <table:table-cell office:value-type="float" office:value="3231.7">
            <text:p>3231.7</text:p>
          </table:table-cell>
          <table:table-cell office:value-type="float" office:value="1.7744">
            <text:p>1.7744</text:p>
          </table:table-cell>
        </table:table-row>
        <table:table-row table:style-name="ro1">
          <table:table-cell office:value-type="float" office:value="15.161">
            <text:p>15.161</text:p>
          </table:table-cell>
          <table:table-cell office:value-type="float" office:value="3231.7">
            <text:p>3231.7</text:p>
          </table:table-cell>
          <table:table-cell office:value-type="float" office:value="0.22556">
            <text:p>0.22556</text:p>
          </table:table-cell>
        </table:table-row>
        <table:table-row table:style-name="ro1">
          <table:table-cell office:value-type="float" office:value="15.211">
            <text:p>15.211</text:p>
          </table:table-cell>
          <table:table-cell office:value-type="float" office:value="3231.7">
            <text:p>3231.7</text:p>
          </table:table-cell>
          <table:table-cell office:value-type="float" office:value="-1.3564">
            <text:p>-1.3564</text:p>
          </table:table-cell>
        </table:table-row>
        <table:table-row table:style-name="ro1">
          <table:table-cell office:value-type="string">
            <text:p># Event APOGEE occurred at t=15.261 seconds</text:p>
          </table:table-cell>
          <table:table-cell table:number-columns-repeated="2"/>
        </table:table-row>
        <table:table-row table:style-name="ro1">
          <table:table-cell office:value-type="float" office:value="15.261">
            <text:p>15.261</text:p>
          </table:table-cell>
          <table:table-cell office:value-type="float" office:value="3231.6">
            <text:p>3231.6</text:p>
          </table:table-cell>
          <table:table-cell office:value-type="float" office:value="-2.9359">
            <text:p>-2.9359</text:p>
          </table:table-cell>
        </table:table-row>
        <table:table-row table:style-name="ro1">
          <table:table-cell office:value-type="float" office:value="15.311">
            <text:p>15.311</text:p>
          </table:table-cell>
          <table:table-cell office:value-type="float" office:value="3231.4">
            <text:p>3231.4</text:p>
          </table:table-cell>
          <table:table-cell office:value-type="float" office:value="-4.5131">
            <text:p>-4.5131</text:p>
          </table:table-cell>
        </table:table-row>
        <table:table-row table:style-name="ro1">
          <table:table-cell office:value-type="float" office:value="15.361">
            <text:p>15.361</text:p>
          </table:table-cell>
          <table:table-cell office:value-type="float" office:value="3231.2">
            <text:p>3231.2</text:p>
          </table:table-cell>
          <table:table-cell office:value-type="float" office:value="-6.0876">
            <text:p>-6.0876</text:p>
          </table:table-cell>
        </table:table-row>
        <table:table-row table:style-name="ro1">
          <table:table-cell office:value-type="float" office:value="15.411">
            <text:p>15.411</text:p>
          </table:table-cell>
          <table:table-cell office:value-type="float" office:value="3230.8">
            <text:p>3230.8</text:p>
          </table:table-cell>
          <table:table-cell office:value-type="float" office:value="-7.6589">
            <text:p>-7.6589</text:p>
          </table:table-cell>
        </table:table-row>
        <table:table-row table:style-name="ro1">
          <table:table-cell office:value-type="float" office:value="15.461">
            <text:p>15.461</text:p>
          </table:table-cell>
          <table:table-cell office:value-type="float" office:value="3230.4">
            <text:p>3230.4</text:p>
          </table:table-cell>
          <table:table-cell office:value-type="float" office:value="-9.2259">
            <text:p>-9.2259</text:p>
          </table:table-cell>
        </table:table-row>
        <table:table-row table:style-name="ro1">
          <table:table-cell office:value-type="float" office:value="15.511">
            <text:p>15.511</text:p>
          </table:table-cell>
          <table:table-cell office:value-type="float" office:value="3229.9">
            <text:p>3229.9</text:p>
          </table:table-cell>
          <table:table-cell office:value-type="float" office:value="-10.788">
            <text:p>-10.788</text:p>
          </table:table-cell>
        </table:table-row>
        <table:table-row table:style-name="ro1">
          <table:table-cell office:value-type="float" office:value="15.561">
            <text:p>15.561</text:p>
          </table:table-cell>
          <table:table-cell office:value-type="float" office:value="3229.3">
            <text:p>3229.3</text:p>
          </table:table-cell>
          <table:table-cell office:value-type="float" office:value="-12.345">
            <text:p>-12.345</text:p>
          </table:table-cell>
        </table:table-row>
        <table:table-row table:style-name="ro1">
          <table:table-cell office:value-type="float" office:value="15.611">
            <text:p>15.611</text:p>
          </table:table-cell>
          <table:table-cell office:value-type="float" office:value="3228.7">
            <text:p>3228.7</text:p>
          </table:table-cell>
          <table:table-cell office:value-type="float" office:value="-13.893">
            <text:p>-13.893</text:p>
          </table:table-cell>
        </table:table-row>
        <table:table-row table:style-name="ro1">
          <table:table-cell office:value-type="float" office:value="15.661">
            <text:p>15.661</text:p>
          </table:table-cell>
          <table:table-cell office:value-type="float" office:value="3227.9">
            <text:p>3227.9</text:p>
          </table:table-cell>
          <table:table-cell office:value-type="float" office:value="-15.434">
            <text:p>-15.434</text:p>
          </table:table-cell>
        </table:table-row>
        <table:table-row table:style-name="ro1">
          <table:table-cell office:value-type="float" office:value="15.711">
            <text:p>15.711</text:p>
          </table:table-cell>
          <table:table-cell office:value-type="float" office:value="3227.1">
            <text:p>3227.1</text:p>
          </table:table-cell>
          <table:table-cell office:value-type="float" office:value="-16.966">
            <text:p>-16.966</text:p>
          </table:table-cell>
        </table:table-row>
        <table:table-row table:style-name="ro1">
          <table:table-cell office:value-type="float" office:value="15.761">
            <text:p>15.761</text:p>
          </table:table-cell>
          <table:table-cell office:value-type="float" office:value="3226.2">
            <text:p>3226.2</text:p>
          </table:table-cell>
          <table:table-cell office:value-type="float" office:value="-18.489">
            <text:p>-18.489</text:p>
          </table:table-cell>
        </table:table-row>
        <table:table-row table:style-name="ro1">
          <table:table-cell office:value-type="float" office:value="15.811">
            <text:p>15.811</text:p>
          </table:table-cell>
          <table:table-cell office:value-type="float" office:value="3225.3">
            <text:p>3225.3</text:p>
          </table:table-cell>
          <table:table-cell office:value-type="float" office:value="-20.001">
            <text:p>-20.001</text:p>
          </table:table-cell>
        </table:table-row>
        <table:table-row table:style-name="ro1">
          <table:table-cell office:value-type="float" office:value="15.861">
            <text:p>15.861</text:p>
          </table:table-cell>
          <table:table-cell office:value-type="float" office:value="3224.2">
            <text:p>3224.2</text:p>
          </table:table-cell>
          <table:table-cell office:value-type="float" office:value="-21.503">
            <text:p>-21.503</text:p>
          </table:table-cell>
        </table:table-row>
        <table:table-row table:style-name="ro1">
          <table:table-cell office:value-type="float" office:value="15.911">
            <text:p>15.911</text:p>
          </table:table-cell>
          <table:table-cell office:value-type="float" office:value="3223.1">
            <text:p>3223.1</text:p>
          </table:table-cell>
          <table:table-cell office:value-type="float" office:value="-22.992">
            <text:p>-22.992</text:p>
          </table:table-cell>
        </table:table-row>
        <table:table-row table:style-name="ro1">
          <table:table-cell office:value-type="float" office:value="15.961">
            <text:p>15.961</text:p>
          </table:table-cell>
          <table:table-cell office:value-type="float" office:value="3221.9">
            <text:p>3221.9</text:p>
          </table:table-cell>
          <table:table-cell office:value-type="float" office:value="-24.464">
            <text:p>-24.464</text:p>
          </table:table-cell>
        </table:table-row>
        <table:table-row table:style-name="ro1">
          <table:table-cell office:value-type="float" office:value="16.011">
            <text:p>16.011</text:p>
          </table:table-cell>
          <table:table-cell office:value-type="float" office:value="3220.7">
            <text:p>3220.7</text:p>
          </table:table-cell>
          <table:table-cell office:value-type="float" office:value="-25.922">
            <text:p>-25.922</text:p>
          </table:table-cell>
        </table:table-row>
        <table:table-row table:style-name="ro1">
          <table:table-cell office:value-type="float" office:value="16.061">
            <text:p>16.061</text:p>
          </table:table-cell>
          <table:table-cell office:value-type="float" office:value="3219.3">
            <text:p>3219.3</text:p>
          </table:table-cell>
          <table:table-cell office:value-type="float" office:value="-27.365">
            <text:p>-27.365</text:p>
          </table:table-cell>
        </table:table-row>
        <table:table-row table:style-name="ro1">
          <table:table-cell office:value-type="float" office:value="16.111">
            <text:p>16.111</text:p>
          </table:table-cell>
          <table:table-cell office:value-type="float" office:value="3217.9">
            <text:p>3217.9</text:p>
          </table:table-cell>
          <table:table-cell office:value-type="float" office:value="-28.792">
            <text:p>-28.792</text:p>
          </table:table-cell>
        </table:table-row>
        <table:table-row table:style-name="ro1">
          <table:table-cell office:value-type="float" office:value="16.161">
            <text:p>16.161</text:p>
          </table:table-cell>
          <table:table-cell office:value-type="float" office:value="3216.5">
            <text:p>3216.5</text:p>
          </table:table-cell>
          <table:table-cell office:value-type="float" office:value="-30.199">
            <text:p>-30.199</text:p>
          </table:table-cell>
        </table:table-row>
        <table:table-row table:style-name="ro1">
          <table:table-cell office:value-type="float" office:value="16.211">
            <text:p>16.211</text:p>
          </table:table-cell>
          <table:table-cell office:value-type="float" office:value="3214.9">
            <text:p>3214.9</text:p>
          </table:table-cell>
          <table:table-cell office:value-type="float" office:value="-31.586">
            <text:p>-31.586</text:p>
          </table:table-cell>
        </table:table-row>
        <table:table-row table:style-name="ro1">
          <table:table-cell office:value-type="string">
            <text:p># Event RECOVERY_DEVICE_DEPLOYMENT occurred at t=16.261 seconds</text:p>
          </table:table-cell>
          <table:table-cell table:number-columns-repeated="2"/>
        </table:table-row>
        <table:table-row table:style-name="ro1">
          <table:table-cell office:value-type="float" office:value="16.323">
            <text:p>16.323</text:p>
          </table:table-cell>
          <table:table-cell office:value-type="float" office:value="3211.2">
            <text:p>3211.2</text:p>
          </table:table-cell>
          <table:table-cell office:value-type="float" office:value="-34.571">
            <text:p>-34.571</text:p>
          </table:table-cell>
        </table:table-row>
        <table:table-row table:style-name="ro1">
          <table:table-cell office:value-type="float" office:value="16.385">
            <text:p>16.385</text:p>
          </table:table-cell>
          <table:table-cell office:value-type="float" office:value="3209">
            <text:p>3209</text:p>
          </table:table-cell>
          <table:table-cell office:value-type="float" office:value="-36.195">
            <text:p>-36.195</text:p>
          </table:table-cell>
        </table:table-row>
        <table:table-row table:style-name="ro1">
          <table:table-cell office:value-type="float" office:value="16.449">
            <text:p>16.449</text:p>
          </table:table-cell>
          <table:table-cell office:value-type="float" office:value="3206.7">
            <text:p>3206.7</text:p>
          </table:table-cell>
          <table:table-cell office:value-type="float" office:value="-37.817">
            <text:p>-37.817</text:p>
          </table:table-cell>
        </table:table-row>
        <table:table-row table:style-name="ro1">
          <table:table-cell office:value-type="float" office:value="16.514">
            <text:p>16.514</text:p>
          </table:table-cell>
          <table:table-cell office:value-type="float" office:value="3204.2">
            <text:p>3204.2</text:p>
          </table:table-cell>
          <table:table-cell office:value-type="float" office:value="-39.437">
            <text:p>-39.437</text:p>
          </table:table-cell>
        </table:table-row>
        <table:table-row table:style-name="ro1">
          <table:table-cell office:value-type="float" office:value="16.58">
            <text:p>16.58</text:p>
          </table:table-cell>
          <table:table-cell office:value-type="float" office:value="3201.5">
            <text:p>3201.5</text:p>
          </table:table-cell>
          <table:table-cell office:value-type="float" office:value="-41.054">
            <text:p>-41.054</text:p>
          </table:table-cell>
        </table:table-row>
        <table:table-row table:style-name="ro1">
          <table:table-cell office:value-type="float" office:value="16.648">
            <text:p>16.648</text:p>
          </table:table-cell>
          <table:table-cell office:value-type="float" office:value="3198.7">
            <text:p>3198.7</text:p>
          </table:table-cell>
          <table:table-cell office:value-type="float" office:value="-42.67">
            <text:p>-42.67</text:p>
          </table:table-cell>
        </table:table-row>
        <table:table-row table:style-name="ro1">
          <table:table-cell office:value-type="float" office:value="16.717">
            <text:p>16.717</text:p>
          </table:table-cell>
          <table:table-cell office:value-type="float" office:value="3195.6">
            <text:p>3195.6</text:p>
          </table:table-cell>
          <table:table-cell office:value-type="float" office:value="-44.285">
            <text:p>-44.285</text:p>
          </table:table-cell>
        </table:table-row>
        <table:table-row table:style-name="ro1">
          <table:table-cell office:value-type="float" office:value="16.788">
            <text:p>16.788</text:p>
          </table:table-cell>
          <table:table-cell office:value-type="float" office:value="3192.4">
            <text:p>3192.4</text:p>
          </table:table-cell>
          <table:table-cell office:value-type="float" office:value="-45.898">
            <text:p>-45.898</text:p>
          </table:table-cell>
        </table:table-row>
        <table:table-row table:style-name="ro1">
          <table:table-cell office:value-type="float" office:value="16.861">
            <text:p>16.861</text:p>
          </table:table-cell>
          <table:table-cell office:value-type="float" office:value="3189">
            <text:p>3189</text:p>
          </table:table-cell>
          <table:table-cell office:value-type="float" office:value="-47.506">
            <text:p>-47.506</text:p>
          </table:table-cell>
        </table:table-row>
        <table:table-row table:style-name="ro1">
          <table:table-cell office:value-type="float" office:value="16.936">
            <text:p>16.936</text:p>
          </table:table-cell>
          <table:table-cell office:value-type="float" office:value="3185.4">
            <text:p>3185.4</text:p>
          </table:table-cell>
          <table:table-cell office:value-type="float" office:value="-49.114">
            <text:p>-49.114</text:p>
          </table:table-cell>
        </table:table-row>
        <table:table-row table:style-name="ro1">
          <table:table-cell office:value-type="float" office:value="17.013">
            <text:p>17.013</text:p>
          </table:table-cell>
          <table:table-cell office:value-type="float" office:value="3181.6">
            <text:p>3181.6</text:p>
          </table:table-cell>
          <table:table-cell office:value-type="float" office:value="-50.721">
            <text:p>-50.721</text:p>
          </table:table-cell>
        </table:table-row>
        <table:table-row table:style-name="ro1">
          <table:table-cell office:value-type="float" office:value="17.093">
            <text:p>17.093</text:p>
          </table:table-cell>
          <table:table-cell office:value-type="float" office:value="3177.5">
            <text:p>3177.5</text:p>
          </table:table-cell>
          <table:table-cell office:value-type="float" office:value="-52.325">
            <text:p>-52.325</text:p>
          </table:table-cell>
        </table:table-row>
        <table:table-row table:style-name="ro1">
          <table:table-cell office:value-type="float" office:value="17.175">
            <text:p>17.175</text:p>
          </table:table-cell>
          <table:table-cell office:value-type="float" office:value="3173.1">
            <text:p>3173.1</text:p>
          </table:table-cell>
          <table:table-cell office:value-type="float" office:value="-53.926">
            <text:p>-53.926</text:p>
          </table:table-cell>
        </table:table-row>
        <table:table-row table:style-name="ro1">
          <table:table-cell office:value-type="float" office:value="17.26">
            <text:p>17.26</text:p>
          </table:table-cell>
          <table:table-cell office:value-type="float" office:value="3168.4">
            <text:p>3168.4</text:p>
          </table:table-cell>
          <table:table-cell office:value-type="float" office:value="-55.524">
            <text:p>-55.524</text:p>
          </table:table-cell>
        </table:table-row>
        <table:table-row table:style-name="ro1">
          <table:table-cell office:value-type="float" office:value="17.349">
            <text:p>17.349</text:p>
          </table:table-cell>
          <table:table-cell office:value-type="float" office:value="3163.4">
            <text:p>3163.4</text:p>
          </table:table-cell>
          <table:table-cell office:value-type="float" office:value="-57.122">
            <text:p>-57.122</text:p>
          </table:table-cell>
        </table:table-row>
        <table:table-row table:style-name="ro1">
          <table:table-cell office:value-type="float" office:value="17.442">
            <text:p>17.442</text:p>
          </table:table-cell>
          <table:table-cell office:value-type="float" office:value="3158.1">
            <text:p>3158.1</text:p>
          </table:table-cell>
          <table:table-cell office:value-type="float" office:value="-58.715">
            <text:p>-58.715</text:p>
          </table:table-cell>
        </table:table-row>
        <table:table-row table:style-name="ro1">
          <table:table-cell office:value-type="float" office:value="17.538">
            <text:p>17.538</text:p>
          </table:table-cell>
          <table:table-cell office:value-type="float" office:value="3152.3">
            <text:p>3152.3</text:p>
          </table:table-cell>
          <table:table-cell office:value-type="float" office:value="-60.303">
            <text:p>-60.303</text:p>
          </table:table-cell>
        </table:table-row>
        <table:table-row table:style-name="ro1">
          <table:table-cell office:value-type="float" office:value="17.64">
            <text:p>17.64</text:p>
          </table:table-cell>
          <table:table-cell office:value-type="float" office:value="3146.1">
            <text:p>3146.1</text:p>
          </table:table-cell>
          <table:table-cell office:value-type="float" office:value="-61.888">
            <text:p>-61.888</text:p>
          </table:table-cell>
        </table:table-row>
        <table:table-row table:style-name="ro1">
          <table:table-cell office:value-type="float" office:value="17.746">
            <text:p>17.746</text:p>
          </table:table-cell>
          <table:table-cell office:value-type="float" office:value="3139.4">
            <text:p>3139.4</text:p>
          </table:table-cell>
          <table:table-cell office:value-type="float" office:value="-63.462">
            <text:p>-63.462</text:p>
          </table:table-cell>
        </table:table-row>
        <table:table-row table:style-name="ro1">
          <table:table-cell office:value-type="float" office:value="17.859">
            <text:p>17.859</text:p>
          </table:table-cell>
          <table:table-cell office:value-type="float" office:value="3132.2">
            <text:p>3132.2</text:p>
          </table:table-cell>
          <table:table-cell office:value-type="float" office:value="-65.03">
            <text:p>-65.03</text:p>
          </table:table-cell>
        </table:table-row>
        <table:table-row table:style-name="ro1">
          <table:table-cell office:value-type="float" office:value="17.978">
            <text:p>17.978</text:p>
          </table:table-cell>
          <table:table-cell office:value-type="float" office:value="3124.3">
            <text:p>3124.3</text:p>
          </table:table-cell>
          <table:table-cell office:value-type="float" office:value="-66.593">
            <text:p>-66.593</text:p>
          </table:table-cell>
        </table:table-row>
        <table:table-row table:style-name="ro1">
          <table:table-cell office:value-type="float" office:value="18.106">
            <text:p>18.106</text:p>
          </table:table-cell>
          <table:table-cell office:value-type="float" office:value="3115.8">
            <text:p>3115.8</text:p>
          </table:table-cell>
          <table:table-cell office:value-type="float" office:value="-68.148">
            <text:p>-68.148</text:p>
          </table:table-cell>
        </table:table-row>
        <table:table-row table:style-name="ro1">
          <table:table-cell office:value-type="float" office:value="18.242">
            <text:p>18.242</text:p>
          </table:table-cell>
          <table:table-cell office:value-type="float" office:value="3106.3">
            <text:p>3106.3</text:p>
          </table:table-cell>
          <table:table-cell office:value-type="float" office:value="-69.695">
            <text:p>-69.695</text:p>
          </table:table-cell>
        </table:table-row>
        <table:table-row table:style-name="ro1">
          <table:table-cell office:value-type="float" office:value="18.39">
            <text:p>18.39</text:p>
          </table:table-cell>
          <table:table-cell office:value-type="float" office:value="3095.9">
            <text:p>3095.9</text:p>
          </table:table-cell>
          <table:table-cell office:value-type="float" office:value="-71.225">
            <text:p>-71.225</text:p>
          </table:table-cell>
        </table:table-row>
        <table:table-row table:style-name="ro1">
          <table:table-cell office:value-type="float" office:value="18.549">
            <text:p>18.549</text:p>
          </table:table-cell>
          <table:table-cell office:value-type="float" office:value="3084.4">
            <text:p>3084.4</text:p>
          </table:table-cell>
          <table:table-cell office:value-type="float" office:value="-72.726">
            <text:p>-72.726</text:p>
          </table:table-cell>
        </table:table-row>
        <table:table-row table:style-name="ro1">
          <table:table-cell office:value-type="float" office:value="18.723">
            <text:p>18.723</text:p>
          </table:table-cell>
          <table:table-cell office:value-type="float" office:value="3071.7">
            <text:p>3071.7</text:p>
          </table:table-cell>
          <table:table-cell office:value-type="float" office:value="-74.193">
            <text:p>-74.193</text:p>
          </table:table-cell>
        </table:table-row>
        <table:table-row table:style-name="ro1">
          <table:table-cell office:value-type="float" office:value="18.916">
            <text:p>18.916</text:p>
          </table:table-cell>
          <table:table-cell office:value-type="float" office:value="3057.2">
            <text:p>3057.2</text:p>
          </table:table-cell>
          <table:table-cell office:value-type="float" office:value="-75.652">
            <text:p>-75.652</text:p>
          </table:table-cell>
        </table:table-row>
        <table:table-row table:style-name="ro1">
          <table:table-cell office:value-type="float" office:value="19.134">
            <text:p>19.134</text:p>
          </table:table-cell>
          <table:table-cell office:value-type="float" office:value="3040.6">
            <text:p>3040.6</text:p>
          </table:table-cell>
          <table:table-cell office:value-type="float" office:value="-77.095">
            <text:p>-77.095</text:p>
          </table:table-cell>
        </table:table-row>
        <table:table-row table:style-name="ro1">
          <table:table-cell office:value-type="float" office:value="19.381">
            <text:p>19.381</text:p>
          </table:table-cell>
          <table:table-cell office:value-type="float" office:value="3021.4">
            <text:p>3021.4</text:p>
          </table:table-cell>
          <table:table-cell office:value-type="float" office:value="-78.494">
            <text:p>-78.494</text:p>
          </table:table-cell>
        </table:table-row>
        <table:table-row table:style-name="ro1">
          <table:table-cell office:value-type="float" office:value="19.667">
            <text:p>19.667</text:p>
          </table:table-cell>
          <table:table-cell office:value-type="float" office:value="2998.7">
            <text:p>2998.7</text:p>
          </table:table-cell>
          <table:table-cell office:value-type="float" office:value="-79.847">
            <text:p>-79.847</text:p>
          </table:table-cell>
        </table:table-row>
        <table:table-row table:style-name="ro1">
          <table:table-cell office:value-type="float" office:value="20.023">
            <text:p>20.023</text:p>
          </table:table-cell>
          <table:table-cell office:value-type="float" office:value="2970.1">
            <text:p>2970.1</text:p>
          </table:table-cell>
          <table:table-cell office:value-type="float" office:value="-81.209">
            <text:p>-81.209</text:p>
          </table:table-cell>
        </table:table-row>
        <table:table-row table:style-name="ro1">
          <table:table-cell office:value-type="float" office:value="20.474">
            <text:p>20.474</text:p>
          </table:table-cell>
          <table:table-cell office:value-type="float" office:value="2933.2">
            <text:p>2933.2</text:p>
          </table:table-cell>
          <table:table-cell office:value-type="float" office:value="-82.499">
            <text:p>-82.499</text:p>
          </table:table-cell>
        </table:table-row>
        <table:table-row table:style-name="ro1">
          <table:table-cell office:value-type="float" office:value="20.974">
            <text:p>20.974</text:p>
          </table:table-cell>
          <table:table-cell office:value-type="float" office:value="2891.7">
            <text:p>2891.7</text:p>
          </table:table-cell>
          <table:table-cell office:value-type="float" office:value="-83.443">
            <text:p>-83.443</text:p>
          </table:table-cell>
        </table:table-row>
        <table:table-row table:style-name="ro1">
          <table:table-cell office:value-type="string">
            <text:p># Event EJECTION_CHARGE occurred at t=21.061 seconds</text:p>
          </table:table-cell>
          <table:table-cell table:number-columns-repeated="2"/>
        </table:table-row>
        <table:table-row table:style-name="ro1">
          <table:table-cell office:value-type="float" office:value="21.474">
            <text:p>21.474</text:p>
          </table:table-cell>
          <table:table-cell office:value-type="float" office:value="2849.8">
            <text:p>2849.8</text:p>
          </table:table-cell>
          <table:table-cell office:value-type="float" office:value="-84.04">
            <text:p>-84.04</text:p>
          </table:table-cell>
        </table:table-row>
        <table:table-row table:style-name="ro1">
          <table:table-cell office:value-type="float" office:value="21.974">
            <text:p>21.974</text:p>
          </table:table-cell>
          <table:table-cell office:value-type="float" office:value="2807.7">
            <text:p>2807.7</text:p>
          </table:table-cell>
          <table:table-cell office:value-type="float" office:value="-84.401">
            <text:p>-84.401</text:p>
          </table:table-cell>
        </table:table-row>
        <table:table-row table:style-name="ro1">
          <table:table-cell office:value-type="float" office:value="22.474">
            <text:p>22.474</text:p>
          </table:table-cell>
          <table:table-cell office:value-type="float" office:value="2765.4">
            <text:p>2765.4</text:p>
          </table:table-cell>
          <table:table-cell office:value-type="float" office:value="-84.62">
            <text:p>-84.62</text:p>
          </table:table-cell>
        </table:table-row>
        <table:table-row table:style-name="ro1">
          <table:table-cell office:value-type="float" office:value="22.974">
            <text:p>22.974</text:p>
          </table:table-cell>
          <table:table-cell office:value-type="float" office:value="2723.1">
            <text:p>2723.1</text:p>
          </table:table-cell>
          <table:table-cell office:value-type="float" office:value="-84.734">
            <text:p>-84.734</text:p>
          </table:table-cell>
        </table:table-row>
        <table:table-row table:style-name="ro1">
          <table:table-cell office:value-type="float" office:value="23.474">
            <text:p>23.474</text:p>
          </table:table-cell>
          <table:table-cell office:value-type="float" office:value="2680.7">
            <text:p>2680.7</text:p>
          </table:table-cell>
          <table:table-cell office:value-type="float" office:value="-84.785">
            <text:p>-84.785</text:p>
          </table:table-cell>
        </table:table-row>
        <table:table-row table:style-name="ro1">
          <table:table-cell office:value-type="float" office:value="23.974">
            <text:p>23.974</text:p>
          </table:table-cell>
          <table:table-cell office:value-type="float" office:value="2638.3">
            <text:p>2638.3</text:p>
          </table:table-cell>
          <table:table-cell office:value-type="float" office:value="-84.795">
            <text:p>-84.795</text:p>
          </table:table-cell>
        </table:table-row>
        <table:table-row table:style-name="ro1">
          <table:table-cell office:value-type="float" office:value="24.474">
            <text:p>24.474</text:p>
          </table:table-cell>
          <table:table-cell office:value-type="float" office:value="2595.9">
            <text:p>2595.9</text:p>
          </table:table-cell>
          <table:table-cell office:value-type="float" office:value="-84.787">
            <text:p>-84.787</text:p>
          </table:table-cell>
        </table:table-row>
        <table:table-row table:style-name="ro1">
          <table:table-cell office:value-type="float" office:value="24.974">
            <text:p>24.974</text:p>
          </table:table-cell>
          <table:table-cell office:value-type="float" office:value="2553.5">
            <text:p>2553.5</text:p>
          </table:table-cell>
          <table:table-cell office:value-type="float" office:value="-84.761">
            <text:p>-84.761</text:p>
          </table:table-cell>
        </table:table-row>
        <table:table-row table:style-name="ro1">
          <table:table-cell office:value-type="float" office:value="25.474">
            <text:p>25.474</text:p>
          </table:table-cell>
          <table:table-cell office:value-type="float" office:value="2511.2">
            <text:p>2511.2</text:p>
          </table:table-cell>
          <table:table-cell office:value-type="float" office:value="-84.728">
            <text:p>-84.728</text:p>
          </table:table-cell>
        </table:table-row>
        <table:table-row table:style-name="ro1">
          <table:table-cell office:value-type="float" office:value="25.974">
            <text:p>25.974</text:p>
          </table:table-cell>
          <table:table-cell office:value-type="float" office:value="2468.8">
            <text:p>2468.8</text:p>
          </table:table-cell>
          <table:table-cell office:value-type="float" office:value="-84.688">
            <text:p>-84.688</text:p>
          </table:table-cell>
        </table:table-row>
        <table:table-row table:style-name="ro1">
          <table:table-cell office:value-type="float" office:value="26.474">
            <text:p>26.474</text:p>
          </table:table-cell>
          <table:table-cell office:value-type="float" office:value="2426.5">
            <text:p>2426.5</text:p>
          </table:table-cell>
          <table:table-cell office:value-type="float" office:value="-84.642">
            <text:p>-84.642</text:p>
          </table:table-cell>
        </table:table-row>
        <table:table-row table:style-name="ro1">
          <table:table-cell office:value-type="float" office:value="26.974">
            <text:p>26.974</text:p>
          </table:table-cell>
          <table:table-cell office:value-type="float" office:value="2384.2">
            <text:p>2384.2</text:p>
          </table:table-cell>
          <table:table-cell office:value-type="float" office:value="-84.595">
            <text:p>-84.595</text:p>
          </table:table-cell>
        </table:table-row>
        <table:table-row table:style-name="ro1">
          <table:table-cell office:value-type="float" office:value="27.474">
            <text:p>27.474</text:p>
          </table:table-cell>
          <table:table-cell office:value-type="float" office:value="2341.9">
            <text:p>2341.9</text:p>
          </table:table-cell>
          <table:table-cell office:value-type="float" office:value="-84.544">
            <text:p>-84.544</text:p>
          </table:table-cell>
        </table:table-row>
        <table:table-row table:style-name="ro1">
          <table:table-cell office:value-type="float" office:value="27.974">
            <text:p>27.974</text:p>
          </table:table-cell>
          <table:table-cell office:value-type="float" office:value="2299.6">
            <text:p>2299.6</text:p>
          </table:table-cell>
          <table:table-cell office:value-type="float" office:value="-84.493">
            <text:p>-84.493</text:p>
          </table:table-cell>
        </table:table-row>
        <table:table-row table:style-name="ro1">
          <table:table-cell office:value-type="float" office:value="28.474">
            <text:p>28.474</text:p>
          </table:table-cell>
          <table:table-cell office:value-type="float" office:value="2257.4">
            <text:p>2257.4</text:p>
          </table:table-cell>
          <table:table-cell office:value-type="float" office:value="-84.44">
            <text:p>-84.44</text:p>
          </table:table-cell>
        </table:table-row>
        <table:table-row table:style-name="ro1">
          <table:table-cell office:value-type="float" office:value="28.974">
            <text:p>28.974</text:p>
          </table:table-cell>
          <table:table-cell office:value-type="float" office:value="2215.2">
            <text:p>2215.2</text:p>
          </table:table-cell>
          <table:table-cell office:value-type="float" office:value="-84.388">
            <text:p>-84.388</text:p>
          </table:table-cell>
        </table:table-row>
        <table:table-row table:style-name="ro1">
          <table:table-cell office:value-type="float" office:value="29.474">
            <text:p>29.474</text:p>
          </table:table-cell>
          <table:table-cell office:value-type="float" office:value="2173">
            <text:p>2173</text:p>
          </table:table-cell>
          <table:table-cell office:value-type="float" office:value="-84.337">
            <text:p>-84.337</text:p>
          </table:table-cell>
        </table:table-row>
        <table:table-row table:style-name="ro1">
          <table:table-cell office:value-type="float" office:value="29.974">
            <text:p>29.974</text:p>
          </table:table-cell>
          <table:table-cell office:value-type="float" office:value="2130.9">
            <text:p>2130.9</text:p>
          </table:table-cell>
          <table:table-cell office:value-type="float" office:value="-84.285">
            <text:p>-84.285</text:p>
          </table:table-cell>
        </table:table-row>
        <table:table-row table:style-name="ro1">
          <table:table-cell office:value-type="float" office:value="30.474">
            <text:p>30.474</text:p>
          </table:table-cell>
          <table:table-cell office:value-type="float" office:value="2088.7">
            <text:p>2088.7</text:p>
          </table:table-cell>
          <table:table-cell office:value-type="float" office:value="-84.233">
            <text:p>-84.233</text:p>
          </table:table-cell>
        </table:table-row>
        <table:table-row table:style-name="ro1">
          <table:table-cell office:value-type="float" office:value="30.974">
            <text:p>30.974</text:p>
          </table:table-cell>
          <table:table-cell office:value-type="float" office:value="2046.6">
            <text:p>2046.6</text:p>
          </table:table-cell>
          <table:table-cell office:value-type="float" office:value="-84.18">
            <text:p>-84.18</text:p>
          </table:table-cell>
        </table:table-row>
        <table:table-row table:style-name="ro1">
          <table:table-cell office:value-type="float" office:value="31.474">
            <text:p>31.474</text:p>
          </table:table-cell>
          <table:table-cell office:value-type="float" office:value="2004.5">
            <text:p>2004.5</text:p>
          </table:table-cell>
          <table:table-cell office:value-type="float" office:value="-84.128">
            <text:p>-84.128</text:p>
          </table:table-cell>
        </table:table-row>
        <table:table-row table:style-name="ro1">
          <table:table-cell office:value-type="float" office:value="31.974">
            <text:p>31.974</text:p>
          </table:table-cell>
          <table:table-cell office:value-type="float" office:value="1962.5">
            <text:p>1962.5</text:p>
          </table:table-cell>
          <table:table-cell office:value-type="float" office:value="-84.077">
            <text:p>-84.077</text:p>
          </table:table-cell>
        </table:table-row>
        <table:table-row table:style-name="ro1">
          <table:table-cell office:value-type="float" office:value="32.474">
            <text:p>32.474</text:p>
          </table:table-cell>
          <table:table-cell office:value-type="float" office:value="1920.5">
            <text:p>1920.5</text:p>
          </table:table-cell>
          <table:table-cell office:value-type="float" office:value="-84.026">
            <text:p>-84.026</text:p>
          </table:table-cell>
        </table:table-row>
        <table:table-row table:style-name="ro1">
          <table:table-cell office:value-type="float" office:value="32.974">
            <text:p>32.974</text:p>
          </table:table-cell>
          <table:table-cell office:value-type="float" office:value="1878.5">
            <text:p>1878.5</text:p>
          </table:table-cell>
          <table:table-cell office:value-type="float" office:value="-83.974">
            <text:p>-83.974</text:p>
          </table:table-cell>
        </table:table-row>
        <table:table-row table:style-name="ro1">
          <table:table-cell office:value-type="float" office:value="33.474">
            <text:p>33.474</text:p>
          </table:table-cell>
          <table:table-cell office:value-type="float" office:value="1836.5">
            <text:p>1836.5</text:p>
          </table:table-cell>
          <table:table-cell office:value-type="float" office:value="-83.923">
            <text:p>-83.923</text:p>
          </table:table-cell>
        </table:table-row>
        <table:table-row table:style-name="ro1">
          <table:table-cell office:value-type="float" office:value="33.974">
            <text:p>33.974</text:p>
          </table:table-cell>
          <table:table-cell office:value-type="float" office:value="1794.5">
            <text:p>1794.5</text:p>
          </table:table-cell>
          <table:table-cell office:value-type="float" office:value="-83.872">
            <text:p>-83.872</text:p>
          </table:table-cell>
        </table:table-row>
        <table:table-row table:style-name="ro1">
          <table:table-cell office:value-type="float" office:value="34.474">
            <text:p>34.474</text:p>
          </table:table-cell>
          <table:table-cell office:value-type="float" office:value="1752.6">
            <text:p>1752.6</text:p>
          </table:table-cell>
          <table:table-cell office:value-type="float" office:value="-83.821">
            <text:p>-83.821</text:p>
          </table:table-cell>
        </table:table-row>
        <table:table-row table:style-name="ro1">
          <table:table-cell office:value-type="float" office:value="34.974">
            <text:p>34.974</text:p>
          </table:table-cell>
          <table:table-cell office:value-type="float" office:value="1710.7">
            <text:p>1710.7</text:p>
          </table:table-cell>
          <table:table-cell office:value-type="float" office:value="-83.77">
            <text:p>-83.77</text:p>
          </table:table-cell>
        </table:table-row>
        <table:table-row table:style-name="ro1">
          <table:table-cell office:value-type="float" office:value="35.474">
            <text:p>35.474</text:p>
          </table:table-cell>
          <table:table-cell office:value-type="float" office:value="1668.9">
            <text:p>1668.9</text:p>
          </table:table-cell>
          <table:table-cell office:value-type="float" office:value="-83.719">
            <text:p>-83.719</text:p>
          </table:table-cell>
        </table:table-row>
        <table:table-row table:style-name="ro1">
          <table:table-cell office:value-type="float" office:value="35.974">
            <text:p>35.974</text:p>
          </table:table-cell>
          <table:table-cell office:value-type="float" office:value="1627">
            <text:p>1627</text:p>
          </table:table-cell>
          <table:table-cell office:value-type="float" office:value="-83.669">
            <text:p>-83.669</text:p>
          </table:table-cell>
        </table:table-row>
        <table:table-row table:style-name="ro1">
          <table:table-cell office:value-type="float" office:value="36.474">
            <text:p>36.474</text:p>
          </table:table-cell>
          <table:table-cell office:value-type="float" office:value="1585.2">
            <text:p>1585.2</text:p>
          </table:table-cell>
          <table:table-cell office:value-type="float" office:value="-83.619">
            <text:p>-83.619</text:p>
          </table:table-cell>
        </table:table-row>
        <table:table-row table:style-name="ro1">
          <table:table-cell office:value-type="float" office:value="36.974">
            <text:p>36.974</text:p>
          </table:table-cell>
          <table:table-cell office:value-type="float" office:value="1543.4">
            <text:p>1543.4</text:p>
          </table:table-cell>
          <table:table-cell office:value-type="float" office:value="-83.566">
            <text:p>-83.566</text:p>
          </table:table-cell>
        </table:table-row>
        <table:table-row table:style-name="ro1">
          <table:table-cell office:value-type="float" office:value="37.474">
            <text:p>37.474</text:p>
          </table:table-cell>
          <table:table-cell office:value-type="float" office:value="1501.6">
            <text:p>1501.6</text:p>
          </table:table-cell>
          <table:table-cell office:value-type="float" office:value="-83.514">
            <text:p>-83.514</text:p>
          </table:table-cell>
        </table:table-row>
        <table:table-row table:style-name="ro1">
          <table:table-cell office:value-type="float" office:value="37.974">
            <text:p>37.974</text:p>
          </table:table-cell>
          <table:table-cell office:value-type="float" office:value="1459.9">
            <text:p>1459.9</text:p>
          </table:table-cell>
          <table:table-cell office:value-type="float" office:value="-83.461">
            <text:p>-83.461</text:p>
          </table:table-cell>
        </table:table-row>
        <table:table-row table:style-name="ro1">
          <table:table-cell office:value-type="float" office:value="38.474">
            <text:p>38.474</text:p>
          </table:table-cell>
          <table:table-cell office:value-type="float" office:value="1418.2">
            <text:p>1418.2</text:p>
          </table:table-cell>
          <table:table-cell office:value-type="float" office:value="-83.409">
            <text:p>-83.409</text:p>
          </table:table-cell>
        </table:table-row>
        <table:table-row table:style-name="ro1">
          <table:table-cell office:value-type="float" office:value="38.974">
            <text:p>38.974</text:p>
          </table:table-cell>
          <table:table-cell office:value-type="float" office:value="1376.5">
            <text:p>1376.5</text:p>
          </table:table-cell>
          <table:table-cell office:value-type="float" office:value="-83.356">
            <text:p>-83.356</text:p>
          </table:table-cell>
        </table:table-row>
        <table:table-row table:style-name="ro1">
          <table:table-cell office:value-type="float" office:value="39.474">
            <text:p>39.474</text:p>
          </table:table-cell>
          <table:table-cell office:value-type="float" office:value="1334.8">
            <text:p>1334.8</text:p>
          </table:table-cell>
          <table:table-cell office:value-type="float" office:value="-83.304">
            <text:p>-83.304</text:p>
          </table:table-cell>
        </table:table-row>
        <table:table-row table:style-name="ro1">
          <table:table-cell office:value-type="float" office:value="39.974">
            <text:p>39.974</text:p>
          </table:table-cell>
          <table:table-cell office:value-type="float" office:value="1293.2">
            <text:p>1293.2</text:p>
          </table:table-cell>
          <table:table-cell office:value-type="float" office:value="-83.25">
            <text:p>-83.25</text:p>
          </table:table-cell>
        </table:table-row>
        <table:table-row table:style-name="ro1">
          <table:table-cell office:value-type="float" office:value="40.474">
            <text:p>40.474</text:p>
          </table:table-cell>
          <table:table-cell office:value-type="float" office:value="1251.5">
            <text:p>1251.5</text:p>
          </table:table-cell>
          <table:table-cell office:value-type="float" office:value="-83.199">
            <text:p>-83.199</text:p>
          </table:table-cell>
        </table:table-row>
        <table:table-row table:style-name="ro1">
          <table:table-cell office:value-type="float" office:value="40.974">
            <text:p>40.974</text:p>
          </table:table-cell>
          <table:table-cell office:value-type="float" office:value="1210">
            <text:p>1210</text:p>
          </table:table-cell>
          <table:table-cell office:value-type="float" office:value="-83.148">
            <text:p>-83.148</text:p>
          </table:table-cell>
        </table:table-row>
        <table:table-row table:style-name="ro1">
          <table:table-cell office:value-type="float" office:value="41.474">
            <text:p>41.474</text:p>
          </table:table-cell>
          <table:table-cell office:value-type="float" office:value="1168.4">
            <text:p>1168.4</text:p>
          </table:table-cell>
          <table:table-cell office:value-type="float" office:value="-83.097">
            <text:p>-83.097</text:p>
          </table:table-cell>
        </table:table-row>
        <table:table-row table:style-name="ro1">
          <table:table-cell office:value-type="string">
            <text:p># Event RECOVERY_DEVICE_DEPLOYMENT occurred at t=41.475 seconds</text:p>
          </table:table-cell>
          <table:table-cell table:number-columns-repeated="2"/>
        </table:table-row>
        <table:table-row table:style-name="ro1">
          <table:table-cell office:value-type="float" office:value="41.974">
            <text:p>41.974</text:p>
          </table:table-cell>
          <table:table-cell office:value-type="float" office:value="1126.9">
            <text:p>1126.9</text:p>
          </table:table-cell>
          <table:table-cell office:value-type="float" office:value="-83.045">
            <text:p>-83.045</text:p>
          </table:table-cell>
        </table:table-row>
        <table:table-row table:style-name="ro1">
          <table:table-cell office:value-type="float" office:value="41.976">
            <text:p>41.976</text:p>
          </table:table-cell>
          <table:table-cell office:value-type="float" office:value="1126.7">
            <text:p>1126.7</text:p>
          </table:table-cell>
          <table:table-cell office:value-type="float" office:value="-81.405">
            <text:p>-81.405</text:p>
          </table:table-cell>
        </table:table-row>
        <table:table-row table:style-name="ro1">
          <table:table-cell office:value-type="float" office:value="41.978">
            <text:p>41.978</text:p>
          </table:table-cell>
          <table:table-cell office:value-type="float" office:value="1126.5">
            <text:p>1126.5</text:p>
          </table:table-cell>
          <table:table-cell office:value-type="float" office:value="-79.765">
            <text:p>-79.765</text:p>
          </table:table-cell>
        </table:table-row>
        <table:table-row table:style-name="ro1">
          <table:table-cell office:value-type="float" office:value="41.98">
            <text:p>41.98</text:p>
          </table:table-cell>
          <table:table-cell office:value-type="float" office:value="1126.3">
            <text:p>1126.3</text:p>
          </table:table-cell>
          <table:table-cell office:value-type="float" office:value="-78.124">
            <text:p>-78.124</text:p>
          </table:table-cell>
        </table:table-row>
        <table:table-row table:style-name="ro1">
          <table:table-cell office:value-type="float" office:value="41.983">
            <text:p>41.983</text:p>
          </table:table-cell>
          <table:table-cell office:value-type="float" office:value="1126.2">
            <text:p>1126.2</text:p>
          </table:table-cell>
          <table:table-cell office:value-type="float" office:value="-76.484">
            <text:p>-76.484</text:p>
          </table:table-cell>
        </table:table-row>
        <table:table-row table:style-name="ro1">
          <table:table-cell office:value-type="float" office:value="41.985">
            <text:p>41.985</text:p>
          </table:table-cell>
          <table:table-cell office:value-type="float" office:value="1126">
            <text:p>1126</text:p>
          </table:table-cell>
          <table:table-cell office:value-type="float" office:value="-74.843">
            <text:p>-74.843</text:p>
          </table:table-cell>
        </table:table-row>
        <table:table-row table:style-name="ro1">
          <table:table-cell office:value-type="float" office:value="41.987">
            <text:p>41.987</text:p>
          </table:table-cell>
          <table:table-cell office:value-type="float" office:value="1125.8">
            <text:p>1125.8</text:p>
          </table:table-cell>
          <table:table-cell office:value-type="float" office:value="-73.203">
            <text:p>-73.203</text:p>
          </table:table-cell>
        </table:table-row>
        <table:table-row table:style-name="ro1">
          <table:table-cell office:value-type="float" office:value="41.99">
            <text:p>41.99</text:p>
          </table:table-cell>
          <table:table-cell office:value-type="float" office:value="1125.6">
            <text:p>1125.6</text:p>
          </table:table-cell>
          <table:table-cell office:value-type="float" office:value="-71.563">
            <text:p>-71.563</text:p>
          </table:table-cell>
        </table:table-row>
        <table:table-row table:style-name="ro1">
          <table:table-cell office:value-type="float" office:value="41.993">
            <text:p>41.993</text:p>
          </table:table-cell>
          <table:table-cell office:value-type="float" office:value="1125.4">
            <text:p>1125.4</text:p>
          </table:table-cell>
          <table:table-cell office:value-type="float" office:value="-69.922">
            <text:p>-69.922</text:p>
          </table:table-cell>
        </table:table-row>
        <table:table-row table:style-name="ro1">
          <table:table-cell office:value-type="float" office:value="41.996">
            <text:p>41.996</text:p>
          </table:table-cell>
          <table:table-cell office:value-type="float" office:value="1125.2">
            <text:p>1125.2</text:p>
          </table:table-cell>
          <table:table-cell office:value-type="float" office:value="-68.282">
            <text:p>-68.282</text:p>
          </table:table-cell>
        </table:table-row>
        <table:table-row table:style-name="ro1">
          <table:table-cell office:value-type="float" office:value="41.999">
            <text:p>41.999</text:p>
          </table:table-cell>
          <table:table-cell office:value-type="float" office:value="1125">
            <text:p>1125</text:p>
          </table:table-cell>
          <table:table-cell office:value-type="float" office:value="-66.642">
            <text:p>-66.642</text:p>
          </table:table-cell>
        </table:table-row>
        <table:table-row table:style-name="ro1">
          <table:table-cell office:value-type="float" office:value="42.002">
            <text:p>42.002</text:p>
          </table:table-cell>
          <table:table-cell office:value-type="float" office:value="1124.8">
            <text:p>1124.8</text:p>
          </table:table-cell>
          <table:table-cell office:value-type="float" office:value="-65.001">
            <text:p>-65.001</text:p>
          </table:table-cell>
        </table:table-row>
        <table:table-row table:style-name="ro1">
          <table:table-cell office:value-type="float" office:value="42.006">
            <text:p>42.006</text:p>
          </table:table-cell>
          <table:table-cell office:value-type="float" office:value="1124.6">
            <text:p>1124.6</text:p>
          </table:table-cell>
          <table:table-cell office:value-type="float" office:value="-63.361">
            <text:p>-63.361</text:p>
          </table:table-cell>
        </table:table-row>
        <table:table-row table:style-name="ro1">
          <table:table-cell office:value-type="float" office:value="42.009">
            <text:p>42.009</text:p>
          </table:table-cell>
          <table:table-cell office:value-type="float" office:value="1124.3">
            <text:p>1124.3</text:p>
          </table:table-cell>
          <table:table-cell office:value-type="float" office:value="-61.721">
            <text:p>-61.721</text:p>
          </table:table-cell>
        </table:table-row>
        <table:table-row table:style-name="ro1">
          <table:table-cell office:value-type="float" office:value="42.013">
            <text:p>42.013</text:p>
          </table:table-cell>
          <table:table-cell office:value-type="float" office:value="1124.1">
            <text:p>1124.1</text:p>
          </table:table-cell>
          <table:table-cell office:value-type="float" office:value="-60.08">
            <text:p>-60.08</text:p>
          </table:table-cell>
        </table:table-row>
        <table:table-row table:style-name="ro1">
          <table:table-cell office:value-type="float" office:value="42.017">
            <text:p>42.017</text:p>
          </table:table-cell>
          <table:table-cell office:value-type="float" office:value="1123.9">
            <text:p>1123.9</text:p>
          </table:table-cell>
          <table:table-cell office:value-type="float" office:value="-58.44">
            <text:p>-58.44</text:p>
          </table:table-cell>
        </table:table-row>
        <table:table-row table:style-name="ro1">
          <table:table-cell office:value-type="float" office:value="42.021">
            <text:p>42.021</text:p>
          </table:table-cell>
          <table:table-cell office:value-type="float" office:value="1123.6">
            <text:p>1123.6</text:p>
          </table:table-cell>
          <table:table-cell office:value-type="float" office:value="-56.799">
            <text:p>-56.799</text:p>
          </table:table-cell>
        </table:table-row>
        <table:table-row table:style-name="ro1">
          <table:table-cell office:value-type="float" office:value="42.026">
            <text:p>42.026</text:p>
          </table:table-cell>
          <table:table-cell office:value-type="float" office:value="1123.4">
            <text:p>1123.4</text:p>
          </table:table-cell>
          <table:table-cell office:value-type="float" office:value="-55.159">
            <text:p>-55.159</text:p>
          </table:table-cell>
        </table:table-row>
        <table:table-row table:style-name="ro1">
          <table:table-cell office:value-type="float" office:value="42.031">
            <text:p>42.031</text:p>
          </table:table-cell>
          <table:table-cell office:value-type="float" office:value="1123.1">
            <text:p>1123.1</text:p>
          </table:table-cell>
          <table:table-cell office:value-type="float" office:value="-53.519">
            <text:p>-53.519</text:p>
          </table:table-cell>
        </table:table-row>
        <table:table-row table:style-name="ro1">
          <table:table-cell office:value-type="float" office:value="42.036">
            <text:p>42.036</text:p>
          </table:table-cell>
          <table:table-cell office:value-type="float" office:value="1122.8">
            <text:p>1122.8</text:p>
          </table:table-cell>
          <table:table-cell office:value-type="float" office:value="-51.878">
            <text:p>-51.878</text:p>
          </table:table-cell>
        </table:table-row>
        <table:table-row table:style-name="ro1">
          <table:table-cell office:value-type="float" office:value="42.041">
            <text:p>42.041</text:p>
          </table:table-cell>
          <table:table-cell office:value-type="float" office:value="1122.6">
            <text:p>1122.6</text:p>
          </table:table-cell>
          <table:table-cell office:value-type="float" office:value="-50.238">
            <text:p>-50.238</text:p>
          </table:table-cell>
        </table:table-row>
        <table:table-row table:style-name="ro1">
          <table:table-cell office:value-type="float" office:value="42.047">
            <text:p>42.047</text:p>
          </table:table-cell>
          <table:table-cell office:value-type="float" office:value="1122.3">
            <text:p>1122.3</text:p>
          </table:table-cell>
          <table:table-cell office:value-type="float" office:value="-48.598">
            <text:p>-48.598</text:p>
          </table:table-cell>
        </table:table-row>
        <table:table-row table:style-name="ro1">
          <table:table-cell office:value-type="float" office:value="42.054">
            <text:p>42.054</text:p>
          </table:table-cell>
          <table:table-cell office:value-type="float" office:value="1122">
            <text:p>1122</text:p>
          </table:table-cell>
          <table:table-cell office:value-type="float" office:value="-46.957">
            <text:p>-46.957</text:p>
          </table:table-cell>
        </table:table-row>
        <table:table-row table:style-name="ro1">
          <table:table-cell office:value-type="float" office:value="42.061">
            <text:p>42.061</text:p>
          </table:table-cell>
          <table:table-cell office:value-type="float" office:value="1121.6">
            <text:p>1121.6</text:p>
          </table:table-cell>
          <table:table-cell office:value-type="float" office:value="-45.317">
            <text:p>-45.317</text:p>
          </table:table-cell>
        </table:table-row>
        <table:table-row table:style-name="ro1">
          <table:table-cell office:value-type="float" office:value="42.068">
            <text:p>42.068</text:p>
          </table:table-cell>
          <table:table-cell office:value-type="float" office:value="1121.3">
            <text:p>1121.3</text:p>
          </table:table-cell>
          <table:table-cell office:value-type="float" office:value="-43.676">
            <text:p>-43.676</text:p>
          </table:table-cell>
        </table:table-row>
        <table:table-row table:style-name="ro1">
          <table:table-cell office:value-type="float" office:value="42.076">
            <text:p>42.076</text:p>
          </table:table-cell>
          <table:table-cell office:value-type="float" office:value="1120.9">
            <text:p>1120.9</text:p>
          </table:table-cell>
          <table:table-cell office:value-type="float" office:value="-42.036">
            <text:p>-42.036</text:p>
          </table:table-cell>
        </table:table-row>
        <table:table-row table:style-name="ro1">
          <table:table-cell office:value-type="float" office:value="42.085">
            <text:p>42.085</text:p>
          </table:table-cell>
          <table:table-cell office:value-type="float" office:value="1120.6">
            <text:p>1120.6</text:p>
          </table:table-cell>
          <table:table-cell office:value-type="float" office:value="-40.396">
            <text:p>-40.396</text:p>
          </table:table-cell>
        </table:table-row>
        <table:table-row table:style-name="ro1">
          <table:table-cell office:value-type="float" office:value="42.095">
            <text:p>42.095</text:p>
          </table:table-cell>
          <table:table-cell office:value-type="float" office:value="1120.2">
            <text:p>1120.2</text:p>
          </table:table-cell>
          <table:table-cell office:value-type="float" office:value="-38.755">
            <text:p>-38.755</text:p>
          </table:table-cell>
        </table:table-row>
        <table:table-row table:style-name="ro1">
          <table:table-cell office:value-type="float" office:value="42.106">
            <text:p>42.106</text:p>
          </table:table-cell>
          <table:table-cell office:value-type="float" office:value="1119.8">
            <text:p>1119.8</text:p>
          </table:table-cell>
          <table:table-cell office:value-type="float" office:value="-37.115">
            <text:p>-37.115</text:p>
          </table:table-cell>
        </table:table-row>
        <table:table-row table:style-name="ro1">
          <table:table-cell office:value-type="float" office:value="42.118">
            <text:p>42.118</text:p>
          </table:table-cell>
          <table:table-cell office:value-type="float" office:value="1119.3">
            <text:p>1119.3</text:p>
          </table:table-cell>
          <table:table-cell office:value-type="float" office:value="-35.474">
            <text:p>-35.474</text:p>
          </table:table-cell>
        </table:table-row>
        <table:table-row table:style-name="ro1">
          <table:table-cell office:value-type="float" office:value="42.132">
            <text:p>42.132</text:p>
          </table:table-cell>
          <table:table-cell office:value-type="float" office:value="1118.9">
            <text:p>1118.9</text:p>
          </table:table-cell>
          <table:table-cell office:value-type="float" office:value="-33.834">
            <text:p>-33.834</text:p>
          </table:table-cell>
        </table:table-row>
        <table:table-row table:style-name="ro1">
          <table:table-cell office:value-type="float" office:value="42.147">
            <text:p>42.147</text:p>
          </table:table-cell>
          <table:table-cell office:value-type="float" office:value="1118.4">
            <text:p>1118.4</text:p>
          </table:table-cell>
          <table:table-cell office:value-type="float" office:value="-32.194">
            <text:p>-32.194</text:p>
          </table:table-cell>
        </table:table-row>
        <table:table-row table:style-name="ro1">
          <table:table-cell office:value-type="float" office:value="42.165">
            <text:p>42.165</text:p>
          </table:table-cell>
          <table:table-cell office:value-type="float" office:value="1117.8">
            <text:p>1117.8</text:p>
          </table:table-cell>
          <table:table-cell office:value-type="float" office:value="-30.553">
            <text:p>-30.553</text:p>
          </table:table-cell>
        </table:table-row>
        <table:table-row table:style-name="ro1">
          <table:table-cell office:value-type="float" office:value="42.185">
            <text:p>42.185</text:p>
          </table:table-cell>
          <table:table-cell office:value-type="float" office:value="1117.2">
            <text:p>1117.2</text:p>
          </table:table-cell>
          <table:table-cell office:value-type="float" office:value="-28.913">
            <text:p>-28.913</text:p>
          </table:table-cell>
        </table:table-row>
        <table:table-row table:style-name="ro1">
          <table:table-cell office:value-type="float" office:value="42.208">
            <text:p>42.208</text:p>
          </table:table-cell>
          <table:table-cell office:value-type="float" office:value="1116.6">
            <text:p>1116.6</text:p>
          </table:table-cell>
          <table:table-cell office:value-type="float" office:value="-27.272">
            <text:p>-27.272</text:p>
          </table:table-cell>
        </table:table-row>
        <table:table-row table:style-name="ro1">
          <table:table-cell office:value-type="float" office:value="42.236">
            <text:p>42.236</text:p>
          </table:table-cell>
          <table:table-cell office:value-type="float" office:value="1115.8">
            <text:p>1115.8</text:p>
          </table:table-cell>
          <table:table-cell office:value-type="float" office:value="-25.632">
            <text:p>-25.632</text:p>
          </table:table-cell>
        </table:table-row>
        <table:table-row table:style-name="ro1">
          <table:table-cell office:value-type="float" office:value="42.271">
            <text:p>42.271</text:p>
          </table:table-cell>
          <table:table-cell office:value-type="float" office:value="1115">
            <text:p>1115</text:p>
          </table:table-cell>
          <table:table-cell office:value-type="float" office:value="-23.991">
            <text:p>-23.991</text:p>
          </table:table-cell>
        </table:table-row>
        <table:table-row table:style-name="ro1">
          <table:table-cell office:value-type="float" office:value="42.314">
            <text:p>42.314</text:p>
          </table:table-cell>
          <table:table-cell office:value-type="float" office:value="1114">
            <text:p>1114</text:p>
          </table:table-cell>
          <table:table-cell office:value-type="float" office:value="-22.351">
            <text:p>-22.351</text:p>
          </table:table-cell>
        </table:table-row>
        <table:table-row table:style-name="ro1">
          <table:table-cell office:value-type="float" office:value="42.371">
            <text:p>42.371</text:p>
          </table:table-cell>
          <table:table-cell office:value-type="float" office:value="1112.7">
            <text:p>1112.7</text:p>
          </table:table-cell>
          <table:table-cell office:value-type="float" office:value="-20.711">
            <text:p>-20.711</text:p>
          </table:table-cell>
        </table:table-row>
        <table:table-row table:style-name="ro1">
          <table:table-cell office:value-type="float" office:value="42.453">
            <text:p>42.453</text:p>
          </table:table-cell>
          <table:table-cell office:value-type="float" office:value="1111.1">
            <text:p>1111.1</text:p>
          </table:table-cell>
          <table:table-cell office:value-type="float" office:value="-19.075">
            <text:p>-19.075</text:p>
          </table:table-cell>
        </table:table-row>
        <table:table-row table:style-name="ro1">
          <table:table-cell office:value-type="float" office:value="42.587">
            <text:p>42.587</text:p>
          </table:table-cell>
          <table:table-cell office:value-type="float" office:value="1108.6">
            <text:p>1108.6</text:p>
          </table:table-cell>
          <table:table-cell office:value-type="float" office:value="-17.446">
            <text:p>-17.446</text:p>
          </table:table-cell>
        </table:table-row>
        <table:table-row table:style-name="ro1">
          <table:table-cell office:value-type="float" office:value="42.888">
            <text:p>42.888</text:p>
          </table:table-cell>
          <table:table-cell office:value-type="float" office:value="1103.6">
            <text:p>1103.6</text:p>
          </table:table-cell>
          <table:table-cell office:value-type="float" office:value="-15.955">
            <text:p>-15.955</text:p>
          </table:table-cell>
        </table:table-row>
        <table:table-row table:style-name="ro1">
          <table:table-cell office:value-type="float" office:value="43.388">
            <text:p>43.388</text:p>
          </table:table-cell>
          <table:table-cell office:value-type="float" office:value="1095.5">
            <text:p>1095.5</text:p>
          </table:table-cell>
          <table:table-cell office:value-type="float" office:value="-16.518">
            <text:p>-16.518</text:p>
          </table:table-cell>
        </table:table-row>
        <table:table-row table:style-name="ro1">
          <table:table-cell office:value-type="float" office:value="43.888">
            <text:p>43.888</text:p>
          </table:table-cell>
          <table:table-cell office:value-type="float" office:value="1087.4">
            <text:p>1087.4</text:p>
          </table:table-cell>
          <table:table-cell office:value-type="float" office:value="-15.952">
            <text:p>-15.952</text:p>
          </table:table-cell>
        </table:table-row>
        <table:table-row table:style-name="ro1">
          <table:table-cell office:value-type="float" office:value="44.388">
            <text:p>44.388</text:p>
          </table:table-cell>
          <table:table-cell office:value-type="float" office:value="1079.3">
            <text:p>1079.3</text:p>
          </table:table-cell>
          <table:table-cell office:value-type="float" office:value="-16.538">
            <text:p>-16.538</text:p>
          </table:table-cell>
        </table:table-row>
        <table:table-row table:style-name="ro1">
          <table:table-cell office:value-type="float" office:value="44.888">
            <text:p>44.888</text:p>
          </table:table-cell>
          <table:table-cell office:value-type="float" office:value="1071.1">
            <text:p>1071.1</text:p>
          </table:table-cell>
          <table:table-cell office:value-type="float" office:value="-15.956">
            <text:p>-15.956</text:p>
          </table:table-cell>
        </table:table-row>
        <table:table-row table:style-name="ro1">
          <table:table-cell office:value-type="float" office:value="45.388">
            <text:p>45.388</text:p>
          </table:table-cell>
          <table:table-cell office:value-type="float" office:value="1063">
            <text:p>1063</text:p>
          </table:table-cell>
          <table:table-cell office:value-type="float" office:value="-16.524">
            <text:p>-16.524</text:p>
          </table:table-cell>
        </table:table-row>
        <table:table-row table:style-name="ro1">
          <table:table-cell office:value-type="float" office:value="45.888">
            <text:p>45.888</text:p>
          </table:table-cell>
          <table:table-cell office:value-type="float" office:value="1054.9">
            <text:p>1054.9</text:p>
          </table:table-cell>
          <table:table-cell office:value-type="float" office:value="-15.958">
            <text:p>-15.958</text:p>
          </table:table-cell>
        </table:table-row>
        <table:table-row table:style-name="ro1">
          <table:table-cell office:value-type="float" office:value="46.388">
            <text:p>46.388</text:p>
          </table:table-cell>
          <table:table-cell office:value-type="float" office:value="1046.8">
            <text:p>1046.8</text:p>
          </table:table-cell>
          <table:table-cell office:value-type="float" office:value="-16.516">
            <text:p>-16.516</text:p>
          </table:table-cell>
        </table:table-row>
        <table:table-row table:style-name="ro1">
          <table:table-cell office:value-type="float" office:value="46.888">
            <text:p>46.888</text:p>
          </table:table-cell>
          <table:table-cell office:value-type="float" office:value="1038.7">
            <text:p>1038.7</text:p>
          </table:table-cell>
          <table:table-cell office:value-type="float" office:value="-15.947">
            <text:p>-15.947</text:p>
          </table:table-cell>
        </table:table-row>
        <table:table-row table:style-name="ro1">
          <table:table-cell office:value-type="float" office:value="47.388">
            <text:p>47.388</text:p>
          </table:table-cell>
          <table:table-cell office:value-type="float" office:value="1030.6">
            <text:p>1030.6</text:p>
          </table:table-cell>
          <table:table-cell office:value-type="float" office:value="-16.499">
            <text:p>-16.499</text:p>
          </table:table-cell>
        </table:table-row>
        <table:table-row table:style-name="ro1">
          <table:table-cell office:value-type="float" office:value="47.888">
            <text:p>47.888</text:p>
          </table:table-cell>
          <table:table-cell office:value-type="float" office:value="1022.4">
            <text:p>1022.4</text:p>
          </table:table-cell>
          <table:table-cell office:value-type="float" office:value="-15.943">
            <text:p>-15.943</text:p>
          </table:table-cell>
        </table:table-row>
        <table:table-row table:style-name="ro1">
          <table:table-cell office:value-type="float" office:value="48.388">
            <text:p>48.388</text:p>
          </table:table-cell>
          <table:table-cell office:value-type="float" office:value="1014.3">
            <text:p>1014.3</text:p>
          </table:table-cell>
          <table:table-cell office:value-type="float" office:value="-16.504">
            <text:p>-16.504</text:p>
          </table:table-cell>
        </table:table-row>
        <table:table-row table:style-name="ro1">
          <table:table-cell office:value-type="float" office:value="48.888">
            <text:p>48.888</text:p>
          </table:table-cell>
          <table:table-cell office:value-type="float" office:value="1006.2">
            <text:p>1006.2</text:p>
          </table:table-cell>
          <table:table-cell office:value-type="float" office:value="-15.958">
            <text:p>-15.958</text:p>
          </table:table-cell>
        </table:table-row>
        <table:table-row table:style-name="ro1">
          <table:table-cell office:value-type="float" office:value="49.388">
            <text:p>49.388</text:p>
          </table:table-cell>
          <table:table-cell office:value-type="float" office:value="998.1">
            <text:p>998.1</text:p>
          </table:table-cell>
          <table:table-cell office:value-type="float" office:value="-16.49">
            <text:p>-16.49</text:p>
          </table:table-cell>
        </table:table-row>
        <table:table-row table:style-name="ro1">
          <table:table-cell office:value-type="float" office:value="49.888">
            <text:p>49.888</text:p>
          </table:table-cell>
          <table:table-cell office:value-type="float" office:value="989.99">
            <text:p>989.99</text:p>
          </table:table-cell>
          <table:table-cell office:value-type="float" office:value="-15.965">
            <text:p>-15.965</text:p>
          </table:table-cell>
        </table:table-row>
        <table:table-row table:style-name="ro1">
          <table:table-cell office:value-type="float" office:value="50.388">
            <text:p>50.388</text:p>
          </table:table-cell>
          <table:table-cell office:value-type="float" office:value="981.88">
            <text:p>981.88</text:p>
          </table:table-cell>
          <table:table-cell office:value-type="float" office:value="-16.467">
            <text:p>-16.467</text:p>
          </table:table-cell>
        </table:table-row>
        <table:table-row table:style-name="ro1">
          <table:table-cell office:value-type="float" office:value="50.888">
            <text:p>50.888</text:p>
          </table:table-cell>
          <table:table-cell office:value-type="float" office:value="973.77">
            <text:p>973.77</text:p>
          </table:table-cell>
          <table:table-cell office:value-type="float" office:value="-15.956">
            <text:p>-15.956</text:p>
          </table:table-cell>
        </table:table-row>
        <table:table-row table:style-name="ro1">
          <table:table-cell office:value-type="float" office:value="51.388">
            <text:p>51.388</text:p>
          </table:table-cell>
          <table:table-cell office:value-type="float" office:value="965.67">
            <text:p>965.67</text:p>
          </table:table-cell>
          <table:table-cell office:value-type="float" office:value="-16.463">
            <text:p>-16.463</text:p>
          </table:table-cell>
        </table:table-row>
        <table:table-row table:style-name="ro1">
          <table:table-cell office:value-type="float" office:value="51.888">
            <text:p>51.888</text:p>
          </table:table-cell>
          <table:table-cell office:value-type="float" office:value="957.56">
            <text:p>957.56</text:p>
          </table:table-cell>
          <table:table-cell office:value-type="float" office:value="-15.952">
            <text:p>-15.952</text:p>
          </table:table-cell>
        </table:table-row>
        <table:table-row table:style-name="ro1">
          <table:table-cell office:value-type="float" office:value="52.388">
            <text:p>52.388</text:p>
          </table:table-cell>
          <table:table-cell office:value-type="float" office:value="949.46">
            <text:p>949.46</text:p>
          </table:table-cell>
          <table:table-cell office:value-type="float" office:value="-16.473">
            <text:p>-16.473</text:p>
          </table:table-cell>
        </table:table-row>
        <table:table-row table:style-name="ro1">
          <table:table-cell office:value-type="float" office:value="52.888">
            <text:p>52.888</text:p>
          </table:table-cell>
          <table:table-cell office:value-type="float" office:value="941.36">
            <text:p>941.36</text:p>
          </table:table-cell>
          <table:table-cell office:value-type="float" office:value="-15.921">
            <text:p>-15.921</text:p>
          </table:table-cell>
        </table:table-row>
        <table:table-row table:style-name="ro1">
          <table:table-cell office:value-type="float" office:value="53.388">
            <text:p>53.388</text:p>
          </table:table-cell>
          <table:table-cell office:value-type="float" office:value="933.26">
            <text:p>933.26</text:p>
          </table:table-cell>
          <table:table-cell office:value-type="float" office:value="-16.481">
            <text:p>-16.481</text:p>
          </table:table-cell>
        </table:table-row>
        <table:table-row table:style-name="ro1">
          <table:table-cell office:value-type="float" office:value="53.888">
            <text:p>53.888</text:p>
          </table:table-cell>
          <table:table-cell office:value-type="float" office:value="925.15">
            <text:p>925.15</text:p>
          </table:table-cell>
          <table:table-cell office:value-type="float" office:value="-15.947">
            <text:p>-15.947</text:p>
          </table:table-cell>
        </table:table-row>
        <table:table-row table:style-name="ro1">
          <table:table-cell office:value-type="float" office:value="54.388">
            <text:p>54.388</text:p>
          </table:table-cell>
          <table:table-cell office:value-type="float" office:value="917.05">
            <text:p>917.05</text:p>
          </table:table-cell>
          <table:table-cell office:value-type="float" office:value="-16.457">
            <text:p>-16.457</text:p>
          </table:table-cell>
        </table:table-row>
        <table:table-row table:style-name="ro1">
          <table:table-cell office:value-type="float" office:value="54.888">
            <text:p>54.888</text:p>
          </table:table-cell>
          <table:table-cell office:value-type="float" office:value="908.95">
            <text:p>908.95</text:p>
          </table:table-cell>
          <table:table-cell office:value-type="float" office:value="-15.963">
            <text:p>-15.963</text:p>
          </table:table-cell>
        </table:table-row>
        <table:table-row table:style-name="ro1">
          <table:table-cell office:value-type="float" office:value="55.388">
            <text:p>55.388</text:p>
          </table:table-cell>
          <table:table-cell office:value-type="float" office:value="900.85">
            <text:p>900.85</text:p>
          </table:table-cell>
          <table:table-cell office:value-type="float" office:value="-16.426">
            <text:p>-16.426</text:p>
          </table:table-cell>
        </table:table-row>
        <table:table-row table:style-name="ro1">
          <table:table-cell office:value-type="float" office:value="55.888">
            <text:p>55.888</text:p>
          </table:table-cell>
          <table:table-cell office:value-type="float" office:value="892.75">
            <text:p>892.75</text:p>
          </table:table-cell>
          <table:table-cell office:value-type="float" office:value="-15.949">
            <text:p>-15.949</text:p>
          </table:table-cell>
        </table:table-row>
        <table:table-row table:style-name="ro1">
          <table:table-cell office:value-type="float" office:value="56.388">
            <text:p>56.388</text:p>
          </table:table-cell>
          <table:table-cell office:value-type="float" office:value="884.66">
            <text:p>884.66</text:p>
          </table:table-cell>
          <table:table-cell office:value-type="float" office:value="-16.432">
            <text:p>-16.432</text:p>
          </table:table-cell>
        </table:table-row>
        <table:table-row table:style-name="ro1">
          <table:table-cell office:value-type="float" office:value="56.888">
            <text:p>56.888</text:p>
          </table:table-cell>
          <table:table-cell office:value-type="float" office:value="876.57">
            <text:p>876.57</text:p>
          </table:table-cell>
          <table:table-cell office:value-type="float" office:value="-15.924">
            <text:p>-15.924</text:p>
          </table:table-cell>
        </table:table-row>
        <table:table-row table:style-name="ro1">
          <table:table-cell office:value-type="float" office:value="57.388">
            <text:p>57.388</text:p>
          </table:table-cell>
          <table:table-cell office:value-type="float" office:value="868.47">
            <text:p>868.47</text:p>
          </table:table-cell>
          <table:table-cell office:value-type="float" office:value="-16.461">
            <text:p>-16.461</text:p>
          </table:table-cell>
        </table:table-row>
        <table:table-row table:style-name="ro1">
          <table:table-cell office:value-type="float" office:value="57.888">
            <text:p>57.888</text:p>
          </table:table-cell>
          <table:table-cell office:value-type="float" office:value="860.38">
            <text:p>860.38</text:p>
          </table:table-cell>
          <table:table-cell office:value-type="float" office:value="-15.915">
            <text:p>-15.915</text:p>
          </table:table-cell>
        </table:table-row>
        <table:table-row table:style-name="ro1">
          <table:table-cell office:value-type="float" office:value="58.388">
            <text:p>58.388</text:p>
          </table:table-cell>
          <table:table-cell office:value-type="float" office:value="852.28">
            <text:p>852.28</text:p>
          </table:table-cell>
          <table:table-cell office:value-type="float" office:value="-16.467">
            <text:p>-16.467</text:p>
          </table:table-cell>
        </table:table-row>
        <table:table-row table:style-name="ro1">
          <table:table-cell office:value-type="float" office:value="58.888">
            <text:p>58.888</text:p>
          </table:table-cell>
          <table:table-cell office:value-type="float" office:value="844.19">
            <text:p>844.19</text:p>
          </table:table-cell>
          <table:table-cell office:value-type="float" office:value="-15.896">
            <text:p>-15.896</text:p>
          </table:table-cell>
        </table:table-row>
        <table:table-row table:style-name="ro1">
          <table:table-cell office:value-type="float" office:value="59.388">
            <text:p>59.388</text:p>
          </table:table-cell>
          <table:table-cell office:value-type="float" office:value="836.11">
            <text:p>836.11</text:p>
          </table:table-cell>
          <table:table-cell office:value-type="float" office:value="-16.42">
            <text:p>-16.42</text:p>
          </table:table-cell>
        </table:table-row>
        <table:table-row table:style-name="ro1">
          <table:table-cell office:value-type="float" office:value="59.888">
            <text:p>59.888</text:p>
          </table:table-cell>
          <table:table-cell office:value-type="float" office:value="828.02">
            <text:p>828.02</text:p>
          </table:table-cell>
          <table:table-cell office:value-type="float" office:value="-15.959">
            <text:p>-15.959</text:p>
          </table:table-cell>
        </table:table-row>
        <table:table-row table:style-name="ro1">
          <table:table-cell office:value-type="float" office:value="60.388">
            <text:p>60.388</text:p>
          </table:table-cell>
          <table:table-cell office:value-type="float" office:value="819.93">
            <text:p>819.93</text:p>
          </table:table-cell>
          <table:table-cell office:value-type="float" office:value="-16.409">
            <text:p>-16.409</text:p>
          </table:table-cell>
        </table:table-row>
        <table:table-row table:style-name="ro1">
          <table:table-cell office:value-type="float" office:value="60.888">
            <text:p>60.888</text:p>
          </table:table-cell>
          <table:table-cell office:value-type="float" office:value="811.84">
            <text:p>811.84</text:p>
          </table:table-cell>
          <table:table-cell office:value-type="float" office:value="-15.959">
            <text:p>-15.959</text:p>
          </table:table-cell>
        </table:table-row>
        <table:table-row table:style-name="ro1">
          <table:table-cell office:value-type="float" office:value="61.388">
            <text:p>61.388</text:p>
          </table:table-cell>
          <table:table-cell office:value-type="float" office:value="803.75">
            <text:p>803.75</text:p>
          </table:table-cell>
          <table:table-cell office:value-type="float" office:value="-16.399">
            <text:p>-16.399</text:p>
          </table:table-cell>
        </table:table-row>
        <table:table-row table:style-name="ro1">
          <table:table-cell office:value-type="float" office:value="61.888">
            <text:p>61.888</text:p>
          </table:table-cell>
          <table:table-cell office:value-type="float" office:value="795.66">
            <text:p>795.66</text:p>
          </table:table-cell>
          <table:table-cell office:value-type="float" office:value="-15.963">
            <text:p>-15.963</text:p>
          </table:table-cell>
        </table:table-row>
        <table:table-row table:style-name="ro1">
          <table:table-cell office:value-type="float" office:value="62.388">
            <text:p>62.388</text:p>
          </table:table-cell>
          <table:table-cell office:value-type="float" office:value="787.57">
            <text:p>787.57</text:p>
          </table:table-cell>
          <table:table-cell office:value-type="float" office:value="-16.372">
            <text:p>-16.372</text:p>
          </table:table-cell>
        </table:table-row>
        <table:table-row table:style-name="ro1">
          <table:table-cell office:value-type="float" office:value="62.888">
            <text:p>62.888</text:p>
          </table:table-cell>
          <table:table-cell office:value-type="float" office:value="779.5">
            <text:p>779.5</text:p>
          </table:table-cell>
          <table:table-cell office:value-type="float" office:value="-15.928">
            <text:p>-15.928</text:p>
          </table:table-cell>
        </table:table-row>
        <table:table-row table:style-name="ro1">
          <table:table-cell office:value-type="float" office:value="63.388">
            <text:p>63.388</text:p>
          </table:table-cell>
          <table:table-cell office:value-type="float" office:value="771.42">
            <text:p>771.42</text:p>
          </table:table-cell>
          <table:table-cell office:value-type="float" office:value="-16.37">
            <text:p>-16.37</text:p>
          </table:table-cell>
        </table:table-row>
        <table:table-row table:style-name="ro1">
          <table:table-cell office:value-type="float" office:value="63.888">
            <text:p>63.888</text:p>
          </table:table-cell>
          <table:table-cell office:value-type="float" office:value="763.34">
            <text:p>763.34</text:p>
          </table:table-cell>
          <table:table-cell office:value-type="float" office:value="-15.98">
            <text:p>-15.98</text:p>
          </table:table-cell>
        </table:table-row>
        <table:table-row table:style-name="ro1">
          <table:table-cell office:value-type="float" office:value="64.388">
            <text:p>64.388</text:p>
          </table:table-cell>
          <table:table-cell office:value-type="float" office:value="755.25">
            <text:p>755.25</text:p>
          </table:table-cell>
          <table:table-cell office:value-type="float" office:value="-16.353">
            <text:p>-16.353</text:p>
          </table:table-cell>
        </table:table-row>
        <table:table-row table:style-name="ro1">
          <table:table-cell office:value-type="float" office:value="64.888">
            <text:p>64.888</text:p>
          </table:table-cell>
          <table:table-cell office:value-type="float" office:value="747.17">
            <text:p>747.17</text:p>
          </table:table-cell>
          <table:table-cell office:value-type="float" office:value="-15.986">
            <text:p>-15.986</text:p>
          </table:table-cell>
        </table:table-row>
        <table:table-row table:style-name="ro1">
          <table:table-cell office:value-type="float" office:value="65.388">
            <text:p>65.388</text:p>
          </table:table-cell>
          <table:table-cell office:value-type="float" office:value="739.09">
            <text:p>739.09</text:p>
          </table:table-cell>
          <table:table-cell office:value-type="float" office:value="-16.339">
            <text:p>-16.339</text:p>
          </table:table-cell>
        </table:table-row>
        <table:table-row table:style-name="ro1">
          <table:table-cell office:value-type="float" office:value="65.888">
            <text:p>65.888</text:p>
          </table:table-cell>
          <table:table-cell office:value-type="float" office:value="731.01">
            <text:p>731.01</text:p>
          </table:table-cell>
          <table:table-cell office:value-type="float" office:value="-15.973">
            <text:p>-15.973</text:p>
          </table:table-cell>
        </table:table-row>
        <table:table-row table:style-name="ro1">
          <table:table-cell office:value-type="float" office:value="66.388">
            <text:p>66.388</text:p>
          </table:table-cell>
          <table:table-cell office:value-type="float" office:value="722.93">
            <text:p>722.93</text:p>
          </table:table-cell>
          <table:table-cell office:value-type="float" office:value="-16.343">
            <text:p>-16.343</text:p>
          </table:table-cell>
        </table:table-row>
        <table:table-row table:style-name="ro1">
          <table:table-cell office:value-type="float" office:value="66.888">
            <text:p>66.888</text:p>
          </table:table-cell>
          <table:table-cell office:value-type="float" office:value="714.85">
            <text:p>714.85</text:p>
          </table:table-cell>
          <table:table-cell office:value-type="float" office:value="-15.985">
            <text:p>-15.985</text:p>
          </table:table-cell>
        </table:table-row>
        <table:table-row table:style-name="ro1">
          <table:table-cell office:value-type="float" office:value="67.388">
            <text:p>67.388</text:p>
          </table:table-cell>
          <table:table-cell office:value-type="float" office:value="706.77">
            <text:p>706.77</text:p>
          </table:table-cell>
          <table:table-cell office:value-type="float" office:value="-16.336">
            <text:p>-16.336</text:p>
          </table:table-cell>
        </table:table-row>
        <table:table-row table:style-name="ro1">
          <table:table-cell office:value-type="float" office:value="67.888">
            <text:p>67.888</text:p>
          </table:table-cell>
          <table:table-cell office:value-type="float" office:value="698.69">
            <text:p>698.69</text:p>
          </table:table-cell>
          <table:table-cell office:value-type="float" office:value="-15.956">
            <text:p>-15.956</text:p>
          </table:table-cell>
        </table:table-row>
        <table:table-row table:style-name="ro1">
          <table:table-cell office:value-type="float" office:value="68.388">
            <text:p>68.388</text:p>
          </table:table-cell>
          <table:table-cell office:value-type="float" office:value="690.62">
            <text:p>690.62</text:p>
          </table:table-cell>
          <table:table-cell office:value-type="float" office:value="-16.352">
            <text:p>-16.352</text:p>
          </table:table-cell>
        </table:table-row>
        <table:table-row table:style-name="ro1">
          <table:table-cell office:value-type="float" office:value="68.888">
            <text:p>68.888</text:p>
          </table:table-cell>
          <table:table-cell office:value-type="float" office:value="682.54">
            <text:p>682.54</text:p>
          </table:table-cell>
          <table:table-cell office:value-type="float" office:value="-15.945">
            <text:p>-15.945</text:p>
          </table:table-cell>
        </table:table-row>
        <table:table-row table:style-name="ro1">
          <table:table-cell office:value-type="float" office:value="69.388">
            <text:p>69.388</text:p>
          </table:table-cell>
          <table:table-cell office:value-type="float" office:value="674.47">
            <text:p>674.47</text:p>
          </table:table-cell>
          <table:table-cell office:value-type="float" office:value="-16.347">
            <text:p>-16.347</text:p>
          </table:table-cell>
        </table:table-row>
        <table:table-row table:style-name="ro1">
          <table:table-cell office:value-type="float" office:value="69.888">
            <text:p>69.888</text:p>
          </table:table-cell>
          <table:table-cell office:value-type="float" office:value="666.39">
            <text:p>666.39</text:p>
          </table:table-cell>
          <table:table-cell office:value-type="float" office:value="-15.958">
            <text:p>-15.958</text:p>
          </table:table-cell>
        </table:table-row>
        <table:table-row table:style-name="ro1">
          <table:table-cell office:value-type="float" office:value="70.388">
            <text:p>70.388</text:p>
          </table:table-cell>
          <table:table-cell office:value-type="float" office:value="658.32">
            <text:p>658.32</text:p>
          </table:table-cell>
          <table:table-cell office:value-type="float" office:value="-16.34">
            <text:p>-16.34</text:p>
          </table:table-cell>
        </table:table-row>
        <table:table-row table:style-name="ro1">
          <table:table-cell office:value-type="float" office:value="70.888">
            <text:p>70.888</text:p>
          </table:table-cell>
          <table:table-cell office:value-type="float" office:value="650.25">
            <text:p>650.25</text:p>
          </table:table-cell>
          <table:table-cell office:value-type="float" office:value="-15.94">
            <text:p>-15.94</text:p>
          </table:table-cell>
        </table:table-row>
        <table:table-row table:style-name="ro1">
          <table:table-cell office:value-type="float" office:value="71.388">
            <text:p>71.388</text:p>
          </table:table-cell>
          <table:table-cell office:value-type="float" office:value="642.18">
            <text:p>642.18</text:p>
          </table:table-cell>
          <table:table-cell office:value-type="float" office:value="-16.334">
            <text:p>-16.334</text:p>
          </table:table-cell>
        </table:table-row>
        <table:table-row table:style-name="ro1">
          <table:table-cell office:value-type="float" office:value="71.888">
            <text:p>71.888</text:p>
          </table:table-cell>
          <table:table-cell office:value-type="float" office:value="634.11">
            <text:p>634.11</text:p>
          </table:table-cell>
          <table:table-cell office:value-type="float" office:value="-15.954">
            <text:p>-15.954</text:p>
          </table:table-cell>
        </table:table-row>
        <table:table-row table:style-name="ro1">
          <table:table-cell office:value-type="float" office:value="72.388">
            <text:p>72.388</text:p>
          </table:table-cell>
          <table:table-cell office:value-type="float" office:value="626.04">
            <text:p>626.04</text:p>
          </table:table-cell>
          <table:table-cell office:value-type="float" office:value="-16.326">
            <text:p>-16.326</text:p>
          </table:table-cell>
        </table:table-row>
        <table:table-row table:style-name="ro1">
          <table:table-cell office:value-type="float" office:value="72.888">
            <text:p>72.888</text:p>
          </table:table-cell>
          <table:table-cell office:value-type="float" office:value="617.97">
            <text:p>617.97</text:p>
          </table:table-cell>
          <table:table-cell office:value-type="float" office:value="-15.948">
            <text:p>-15.948</text:p>
          </table:table-cell>
        </table:table-row>
        <table:table-row table:style-name="ro1">
          <table:table-cell office:value-type="float" office:value="73.388">
            <text:p>73.388</text:p>
          </table:table-cell>
          <table:table-cell office:value-type="float" office:value="609.9">
            <text:p>609.9</text:p>
          </table:table-cell>
          <table:table-cell office:value-type="float" office:value="-16.319">
            <text:p>-16.319</text:p>
          </table:table-cell>
        </table:table-row>
        <table:table-row table:style-name="ro1">
          <table:table-cell office:value-type="float" office:value="73.888">
            <text:p>73.888</text:p>
          </table:table-cell>
          <table:table-cell office:value-type="float" office:value="601.84">
            <text:p>601.84</text:p>
          </table:table-cell>
          <table:table-cell office:value-type="float" office:value="-15.95">
            <text:p>-15.95</text:p>
          </table:table-cell>
        </table:table-row>
        <table:table-row table:style-name="ro1">
          <table:table-cell office:value-type="float" office:value="74.388">
            <text:p>74.388</text:p>
          </table:table-cell>
          <table:table-cell office:value-type="float" office:value="593.77">
            <text:p>593.77</text:p>
          </table:table-cell>
          <table:table-cell office:value-type="float" office:value="-16.308">
            <text:p>-16.308</text:p>
          </table:table-cell>
        </table:table-row>
        <table:table-row table:style-name="ro1">
          <table:table-cell office:value-type="float" office:value="74.888">
            <text:p>74.888</text:p>
          </table:table-cell>
          <table:table-cell office:value-type="float" office:value="585.71">
            <text:p>585.71</text:p>
          </table:table-cell>
          <table:table-cell office:value-type="float" office:value="-15.958">
            <text:p>-15.958</text:p>
          </table:table-cell>
        </table:table-row>
        <table:table-row table:style-name="ro1">
          <table:table-cell office:value-type="float" office:value="75.388">
            <text:p>75.388</text:p>
          </table:table-cell>
          <table:table-cell office:value-type="float" office:value="577.65">
            <text:p>577.65</text:p>
          </table:table-cell>
          <table:table-cell office:value-type="float" office:value="-16.268">
            <text:p>-16.268</text:p>
          </table:table-cell>
        </table:table-row>
        <table:table-row table:style-name="ro1">
          <table:table-cell office:value-type="float" office:value="75.888">
            <text:p>75.888</text:p>
          </table:table-cell>
          <table:table-cell office:value-type="float" office:value="569.59">
            <text:p>569.59</text:p>
          </table:table-cell>
          <table:table-cell office:value-type="float" office:value="-15.98">
            <text:p>-15.98</text:p>
          </table:table-cell>
        </table:table-row>
        <table:table-row table:style-name="ro1">
          <table:table-cell office:value-type="float" office:value="76.388">
            <text:p>76.388</text:p>
          </table:table-cell>
          <table:table-cell office:value-type="float" office:value="561.53">
            <text:p>561.53</text:p>
          </table:table-cell>
          <table:table-cell office:value-type="float" office:value="-16.265">
            <text:p>-16.265</text:p>
          </table:table-cell>
        </table:table-row>
        <table:table-row table:style-name="ro1">
          <table:table-cell office:value-type="float" office:value="76.888">
            <text:p>76.888</text:p>
          </table:table-cell>
          <table:table-cell office:value-type="float" office:value="553.46">
            <text:p>553.46</text:p>
          </table:table-cell>
          <table:table-cell office:value-type="float" office:value="-15.987">
            <text:p>-15.987</text:p>
          </table:table-cell>
        </table:table-row>
        <table:table-row table:style-name="ro1">
          <table:table-cell office:value-type="float" office:value="77.388">
            <text:p>77.388</text:p>
          </table:table-cell>
          <table:table-cell office:value-type="float" office:value="545.41">
            <text:p>545.41</text:p>
          </table:table-cell>
          <table:table-cell office:value-type="float" office:value="-16.241">
            <text:p>-16.241</text:p>
          </table:table-cell>
        </table:table-row>
        <table:table-row table:style-name="ro1">
          <table:table-cell office:value-type="float" office:value="77.888">
            <text:p>77.888</text:p>
          </table:table-cell>
          <table:table-cell office:value-type="float" office:value="537.34">
            <text:p>537.34</text:p>
          </table:table-cell>
          <table:table-cell office:value-type="float" office:value="-16.002">
            <text:p>-16.002</text:p>
          </table:table-cell>
        </table:table-row>
        <table:table-row table:style-name="ro1">
          <table:table-cell office:value-type="float" office:value="78.388">
            <text:p>78.388</text:p>
          </table:table-cell>
          <table:table-cell office:value-type="float" office:value="529.28">
            <text:p>529.28</text:p>
          </table:table-cell>
          <table:table-cell office:value-type="float" office:value="-16.236">
            <text:p>-16.236</text:p>
          </table:table-cell>
        </table:table-row>
        <table:table-row table:style-name="ro1">
          <table:table-cell office:value-type="float" office:value="78.888">
            <text:p>78.888</text:p>
          </table:table-cell>
          <table:table-cell office:value-type="float" office:value="521.23">
            <text:p>521.23</text:p>
          </table:table-cell>
          <table:table-cell office:value-type="float" office:value="-15.971">
            <text:p>-15.971</text:p>
          </table:table-cell>
        </table:table-row>
        <table:table-row table:style-name="ro1">
          <table:table-cell office:value-type="float" office:value="79.388">
            <text:p>79.388</text:p>
          </table:table-cell>
          <table:table-cell office:value-type="float" office:value="513.18">
            <text:p>513.18</text:p>
          </table:table-cell>
          <table:table-cell office:value-type="float" office:value="-16.251">
            <text:p>-16.251</text:p>
          </table:table-cell>
        </table:table-row>
        <table:table-row table:style-name="ro1">
          <table:table-cell office:value-type="float" office:value="79.888">
            <text:p>79.888</text:p>
          </table:table-cell>
          <table:table-cell office:value-type="float" office:value="505.12">
            <text:p>505.12</text:p>
          </table:table-cell>
          <table:table-cell office:value-type="float" office:value="-15.977">
            <text:p>-15.977</text:p>
          </table:table-cell>
        </table:table-row>
        <table:table-row table:style-name="ro1">
          <table:table-cell office:value-type="float" office:value="80.388">
            <text:p>80.388</text:p>
          </table:table-cell>
          <table:table-cell office:value-type="float" office:value="497.07">
            <text:p>497.07</text:p>
          </table:table-cell>
          <table:table-cell office:value-type="float" office:value="-16.238">
            <text:p>-16.238</text:p>
          </table:table-cell>
        </table:table-row>
        <table:table-row table:style-name="ro1">
          <table:table-cell office:value-type="float" office:value="80.888">
            <text:p>80.888</text:p>
          </table:table-cell>
          <table:table-cell office:value-type="float" office:value="489.01">
            <text:p>489.01</text:p>
          </table:table-cell>
          <table:table-cell office:value-type="float" office:value="-15.98">
            <text:p>-15.98</text:p>
          </table:table-cell>
        </table:table-row>
        <table:table-row table:style-name="ro1">
          <table:table-cell office:value-type="float" office:value="81.388">
            <text:p>81.388</text:p>
          </table:table-cell>
          <table:table-cell office:value-type="float" office:value="480.96">
            <text:p>480.96</text:p>
          </table:table-cell>
          <table:table-cell office:value-type="float" office:value="-16.234">
            <text:p>-16.234</text:p>
          </table:table-cell>
        </table:table-row>
        <table:table-row table:style-name="ro1">
          <table:table-cell office:value-type="float" office:value="81.888">
            <text:p>81.888</text:p>
          </table:table-cell>
          <table:table-cell office:value-type="float" office:value="472.91">
            <text:p>472.91</text:p>
          </table:table-cell>
          <table:table-cell office:value-type="float" office:value="-15.96">
            <text:p>-15.96</text:p>
          </table:table-cell>
        </table:table-row>
        <table:table-row table:style-name="ro1">
          <table:table-cell office:value-type="float" office:value="82.388">
            <text:p>82.388</text:p>
          </table:table-cell>
          <table:table-cell office:value-type="float" office:value="464.86">
            <text:p>464.86</text:p>
          </table:table-cell>
          <table:table-cell office:value-type="float" office:value="-16.233">
            <text:p>-16.233</text:p>
          </table:table-cell>
        </table:table-row>
        <table:table-row table:style-name="ro1">
          <table:table-cell office:value-type="float" office:value="82.888">
            <text:p>82.888</text:p>
          </table:table-cell>
          <table:table-cell office:value-type="float" office:value="456.81">
            <text:p>456.81</text:p>
          </table:table-cell>
          <table:table-cell office:value-type="float" office:value="-15.972">
            <text:p>-15.972</text:p>
          </table:table-cell>
        </table:table-row>
        <table:table-row table:style-name="ro1">
          <table:table-cell office:value-type="float" office:value="83.388">
            <text:p>83.388</text:p>
          </table:table-cell>
          <table:table-cell office:value-type="float" office:value="448.76">
            <text:p>448.76</text:p>
          </table:table-cell>
          <table:table-cell office:value-type="float" office:value="-16.211">
            <text:p>-16.211</text:p>
          </table:table-cell>
        </table:table-row>
        <table:table-row table:style-name="ro1">
          <table:table-cell office:value-type="float" office:value="83.888">
            <text:p>83.888</text:p>
          </table:table-cell>
          <table:table-cell office:value-type="float" office:value="440.73">
            <text:p>440.73</text:p>
          </table:table-cell>
          <table:table-cell office:value-type="float" office:value="-15.934">
            <text:p>-15.934</text:p>
          </table:table-cell>
        </table:table-row>
        <table:table-row table:style-name="ro1">
          <table:table-cell office:value-type="float" office:value="84.388">
            <text:p>84.388</text:p>
          </table:table-cell>
          <table:table-cell office:value-type="float" office:value="432.69">
            <text:p>432.69</text:p>
          </table:table-cell>
          <table:table-cell office:value-type="float" office:value="-16.238">
            <text:p>-16.238</text:p>
          </table:table-cell>
        </table:table-row>
        <table:table-row table:style-name="ro1">
          <table:table-cell office:value-type="float" office:value="84.888">
            <text:p>84.888</text:p>
          </table:table-cell>
          <table:table-cell office:value-type="float" office:value="424.64">
            <text:p>424.64</text:p>
          </table:table-cell>
          <table:table-cell office:value-type="float" office:value="-15.928">
            <text:p>-15.928</text:p>
          </table:table-cell>
        </table:table-row>
        <table:table-row table:style-name="ro1">
          <table:table-cell office:value-type="float" office:value="85.388">
            <text:p>85.388</text:p>
          </table:table-cell>
          <table:table-cell office:value-type="float" office:value="416.6">
            <text:p>416.6</text:p>
          </table:table-cell>
          <table:table-cell office:value-type="float" office:value="-16.228">
            <text:p>-16.228</text:p>
          </table:table-cell>
        </table:table-row>
        <table:table-row table:style-name="ro1">
          <table:table-cell office:value-type="float" office:value="85.888">
            <text:p>85.888</text:p>
          </table:table-cell>
          <table:table-cell office:value-type="float" office:value="408.56">
            <text:p>408.56</text:p>
          </table:table-cell>
          <table:table-cell office:value-type="float" office:value="-15.944">
            <text:p>-15.944</text:p>
          </table:table-cell>
        </table:table-row>
        <table:table-row table:style-name="ro1">
          <table:table-cell office:value-type="float" office:value="86.388">
            <text:p>86.388</text:p>
          </table:table-cell>
          <table:table-cell office:value-type="float" office:value="400.52">
            <text:p>400.52</text:p>
          </table:table-cell>
          <table:table-cell office:value-type="float" office:value="-16.216">
            <text:p>-16.216</text:p>
          </table:table-cell>
        </table:table-row>
        <table:table-row table:style-name="ro1">
          <table:table-cell office:value-type="float" office:value="86.888">
            <text:p>86.888</text:p>
          </table:table-cell>
          <table:table-cell office:value-type="float" office:value="392.48">
            <text:p>392.48</text:p>
          </table:table-cell>
          <table:table-cell office:value-type="float" office:value="-15.937">
            <text:p>-15.937</text:p>
          </table:table-cell>
        </table:table-row>
        <table:table-row table:style-name="ro1">
          <table:table-cell office:value-type="float" office:value="87.388">
            <text:p>87.388</text:p>
          </table:table-cell>
          <table:table-cell office:value-type="float" office:value="384.45">
            <text:p>384.45</text:p>
          </table:table-cell>
          <table:table-cell office:value-type="float" office:value="-16.203">
            <text:p>-16.203</text:p>
          </table:table-cell>
        </table:table-row>
        <table:table-row table:style-name="ro1">
          <table:table-cell office:value-type="float" office:value="87.888">
            <text:p>87.888</text:p>
          </table:table-cell>
          <table:table-cell office:value-type="float" office:value="376.41">
            <text:p>376.41</text:p>
          </table:table-cell>
          <table:table-cell office:value-type="float" office:value="-15.944">
            <text:p>-15.944</text:p>
          </table:table-cell>
        </table:table-row>
        <table:table-row table:style-name="ro1">
          <table:table-cell office:value-type="float" office:value="88.388">
            <text:p>88.388</text:p>
          </table:table-cell>
          <table:table-cell office:value-type="float" office:value="368.37">
            <text:p>368.37</text:p>
          </table:table-cell>
          <table:table-cell office:value-type="float" office:value="-16.213">
            <text:p>-16.213</text:p>
          </table:table-cell>
        </table:table-row>
        <table:table-row table:style-name="ro1">
          <table:table-cell office:value-type="float" office:value="88.888">
            <text:p>88.888</text:p>
          </table:table-cell>
          <table:table-cell office:value-type="float" office:value="360.33">
            <text:p>360.33</text:p>
          </table:table-cell>
          <table:table-cell office:value-type="float" office:value="-15.948">
            <text:p>-15.948</text:p>
          </table:table-cell>
        </table:table-row>
        <table:table-row table:style-name="ro1">
          <table:table-cell office:value-type="float" office:value="89.388">
            <text:p>89.388</text:p>
          </table:table-cell>
          <table:table-cell office:value-type="float" office:value="352.3">
            <text:p>352.3</text:p>
          </table:table-cell>
          <table:table-cell office:value-type="float" office:value="-16.194">
            <text:p>-16.194</text:p>
          </table:table-cell>
        </table:table-row>
        <table:table-row table:style-name="ro1">
          <table:table-cell office:value-type="float" office:value="89.888">
            <text:p>89.888</text:p>
          </table:table-cell>
          <table:table-cell office:value-type="float" office:value="344.28">
            <text:p>344.28</text:p>
          </table:table-cell>
          <table:table-cell office:value-type="float" office:value="-15.883">
            <text:p>-15.883</text:p>
          </table:table-cell>
        </table:table-row>
        <table:table-row table:style-name="ro1">
          <table:table-cell office:value-type="float" office:value="90.388">
            <text:p>90.388</text:p>
          </table:table-cell>
          <table:table-cell office:value-type="float" office:value="336.25">
            <text:p>336.25</text:p>
          </table:table-cell>
          <table:table-cell office:value-type="float" office:value="-16.246">
            <text:p>-16.246</text:p>
          </table:table-cell>
        </table:table-row>
        <table:table-row table:style-name="ro1">
          <table:table-cell office:value-type="float" office:value="90.888">
            <text:p>90.888</text:p>
          </table:table-cell>
          <table:table-cell office:value-type="float" office:value="328.21">
            <text:p>328.21</text:p>
          </table:table-cell>
          <table:table-cell office:value-type="float" office:value="-15.891">
            <text:p>-15.891</text:p>
          </table:table-cell>
        </table:table-row>
        <table:table-row table:style-name="ro1">
          <table:table-cell office:value-type="float" office:value="91.388">
            <text:p>91.388</text:p>
          </table:table-cell>
          <table:table-cell office:value-type="float" office:value="320.18">
            <text:p>320.18</text:p>
          </table:table-cell>
          <table:table-cell office:value-type="float" office:value="-16.245">
            <text:p>-16.245</text:p>
          </table:table-cell>
        </table:table-row>
        <table:table-row table:style-name="ro1">
          <table:table-cell office:value-type="float" office:value="91.888">
            <text:p>91.888</text:p>
          </table:table-cell>
          <table:table-cell office:value-type="float" office:value="312.14">
            <text:p>312.14</text:p>
          </table:table-cell>
          <table:table-cell office:value-type="float" office:value="-15.893">
            <text:p>-15.893</text:p>
          </table:table-cell>
        </table:table-row>
        <table:table-row table:style-name="ro1">
          <table:table-cell office:value-type="float" office:value="92.367">
            <text:p>92.367</text:p>
          </table:table-cell>
          <table:table-cell office:value-type="float" office:value="304.47">
            <text:p>304.47</text:p>
          </table:table-cell>
          <table:table-cell office:value-type="float" office:value="-16.142">
            <text:p>-16.142</text:p>
          </table:table-cell>
        </table:table-row>
        <table:table-row table:style-name="ro1">
          <table:table-cell office:value-type="float" office:value="92.821">
            <text:p>92.821</text:p>
          </table:table-cell>
          <table:table-cell office:value-type="float" office:value="297.2">
            <text:p>297.2</text:p>
          </table:table-cell>
          <table:table-cell office:value-type="float" office:value="-15.917">
            <text:p>-15.917</text:p>
          </table:table-cell>
        </table:table-row>
        <table:table-row table:style-name="ro1">
          <table:table-cell office:value-type="float" office:value="93.321">
            <text:p>93.321</text:p>
          </table:table-cell>
          <table:table-cell office:value-type="float" office:value="289.17">
            <text:p>289.17</text:p>
          </table:table-cell>
          <table:table-cell office:value-type="float" office:value="-16.212">
            <text:p>-16.212</text:p>
          </table:table-cell>
        </table:table-row>
        <table:table-row table:style-name="ro1">
          <table:table-cell office:value-type="float" office:value="93.821">
            <text:p>93.821</text:p>
          </table:table-cell>
          <table:table-cell office:value-type="float" office:value="281.14">
            <text:p>281.14</text:p>
          </table:table-cell>
          <table:table-cell office:value-type="float" office:value="-15.906">
            <text:p>-15.906</text:p>
          </table:table-cell>
        </table:table-row>
        <table:table-row table:style-name="ro1">
          <table:table-cell office:value-type="float" office:value="94.321">
            <text:p>94.321</text:p>
          </table:table-cell>
          <table:table-cell office:value-type="float" office:value="273.11">
            <text:p>273.11</text:p>
          </table:table-cell>
          <table:table-cell office:value-type="float" office:value="-16.215">
            <text:p>-16.215</text:p>
          </table:table-cell>
        </table:table-row>
        <table:table-row table:style-name="ro1">
          <table:table-cell office:value-type="float" office:value="94.821">
            <text:p>94.821</text:p>
          </table:table-cell>
          <table:table-cell office:value-type="float" office:value="265.08">
            <text:p>265.08</text:p>
          </table:table-cell>
          <table:table-cell office:value-type="float" office:value="-15.889">
            <text:p>-15.889</text:p>
          </table:table-cell>
        </table:table-row>
        <table:table-row table:style-name="ro1">
          <table:table-cell office:value-type="float" office:value="95.321">
            <text:p>95.321</text:p>
          </table:table-cell>
          <table:table-cell office:value-type="float" office:value="257.06">
            <text:p>257.06</text:p>
          </table:table-cell>
          <table:table-cell office:value-type="float" office:value="-16.197">
            <text:p>-16.197</text:p>
          </table:table-cell>
        </table:table-row>
        <table:table-row table:style-name="ro1">
          <table:table-cell office:value-type="float" office:value="95.821">
            <text:p>95.821</text:p>
          </table:table-cell>
          <table:table-cell office:value-type="float" office:value="249.04">
            <text:p>249.04</text:p>
          </table:table-cell>
          <table:table-cell office:value-type="float" office:value="-15.911">
            <text:p>-15.911</text:p>
          </table:table-cell>
        </table:table-row>
        <table:table-row table:style-name="ro1">
          <table:table-cell office:value-type="float" office:value="96.321">
            <text:p>96.321</text:p>
          </table:table-cell>
          <table:table-cell office:value-type="float" office:value="241.01">
            <text:p>241.01</text:p>
          </table:table-cell>
          <table:table-cell office:value-type="float" office:value="-16.195">
            <text:p>-16.195</text:p>
          </table:table-cell>
        </table:table-row>
        <table:table-row table:style-name="ro1">
          <table:table-cell office:value-type="float" office:value="96.821">
            <text:p>96.821</text:p>
          </table:table-cell>
          <table:table-cell office:value-type="float" office:value="232.98">
            <text:p>232.98</text:p>
          </table:table-cell>
          <table:table-cell office:value-type="float" office:value="-15.906">
            <text:p>-15.906</text:p>
          </table:table-cell>
        </table:table-row>
        <table:table-row table:style-name="ro1">
          <table:table-cell office:value-type="float" office:value="97.321">
            <text:p>97.321</text:p>
          </table:table-cell>
          <table:table-cell office:value-type="float" office:value="224.97">
            <text:p>224.97</text:p>
          </table:table-cell>
          <table:table-cell office:value-type="float" office:value="-16.169">
            <text:p>-16.169</text:p>
          </table:table-cell>
        </table:table-row>
        <table:table-row table:style-name="ro1">
          <table:table-cell office:value-type="float" office:value="97.821">
            <text:p>97.821</text:p>
          </table:table-cell>
          <table:table-cell office:value-type="float" office:value="216.95">
            <text:p>216.95</text:p>
          </table:table-cell>
          <table:table-cell office:value-type="float" office:value="-15.891">
            <text:p>-15.891</text:p>
          </table:table-cell>
        </table:table-row>
        <table:table-row table:style-name="ro1">
          <table:table-cell office:value-type="float" office:value="98.321">
            <text:p>98.321</text:p>
          </table:table-cell>
          <table:table-cell office:value-type="float" office:value="208.93">
            <text:p>208.93</text:p>
          </table:table-cell>
          <table:table-cell office:value-type="float" office:value="-16.177">
            <text:p>-16.177</text:p>
          </table:table-cell>
        </table:table-row>
        <table:table-row table:style-name="ro1">
          <table:table-cell office:value-type="float" office:value="98.821">
            <text:p>98.821</text:p>
          </table:table-cell>
          <table:table-cell office:value-type="float" office:value="200.92">
            <text:p>200.92</text:p>
          </table:table-cell>
          <table:table-cell office:value-type="float" office:value="-15.884">
            <text:p>-15.884</text:p>
          </table:table-cell>
        </table:table-row>
        <table:table-row table:style-name="ro1">
          <table:table-cell office:value-type="float" office:value="99.274">
            <text:p>99.274</text:p>
          </table:table-cell>
          <table:table-cell office:value-type="float" office:value="193.68">
            <text:p>193.68</text:p>
          </table:table-cell>
          <table:table-cell office:value-type="float" office:value="-16.079">
            <text:p>-16.079</text:p>
          </table:table-cell>
        </table:table-row>
        <table:table-row table:style-name="ro1">
          <table:table-cell office:value-type="float" office:value="99.774">
            <text:p>99.774</text:p>
          </table:table-cell>
          <table:table-cell office:value-type="float" office:value="185.67">
            <text:p>185.67</text:p>
          </table:table-cell>
          <table:table-cell office:value-type="float" office:value="-15.962">
            <text:p>-15.962</text:p>
          </table:table-cell>
        </table:table-row>
        <table:table-row table:style-name="ro1">
          <table:table-cell office:value-type="float" office:value="100.27">
            <text:p>100.27</text:p>
          </table:table-cell>
          <table:table-cell office:value-type="float" office:value="177.65">
            <text:p>177.65</text:p>
          </table:table-cell>
          <table:table-cell office:value-type="float" office:value="-16.106">
            <text:p>-16.106</text:p>
          </table:table-cell>
        </table:table-row>
        <table:table-row table:style-name="ro1">
          <table:table-cell office:value-type="float" office:value="100.77">
            <text:p>100.77</text:p>
          </table:table-cell>
          <table:table-cell office:value-type="float" office:value="169.65">
            <text:p>169.65</text:p>
          </table:table-cell>
          <table:table-cell office:value-type="float" office:value="-15.89">
            <text:p>-15.89</text:p>
          </table:table-cell>
        </table:table-row>
        <table:table-row table:style-name="ro1">
          <table:table-cell office:value-type="float" office:value="101.27">
            <text:p>101.27</text:p>
          </table:table-cell>
          <table:table-cell office:value-type="float" office:value="161.64">
            <text:p>161.64</text:p>
          </table:table-cell>
          <table:table-cell office:value-type="float" office:value="-16.18">
            <text:p>-16.18</text:p>
          </table:table-cell>
        </table:table-row>
        <table:table-row table:style-name="ro1">
          <table:table-cell office:value-type="float" office:value="101.77">
            <text:p>101.77</text:p>
          </table:table-cell>
          <table:table-cell office:value-type="float" office:value="153.62">
            <text:p>153.62</text:p>
          </table:table-cell>
          <table:table-cell office:value-type="float" office:value="-15.885">
            <text:p>-15.885</text:p>
          </table:table-cell>
        </table:table-row>
        <table:table-row table:style-name="ro1">
          <table:table-cell office:value-type="float" office:value="102.27">
            <text:p>102.27</text:p>
          </table:table-cell>
          <table:table-cell office:value-type="float" office:value="145.61">
            <text:p>145.61</text:p>
          </table:table-cell>
          <table:table-cell office:value-type="float" office:value="-16.163">
            <text:p>-16.163</text:p>
          </table:table-cell>
        </table:table-row>
        <table:table-row table:style-name="ro1">
          <table:table-cell office:value-type="float" office:value="102.77">
            <text:p>102.77</text:p>
          </table:table-cell>
          <table:table-cell office:value-type="float" office:value="137.6">
            <text:p>137.6</text:p>
          </table:table-cell>
          <table:table-cell office:value-type="float" office:value="-15.878">
            <text:p>-15.878</text:p>
          </table:table-cell>
        </table:table-row>
        <table:table-row table:style-name="ro1">
          <table:table-cell office:value-type="float" office:value="103.27">
            <text:p>103.27</text:p>
          </table:table-cell>
          <table:table-cell office:value-type="float" office:value="129.59">
            <text:p>129.59</text:p>
          </table:table-cell>
          <table:table-cell office:value-type="float" office:value="-16.16">
            <text:p>-16.16</text:p>
          </table:table-cell>
        </table:table-row>
        <table:table-row table:style-name="ro1">
          <table:table-cell office:value-type="float" office:value="103.77">
            <text:p>103.77</text:p>
          </table:table-cell>
          <table:table-cell office:value-type="float" office:value="121.58">
            <text:p>121.58</text:p>
          </table:table-cell>
          <table:table-cell office:value-type="float" office:value="-15.879">
            <text:p>-15.879</text:p>
          </table:table-cell>
        </table:table-row>
        <table:table-row table:style-name="ro1">
          <table:table-cell office:value-type="float" office:value="104.27">
            <text:p>104.27</text:p>
          </table:table-cell>
          <table:table-cell office:value-type="float" office:value="113.58">
            <text:p>113.58</text:p>
          </table:table-cell>
          <table:table-cell office:value-type="float" office:value="-16.133">
            <text:p>-16.133</text:p>
          </table:table-cell>
        </table:table-row>
        <table:table-row table:style-name="ro1">
          <table:table-cell office:value-type="float" office:value="104.77">
            <text:p>104.77</text:p>
          </table:table-cell>
          <table:table-cell office:value-type="float" office:value="105.56">
            <text:p>105.56</text:p>
          </table:table-cell>
          <table:table-cell office:value-type="float" office:value="-15.911">
            <text:p>-15.911</text:p>
          </table:table-cell>
        </table:table-row>
        <table:table-row table:style-name="ro1">
          <table:table-cell office:value-type="float" office:value="105.27">
            <text:p>105.27</text:p>
          </table:table-cell>
          <table:table-cell office:value-type="float" office:value="97.559">
            <text:p>97.559</text:p>
          </table:table-cell>
          <table:table-cell office:value-type="float" office:value="-16.11">
            <text:p>-16.11</text:p>
          </table:table-cell>
        </table:table-row>
        <table:table-row table:style-name="ro1">
          <table:table-cell office:value-type="float" office:value="105.77">
            <text:p>105.77</text:p>
          </table:table-cell>
          <table:table-cell office:value-type="float" office:value="89.55">
            <text:p>89.55</text:p>
          </table:table-cell>
          <table:table-cell office:value-type="float" office:value="-15.927">
            <text:p>-15.927</text:p>
          </table:table-cell>
        </table:table-row>
        <table:table-row table:style-name="ro1">
          <table:table-cell office:value-type="float" office:value="106.27">
            <text:p>106.27</text:p>
          </table:table-cell>
          <table:table-cell office:value-type="float" office:value="81.542">
            <text:p>81.542</text:p>
          </table:table-cell>
          <table:table-cell office:value-type="float" office:value="-16.107">
            <text:p>-16.107</text:p>
          </table:table-cell>
        </table:table-row>
        <table:table-row table:style-name="ro1">
          <table:table-cell office:value-type="float" office:value="106.69">
            <text:p>106.69</text:p>
          </table:table-cell>
          <table:table-cell office:value-type="float" office:value="74.928">
            <text:p>74.928</text:p>
          </table:table-cell>
          <table:table-cell office:value-type="float" office:value="-15.859">
            <text:p>-15.859</text:p>
          </table:table-cell>
        </table:table-row>
        <table:table-row table:style-name="ro1">
          <table:table-cell office:value-type="float" office:value="107.19">
            <text:p>107.19</text:p>
          </table:table-cell>
          <table:table-cell office:value-type="float" office:value="66.923">
            <text:p>66.923</text:p>
          </table:table-cell>
          <table:table-cell office:value-type="float" office:value="-16.16">
            <text:p>-16.16</text:p>
          </table:table-cell>
        </table:table-row>
        <table:table-row table:style-name="ro1">
          <table:table-cell office:value-type="float" office:value="107.69">
            <text:p>107.69</text:p>
          </table:table-cell>
          <table:table-cell office:value-type="float" office:value="58.918">
            <text:p>58.918</text:p>
          </table:table-cell>
          <table:table-cell office:value-type="float" office:value="-15.861">
            <text:p>-15.861</text:p>
          </table:table-cell>
        </table:table-row>
        <table:table-row table:style-name="ro1">
          <table:table-cell office:value-type="float" office:value="108.19">
            <text:p>108.19</text:p>
          </table:table-cell>
          <table:table-cell office:value-type="float" office:value="50.913">
            <text:p>50.913</text:p>
          </table:table-cell>
          <table:table-cell office:value-type="float" office:value="-16.159">
            <text:p>-16.159</text:p>
          </table:table-cell>
        </table:table-row>
        <table:table-row table:style-name="ro1">
          <table:table-cell office:value-type="float" office:value="108.69">
            <text:p>108.69</text:p>
          </table:table-cell>
          <table:table-cell office:value-type="float" office:value="42.909">
            <text:p>42.909</text:p>
          </table:table-cell>
          <table:table-cell office:value-type="float" office:value="-15.855">
            <text:p>-15.855</text:p>
          </table:table-cell>
        </table:table-row>
        <table:table-row table:style-name="ro1">
          <table:table-cell office:value-type="float" office:value="109.19">
            <text:p>109.19</text:p>
          </table:table-cell>
          <table:table-cell office:value-type="float" office:value="34.911">
            <text:p>34.911</text:p>
          </table:table-cell>
          <table:table-cell office:value-type="float" office:value="-16.138">
            <text:p>-16.138</text:p>
          </table:table-cell>
        </table:table-row>
        <table:table-row table:style-name="ro1">
          <table:table-cell office:value-type="float" office:value="109.69">
            <text:p>109.69</text:p>
          </table:table-cell>
          <table:table-cell office:value-type="float" office:value="26.92">
            <text:p>26.92</text:p>
          </table:table-cell>
          <table:table-cell office:value-type="float" office:value="-15.825">
            <text:p>-15.825</text:p>
          </table:table-cell>
        </table:table-row>
        <table:table-row table:style-name="ro1">
          <table:table-cell office:value-type="float" office:value="110.19">
            <text:p>110.19</text:p>
          </table:table-cell>
          <table:table-cell office:value-type="float" office:value="18.923">
            <text:p>18.923</text:p>
          </table:table-cell>
          <table:table-cell office:value-type="float" office:value="-16.164">
            <text:p>-16.164</text:p>
          </table:table-cell>
        </table:table-row>
        <table:table-row table:style-name="ro1">
          <table:table-cell office:value-type="float" office:value="110.69">
            <text:p>110.69</text:p>
          </table:table-cell>
          <table:table-cell office:value-type="float" office:value="10.936">
            <text:p>10.936</text:p>
          </table:table-cell>
          <table:table-cell office:value-type="float" office:value="-15.785">
            <text:p>-15.785</text:p>
          </table:table-cell>
        </table:table-row>
        <table:table-row table:style-name="ro1">
          <table:table-cell office:value-type="float" office:value="111.19">
            <text:p>111.19</text:p>
          </table:table-cell>
          <table:table-cell office:value-type="float" office:value="2.9466">
            <text:p>2.9466</text:p>
          </table:table-cell>
          <table:table-cell office:value-type="float" office:value="-16.172">
            <text:p>-16.172</text:p>
          </table:table-cell>
        </table:table-row>
        <table:table-row table:style-name="ro1">
          <table:table-cell office:value-type="string">
            <text:p># Event GROUND_HIT occurred at t=111.69 seconds</text:p>
          </table:table-cell>
          <table:table-cell table:number-columns-repeated="2"/>
        </table:table-row>
        <table:table-row table:style-name="ro1">
          <table:table-cell office:value-type="string">
            <text:p># Event SIMULATION_END occurred at t=111.69 seconds</text:p>
          </table:table-cell>
          <table:table-cell table:number-columns-repeated="2"/>
        </table:table-row>
        <table:table-row table:style-name="ro1">
          <table:table-cell office:value-type="float" office:value="111.69">
            <text:p>111.69</text:p>
          </table:table-cell>
          <table:table-cell office:value-type="float" office:value="-5.046">
            <text:p>-5.046</text:p>
          </table:table-cell>
          <table:table-cell office:value-type="float" office:value="-15.799">
            <text:p>-15.7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6/14/2014</text:date>, <text:time>14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ed-by>paradox </meta:printed-by>
    <meta:print-date>2014-06-14T14:05:27</meta:print-date>
    <dc:date>2014-06-14T14:05:34</dc:date>
    <dc:creator>paradox </dc:creator>
    <meta:document-statistic meta:table-count="1" meta:cell-count="1831" meta:object-count="0"/>
    <meta:generator>OpenOffice.org/3.2$Unix OpenOffice.org_project/320m19$Build-9505</meta:generator>
  </office:meta>
</office:document-meta>
</file>